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Symbol"/>
    </style:style>
    <style:style style:name="ce15" style:family="table-cell" style:parent-style-name="Default">
      <style:table-cell-properties fo:background-color="#ffff00"/>
    </style:style>
    <style:style style:name="ce9" style:family="table-cell" style:parent-style-name="Default" style:data-style-name="N106"/>
    <style:style style:name="ce4" style:family="table-cell" style:parent-style-name="Default" style:data-style-name="N115"/>
    <style:style style:name="ce12" style:family="table-cell" style:parent-style-name="Default" style:data-style-name="N114">
      <style:table-cell-properties fo:wrap-option="wrap"/>
    </style:style>
    <style:style style:name="ce5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shapes>
          <draw:frame draw:z-index="0" draw:style-name="gr1" draw:text-style-name="P1" svg:width="16.126cm" svg:height="11.672cm" svg:x="2.34cm" svg:y="20.828cm">
            <draw:object draw:notify-on-update-of-ranges="Hoja2.D8:Hoja2.D8 Hoja2.A9:Hoja2.A45 Hoja2.B8:Hoja2.B8 Hoja2.D9:Hoja2.D45 Hoja2.A9:Hoja2.A45 Hoja2.I8:Hoja2.I8 Hoja2.I9:Hoja2.I45 Hoja2.A9:Hoja2.A45 Hoja2.Q8:Hoja2.Q8 Hoja2.Q9:Hoja2.Q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.764cm" svg:height="11.476cm" svg:x="18.458cm" svg:y="20.926cm">
            <draw:object draw:notify-on-update-of-ranges="Hoja3.B54:Hoja3.B66 Hoja3.A9:Hoja3.A45 Hoja3.B8:Hoja3.B8 Hoja3.D9:Hoja3.D45 Hoja3.A9:Hoja3.A45 Hoja3.H8:Hoja3.H8 Hoja3.H9:Hoja3.H45 Hoja3.A9:Hoja3.A45 Hoja3.P8:Hoja3.P8 Hoja3.P9:Hoja3.P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5" table:default-cell-style-name="ce4"/>
        <table:table-column table:style-name="co1" table:default-cell-style-name="ce12"/>
        <table:table-column table:style-name="co1" table:default-cell-style-name="ce5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ce5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Vn</text:p>
          </table:table-cell>
          <table:table-cell table:style-name="Default" office:value-type="float" office:value="2.57951695214299" calcext:value-type="float">
            <text:p>2,57951695214299</text:p>
          </table:table-cell>
          <table:table-cell table:style-name="Default" office:value-type="float" office:value="1.29411773050619" calcext:value-type="float">
            <text:p>1,29411773050619</text:p>
          </table:table-cell>
          <table:table-cell table:style-name="Default" office:value-type="float" office:value="-0.700769794052206" calcext:value-type="float">
            <text:p>-0,700769794052206</text:p>
          </table:table-cell>
          <table:table-cell table:style-name="Default" table:number-columns-repeated="2"/>
          <table:table-cell office:value-type="string" calcext:value-type="string">
            <text:p>Vn</text:p>
          </table:table-cell>
          <table:table-cell table:style-name="Default" office:value-type="float" office:value="2.47272772925365" calcext:value-type="float">
            <text:p>2,47272772925365</text:p>
          </table:table-cell>
          <table:table-cell table:style-name="Default" office:value-type="float" office:value="-0.384756943406919" calcext:value-type="float">
            <text:p>-0,384756943406919</text:p>
          </table:table-cell>
          <table:table-cell table:style-name="Default" office:value-type="float" office:value="-0.50945717247103" calcext:value-type="float">
            <text:p>-0,50945717247103</text:p>
          </table:table-cell>
          <table:table-cell table:style-name="Default" office:value-type="float" office:value="0.840351490270543" calcext:value-type="float">
            <text:p>0,840351490270543</text:p>
          </table:table-cell>
          <table:table-cell table:style-name="Default" office:value-type="float" office:value="0.807222698633115" calcext:value-type="float">
            <text:p>0,80722269863311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g</text:p>
          </table:table-cell>
          <table:table-cell table:style-name="Default" office:value-type="float" office:value="180.000887675026" calcext:value-type="float">
            <text:p>180,000887675026</text:p>
          </table:table-cell>
          <table:table-cell table:style-name="Default" office:value-type="float" office:value="0.00393138366553103" calcext:value-type="float">
            <text:p>0,003931383665531</text:p>
          </table:table-cell>
          <table:table-cell table:style-name="Default" office:value-type="float" office:value="180.001247647155" calcext:value-type="float">
            <text:p>180,001247647155</text:p>
          </table:table-cell>
          <table:table-cell table:style-name="Default" table:number-columns-repeated="2"/>
          <table:table-cell table:style-name="ce2" office:value-type="string" calcext:value-type="string">
            <text:p>g</text:p>
          </table:table-cell>
          <table:table-cell table:style-name="Default" office:value-type="float" office:value="180.002632137852" calcext:value-type="float">
            <text:p>180,002632137852</text:p>
          </table:table-cell>
          <table:table-cell table:style-name="Default" office:value-type="float" office:value="179.986204222967" calcext:value-type="float">
            <text:p>179,986204222967</text:p>
          </table:table-cell>
          <table:table-cell table:style-name="Default" office:value-type="float" office:value="136.490441073582" calcext:value-type="float">
            <text:p>136,490441073582</text:p>
          </table:table-cell>
          <table:table-cell table:style-name="Default" office:value-type="float" office:value="335.327947557904" calcext:value-type="float">
            <text:p>335,327947557904</text:p>
          </table:table-cell>
          <table:table-cell table:style-name="Default" office:value-type="float" office:value="359.993707733974" calcext:value-type="float">
            <text:p>359,993707733974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ce2"/>
          <table:table-cell/>
          <table:table-cell table:style-name="Default" table:number-columns-repeated="8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Energia DFT</text:p>
          </table:table-cell>
          <table:table-cell table:style-name="Default"/>
          <table:table-cell table:style-name="Default" office:value-type="string" calcext:value-type="string">
            <text:p>E (Kcal/mol)</text:p>
          </table:table-cell>
          <table:table-cell table:style-name="Default"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MM En. 3 terms</text:p>
          </table:table-cell>
          <table:table-cell table:style-name="Default" office:value-type="string" calcext:value-type="string">
            <text:p>(E_QM – Q_adj)²</text:p>
          </table:table-cell>
          <table:table-cell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4<text:span text:style-name="T1">th</text:span> term</text:p>
          </table:table-cell>
          <table:table-cell table:style-name="Default" office:value-type="string" calcext:value-type="string">
            <text:p>5<text:span text:style-name="T1">th</text:span> term</text:p>
          </table:table-cell>
          <table:table-cell table:style-name="Default" office:value-type="string" calcext:value-type="string">
            <text:p>MM En. 5 terms</text:p>
          </table:table-cell>
          <table:table-cell table:style-name="Default" office:value-type="string" calcext:value-type="string">
            <text:p>(E_QM – Q_adj)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4.67394782" calcext:value-type="float">
            <text:p>-1104,67394782</text:p>
          </table:table-cell>
          <table:table-cell table:formula="of:=[.B9]-MIN([.$B$9:.$B$45])" office:value-type="float" office:value="0.00250711000012416" calcext:value-type="float">
            <text:p>0,00251</text:p>
          </table:table-cell>
          <table:table-cell table:formula="of:=[.C9]*627.5" office:value-type="float" office:value="1.57321152507791" calcext:value-type="float">
            <text:p>1,573212</text:p>
          </table:table-cell>
          <table:table-cell/>
          <table:table-cell table:formula="of:=0.5*[.$F$2]*(1+COS(([.$F$3]*[.$A9]-[.$F$4])*PI()/180))" office:value-type="float" office:value="0.000000000154789358504712" calcext:value-type="float">
            <text:p>0,000000</text:p>
          </table:table-cell>
          <table:table-cell table:formula="of:=0.5*[.$G$2]*(1+COS(([.$G$3]*[.$A9]-[.$G$4])*PI()/180))" office:value-type="float" office:value="1.29411772898299" calcext:value-type="float">
            <text:p>1,294118</text:p>
          </table:table-cell>
          <table:table-cell table:formula="of:=0.5*[.$H$2]*(1+COS(([.$H$3]*[.$A9]-[.$H$4])*PI()/180))" office:value-type="float" office:value="-0.0000000000830718266292511" calcext:value-type="float">
            <text:p>0,000000</text:p>
          </table:table-cell>
          <table:table-cell table:formula="of:=[.F9]+[.G9]+[.H9]" office:value-type="float" office:value="1.2941177290547" calcext:value-type="float">
            <text:p>1,2941177</text:p>
          </table:table-cell>
          <table:table-cell table:formula="of:=([.D9]-[.I9])^2" office:value-type="float" office:value="0.0778933469786428" calcext:value-type="float">
            <text:p>0,0778933</text:p>
          </table:table-cell>
          <table:table-cell/>
          <table:table-cell table:formula="of:=0.5*[.$L$2]*(1+COS(([.$L$3]*[.$A9]-[.$L$4])*PI()/180))" office:value-type="float" office:value="0.00000000130463288520824" calcext:value-type="float">
            <text:p>0,000000</text:p>
          </table:table-cell>
          <table:table-cell table:formula="of:=0.5*[.$M$2]*(1+COS(([.$M$3]*[.$A9]-[.$M$4])*PI()/180))" office:value-type="float" office:value="-0.00000000557665195206417" calcext:value-type="float">
            <text:p>0,000000</text:p>
          </table:table-cell>
          <table:table-cell table:formula="of:=0.5*[.$N$2]*(1+COS(([.$N$3]*[.$A9]-[.$N$4])*PI()/180))" office:value-type="float" office:value="-0.0699842541891347" calcext:value-type="float">
            <text:p>-0,069984</text:p>
          </table:table-cell>
          <table:table-cell table:formula="of:=0.5*[.$O$2]*(1+COS(([.$O$3]*[.$A9]-[.$O$4])*PI()/180))" office:value-type="float" office:value="0.80199444287594" calcext:value-type="float">
            <text:p>0,801994</text:p>
          </table:table-cell>
          <table:table-cell table:formula="of:=0.5*[.$P$2]*(1+COS(([.$P$3]*[.$A9]-[.$P$4])*PI()/180))" office:value-type="float" office:value="0.807222696199218" calcext:value-type="float">
            <text:p>0,807223</text:p>
          </table:table-cell>
          <table:table-cell table:formula="of:=[.L9]+[.M9]+[.N9]+[.O9]+[.P9]" office:value-type="float" office:value="1.539232880614" calcext:value-type="float">
            <text:p>1,5392329</text:p>
          </table:table-cell>
          <table:table-cell table:formula="of:=([.D9]-[.Q9])^2" office:value-type="float" office:value="0.00115454827960446" calcext:value-type="float">
            <text:p>0,0011545</text:p>
          </table:table-cell>
        </table:table-row>
        <table:table-row table:style-name="ro1">
          <table:table-cell table:formula="of:=[.A9]+10" office:value-type="float" office:value="10" calcext:value-type="float">
            <text:p>10</text:p>
          </table:table-cell>
          <table:table-cell office:value-type="float" office:value="-1104.67409398" calcext:value-type="float">
            <text:p>-1104,67409398</text:p>
          </table:table-cell>
          <table:table-cell table:formula="of:=[.B10]-MIN([.$B$9:.$B$45])" office:value-type="float" office:value="0.00236095000013847" calcext:value-type="float">
            <text:p>0,00236</text:p>
          </table:table-cell>
          <table:table-cell table:formula="of:=[.C10]*627.5" office:value-type="float" office:value="1.48149612508689" calcext:value-type="float">
            <text:p>1,481496</text:p>
          </table:table-cell>
          <table:table-cell/>
          <table:table-cell table:formula="of:=0.5*[.$F$2]*(1+COS(([.$F$3]*[.$A10]-[.$F$4])*PI()/180))" office:value-type="float" office:value="0.0777751193973127" calcext:value-type="float">
            <text:p>0,077775</text:p>
          </table:table-cell>
          <table:table-cell table:formula="of:=0.5*[.$G$2]*(1+COS(([.$G$3]*[.$A10]-[.$G$4])*PI()/180))" office:value-type="float" office:value="1.28429516059782" calcext:value-type="float">
            <text:p>1,284295</text:p>
          </table:table-cell>
          <table:table-cell table:formula="of:=0.5*[.$H$2]*(1+COS(([.$H$3]*[.$A10]-[.$H$4])*PI()/180))" office:value-type="float" office:value="-0.0819793981264801" calcext:value-type="float">
            <text:p>-0,081979</text:p>
          </table:table-cell>
          <table:table-cell table:formula="of:=[.F10]+[.G10]+[.H10]" office:value-type="float" office:value="1.28009088186866" calcext:value-type="float">
            <text:p>1,2800909</text:p>
          </table:table-cell>
          <table:table-cell table:formula="of:=([.D10]-[.I10])^2" office:value-type="float" office:value="0.0405640719957967" calcext:value-type="float">
            <text:p>0,0405641</text:p>
          </table:table-cell>
          <table:table-cell/>
          <table:table-cell table:formula="of:=0.5*[.$L$2]*(1+COS(([.$L$3]*[.$A10]-[.$L$4])*PI()/180))" office:value-type="float" office:value="0.0745812916835203" calcext:value-type="float">
            <text:p>0,074581</text:p>
          </table:table-cell>
          <table:table-cell table:formula="of:=0.5*[.$M$2]*(1+COS(([.$M$3]*[.$A10]-[.$M$4])*PI()/180))" office:value-type="float" office:value="-0.0257506722859663" calcext:value-type="float">
            <text:p>-0,025751</text:p>
          </table:table-cell>
          <table:table-cell table:formula="of:=0.5*[.$N$2]*(1+COS(([.$N$3]*[.$A10]-[.$N$4])*PI()/180))" office:value-type="float" office:value="-0.103244382783168" calcext:value-type="float">
            <text:p>-0,103244</text:p>
          </table:table-cell>
          <table:table-cell table:formula="of:=0.5*[.$O$2]*(1+COS(([.$O$3]*[.$A10]-[.$O$4])*PI()/180))" office:value-type="float" office:value="0.826650153756138" calcext:value-type="float">
            <text:p>0,826650</text:p>
          </table:table-cell>
          <table:table-cell table:formula="of:=0.5*[.$P$2]*(1+COS(([.$P$3]*[.$A10]-[.$P$4])*PI()/180))" office:value-type="float" office:value="0.71276708727614" calcext:value-type="float">
            <text:p>0,712767</text:p>
          </table:table-cell>
          <table:table-cell table:formula="of:=[.L10]+[.M10]+[.N10]+[.O10]+[.P10]" office:value-type="float" office:value="1.48500347764666" calcext:value-type="float">
            <text:p>1,4850035</text:p>
          </table:table-cell>
          <table:table-cell table:formula="of:=([.D10]-[.Q10])^2" office:value-type="float" office:value="0.0000123015219785374" calcext:value-type="float">
            <text:p>0,0000123</text:p>
          </table:table-cell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office:value-type="float" office:value="-1104.67430729" calcext:value-type="float">
            <text:p>-1104,67430729</text:p>
          </table:table-cell>
          <table:table-cell table:formula="of:=[.B11]-MIN([.$B$9:.$B$45])" office:value-type="float" office:value="0.00214764000020295" calcext:value-type="float">
            <text:p>0,00215</text:p>
          </table:table-cell>
          <table:table-cell table:formula="of:=[.C11]*627.5" office:value-type="float" office:value="1.34764410012735" calcext:value-type="float">
            <text:p>1,347644</text:p>
          </table:table-cell>
          <table:table-cell/>
          <table:table-cell table:formula="of:=0.5*[.$F$2]*(1+COS(([.$F$3]*[.$A11]-[.$F$4])*PI()/180))" office:value-type="float" office:value="0.301733318424071" calcext:value-type="float">
            <text:p>0,301733</text:p>
          </table:table-cell>
          <table:table-cell table:formula="of:=0.5*[.$G$2]*(1+COS(([.$G$3]*[.$A11]-[.$G$4])*PI()/180))" office:value-type="float" office:value="1.25511048983574" calcext:value-type="float">
            <text:p>1,255110</text:p>
          </table:table-cell>
          <table:table-cell table:formula="of:=0.5*[.$H$2]*(1+COS(([.$H$3]*[.$A11]-[.$H$4])*PI()/180))" office:value-type="float" office:value="-0.289548712099868" calcext:value-type="float">
            <text:p>-0,289549</text:p>
          </table:table-cell>
          <table:table-cell table:formula="of:=[.F11]+[.G11]+[.H11]" office:value-type="float" office:value="1.26729509615994" calcext:value-type="float">
            <text:p>1,2672951</text:p>
          </table:table-cell>
          <table:table-cell table:formula="of:=([.D11]-[.I11])^2" office:value-type="float" office:value="0.00645596243855558" calcext:value-type="float">
            <text:p>0,0064560</text:p>
          </table:table-cell>
          <table:table-cell/>
          <table:table-cell table:formula="of:=0.5*[.$L$2]*(1+COS(([.$L$3]*[.$A11]-[.$L$4])*PI()/180))" office:value-type="float" office:value="0.289290706444038" calcext:value-type="float">
            <text:p>0,289291</text:p>
          </table:table-cell>
          <table:table-cell table:formula="of:=0.5*[.$M$2]*(1+COS(([.$M$3]*[.$A11]-[.$M$4])*PI()/180))" office:value-type="float" office:value="-0.0961491232857732" calcext:value-type="float">
            <text:p>-0,096149</text:p>
          </table:table-cell>
          <table:table-cell table:formula="of:=0.5*[.$N$2]*(1+COS(([.$N$3]*[.$A11]-[.$N$4])*PI()/180))" office:value-type="float" office:value="-0.141107282244396" calcext:value-type="float">
            <text:p>-0,141107</text:p>
          </table:table-cell>
          <table:table-cell table:formula="of:=0.5*[.$O$2]*(1+COS(([.$O$3]*[.$A11]-[.$O$4])*PI()/180))" office:value-type="float" office:value="0.838955345416367" calcext:value-type="float">
            <text:p>0,838955</text:p>
          </table:table-cell>
          <table:table-cell table:formula="of:=0.5*[.$P$2]*(1+COS(([.$P$3]*[.$A11]-[.$P$4])*PI()/180))" office:value-type="float" office:value="0.473654072678467" calcext:value-type="float">
            <text:p>0,473654</text:p>
          </table:table-cell>
          <table:table-cell table:formula="of:=[.L11]+[.M11]+[.N11]+[.O11]+[.P11]" office:value-type="float" office:value="1.3646437190087" calcext:value-type="float">
            <text:p>1,3646437</text:p>
          </table:table-cell>
          <table:table-cell table:formula="of:=([.D11]-[.Q11])^2" office:value-type="float" office:value="0.000288987042111089" calcext:value-type="float">
            <text:p>0,0002890</text:p>
          </table:table-cell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office:value-type="float" office:value="-1104.67441864" calcext:value-type="float">
            <text:p>-1104,67441864</text:p>
          </table:table-cell>
          <table:table-cell table:formula="of:=[.B12]-MIN([.$B$9:.$B$45])" office:value-type="float" office:value="0.00203628999997818" calcext:value-type="float">
            <text:p>0,00204</text:p>
          </table:table-cell>
          <table:table-cell table:formula="of:=[.C12]*627.5" office:value-type="float" office:value="1.27777197498631" calcext:value-type="float">
            <text:p>1,277772</text:p>
          </table:table-cell>
          <table:table-cell/>
          <table:table-cell table:formula="of:=0.5*[.$F$2]*(1+COS(([.$F$3]*[.$A12]-[.$F$4])*PI()/180))" office:value-type="float" office:value="0.644861933161441" calcext:value-type="float">
            <text:p>0,644862</text:p>
          </table:table-cell>
          <table:table-cell table:formula="of:=0.5*[.$G$2]*(1+COS(([.$G$3]*[.$A12]-[.$G$4])*PI()/180))" office:value-type="float" office:value="1.20745047814967" calcext:value-type="float">
            <text:p>1,207450</text:p>
          </table:table-cell>
          <table:table-cell table:formula="of:=0.5*[.$H$2]*(1+COS(([.$H$3]*[.$A12]-[.$H$4])*PI()/180))" office:value-type="float" office:value="-0.525583953119124" calcext:value-type="float">
            <text:p>-0,525584</text:p>
          </table:table-cell>
          <table:table-cell table:formula="of:=[.F12]+[.G12]+[.H12]" office:value-type="float" office:value="1.32672845819199" calcext:value-type="float">
            <text:p>1,3267285</text:p>
          </table:table-cell>
          <table:table-cell table:formula="of:=([.D12]-[.I12])^2" office:value-type="float" office:value="0.00239673724786837" calcext:value-type="float">
            <text:p>0,0023967</text:p>
          </table:table-cell>
          <table:table-cell/>
          <table:table-cell table:formula="of:=0.5*[.$L$2]*(1+COS(([.$L$3]*[.$A12]-[.$L$4])*PI()/180))" office:value-type="float" office:value="0.618231121392589" calcext:value-type="float">
            <text:p>0,618231</text:p>
          </table:table-cell>
          <table:table-cell table:formula="of:=0.5*[.$M$2]*(1+COS(([.$M$3]*[.$A12]-[.$M$4])*PI()/180))" office:value-type="float" office:value="-0.192332150482272" calcext:value-type="float">
            <text:p>-0,192332</text:p>
          </table:table-cell>
          <table:table-cell table:formula="of:=0.5*[.$N$2]*(1+COS(([.$N$3]*[.$A12]-[.$N$4])*PI()/180))" office:value-type="float" office:value="-0.18242250753224" calcext:value-type="float">
            <text:p>-0,182423</text:p>
          </table:table-cell>
          <table:table-cell table:formula="of:=0.5*[.$O$2]*(1+COS(([.$O$3]*[.$A12]-[.$O$4])*PI()/180))" office:value-type="float" office:value="0.838536130834756" calcext:value-type="float">
            <text:p>0,838536</text:p>
          </table:table-cell>
          <table:table-cell table:formula="of:=0.5*[.$P$2]*(1+COS(([.$P$3]*[.$A12]-[.$P$4])*PI()/180))" office:value-type="float" office:value="0.201767289381597" calcext:value-type="float">
            <text:p>0,201767</text:p>
          </table:table-cell>
          <table:table-cell table:formula="of:=[.L12]+[.M12]+[.N12]+[.O12]+[.P12]" office:value-type="float" office:value="1.28377988359443" calcext:value-type="float">
            <text:p>1,2837799</text:p>
          </table:table-cell>
          <table:table-cell table:formula="of:=([.D12]-[.Q12])^2" office:value-type="float" office:value="0.0000360949658435485" calcext:value-type="float">
            <text:p>0,0000361</text:p>
          </table:table-cell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office:value-type="float" office:value="-1104.67428264" calcext:value-type="float">
            <text:p>-1104,67428264</text:p>
          </table:table-cell>
          <table:table-cell table:formula="of:=[.B13]-MIN([.$B$9:.$B$45])" office:value-type="float" office:value="0.00217229000008956" calcext:value-type="float">
            <text:p>0,00217</text:p>
          </table:table-cell>
          <table:table-cell table:formula="of:=[.C13]*627.5" office:value-type="float" office:value="1.3631119750562" calcext:value-type="float">
            <text:p>1,363112</text:p>
          </table:table-cell>
          <table:table-cell/>
          <table:table-cell table:formula="of:=0.5*[.$F$2]*(1+COS(([.$F$3]*[.$A13]-[.$F$4])*PI()/180))" office:value-type="float" office:value="1.06577458863308" calcext:value-type="float">
            <text:p>1,065775</text:p>
          </table:table-cell>
          <table:table-cell table:formula="of:=0.5*[.$G$2]*(1+COS(([.$G$3]*[.$A13]-[.$G$4])*PI()/180))" office:value-type="float" office:value="1.14276325087759" calcext:value-type="float">
            <text:p>1,142763</text:p>
          </table:table-cell>
          <table:table-cell table:formula="of:=0.5*[.$H$2]*(1+COS(([.$H$3]*[.$A13]-[.$H$4])*PI()/180))" office:value-type="float" office:value="-0.679641608671836" calcext:value-type="float">
            <text:p>-0,679642</text:p>
          </table:table-cell>
          <table:table-cell table:formula="of:=[.F13]+[.G13]+[.H13]" office:value-type="float" office:value="1.52889623083883" calcext:value-type="float">
            <text:p>1,5288962</text:p>
          </table:table-cell>
          <table:table-cell table:formula="of:=([.D13]-[.I13])^2" office:value-type="float" office:value="0.0274844194654005" calcext:value-type="float">
            <text:p>0,0274844</text:p>
          </table:table-cell>
          <table:table-cell/>
          <table:table-cell table:formula="of:=0.5*[.$L$2]*(1+COS(([.$L$3]*[.$A13]-[.$L$4])*PI()/180))" office:value-type="float" office:value="1.02172746784289" calcext:value-type="float">
            <text:p>1,021727</text:p>
          </table:table-cell>
          <table:table-cell table:formula="of:=0.5*[.$M$2]*(1+COS(([.$M$3]*[.$A13]-[.$M$4])*PI()/180))" office:value-type="float" office:value="-0.288527589412581" calcext:value-type="float">
            <text:p>-0,288528</text:p>
          </table:table-cell>
          <table:table-cell table:formula="of:=0.5*[.$N$2]*(1+COS(([.$N$3]*[.$A13]-[.$N$4])*PI()/180))" office:value-type="float" office:value="-0.225934716432841" calcext:value-type="float">
            <text:p>-0,225935</text:p>
          </table:table-cell>
          <table:table-cell table:formula="of:=0.5*[.$O$2]*(1+COS(([.$O$3]*[.$A13]-[.$O$4])*PI()/180))" office:value-type="float" office:value="0.825405247634238" calcext:value-type="float">
            <text:p>0,825405</text:p>
          </table:table-cell>
          <table:table-cell table:formula="of:=0.5*[.$P$2]*(1+COS(([.$P$3]*[.$A13]-[.$P$4])*PI()/180))" office:value-type="float" office:value="0.0243255849751465" calcext:value-type="float">
            <text:p>0,024326</text:p>
          </table:table-cell>
          <table:table-cell table:formula="of:=[.L13]+[.M13]+[.N13]+[.O13]+[.P13]" office:value-type="float" office:value="1.35699599460685" calcext:value-type="float">
            <text:p>1,3569960</text:p>
          </table:table-cell>
          <table:table-cell table:formula="of:=([.D13]-[.Q13])^2" office:value-type="float" office:value="0.000037405216856829" calcext:value-type="float">
            <text:p>0,0000374</text:p>
          </table:table-cell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office:value-type="float" office:value="-1104.67383225" calcext:value-type="float">
            <text:p>-1104,67383225</text:p>
          </table:table-cell>
          <table:table-cell table:formula="of:=[.B14]-MIN([.$B$9:.$B$45])" office:value-type="float" office:value="0.00262268000005861" calcext:value-type="float">
            <text:p>0,00262</text:p>
          </table:table-cell>
          <table:table-cell table:formula="of:=[.C14]*627.5" office:value-type="float" office:value="1.64573170003678" calcext:value-type="float">
            <text:p>1,645732</text:p>
          </table:table-cell>
          <table:table-cell/>
          <table:table-cell table:formula="of:=0.5*[.$F$2]*(1+COS(([.$F$3]*[.$A14]-[.$F$4])*PI()/180))" office:value-type="float" office:value="1.5137030065799" calcext:value-type="float">
            <text:p>1,513703</text:p>
          </table:table-cell>
          <table:table-cell table:formula="of:=0.5*[.$G$2]*(1+COS(([.$G$3]*[.$A14]-[.$G$4])*PI()/180))" office:value-type="float" office:value="1.06301429668682" calcext:value-type="float">
            <text:p>1,063014</text:p>
          </table:table-cell>
          <table:table-cell table:formula="of:=0.5*[.$H$2]*(1+COS(([.$H$3]*[.$A14]-[.$H$4])*PI()/180))" office:value-type="float" office:value="-0.679636389564764" calcext:value-type="float">
            <text:p>-0,679636</text:p>
          </table:table-cell>
          <table:table-cell table:formula="of:=[.F14]+[.G14]+[.H14]" office:value-type="float" office:value="1.89708091370196" calcext:value-type="float">
            <text:p>1,8970809</text:p>
          </table:table-cell>
          <table:table-cell table:formula="of:=([.D14]-[.I14])^2" office:value-type="float" office:value="0.0631764272101077" calcext:value-type="float">
            <text:p>0,0631764</text:p>
          </table:table-cell>
          <table:table-cell/>
          <table:table-cell table:formula="of:=0.5*[.$L$2]*(1+COS(([.$L$3]*[.$A14]-[.$L$4])*PI()/180))" office:value-type="float" office:value="1.45111213144118" calcext:value-type="float">
            <text:p>1,451112</text:p>
          </table:table-cell>
          <table:table-cell table:formula="of:=0.5*[.$M$2]*(1+COS(([.$M$3]*[.$A14]-[.$M$4])*PI()/180))" office:value-type="float" office:value="-0.358959949899765" calcext:value-type="float">
            <text:p>-0,358960</text:p>
          </table:table-cell>
          <table:table-cell table:formula="of:=0.5*[.$N$2]*(1+COS(([.$N$3]*[.$A14]-[.$N$4])*PI()/180))" office:value-type="float" office:value="-0.270321812496996" calcext:value-type="float">
            <text:p>-0,270322</text:p>
          </table:table-cell>
          <table:table-cell table:formula="of:=0.5*[.$O$2]*(1+COS(([.$O$3]*[.$A14]-[.$O$4])*PI()/180))" office:value-type="float" office:value="0.79996167105631" calcext:value-type="float">
            <text:p>0,799962</text:p>
          </table:table-cell>
          <table:table-cell table:formula="of:=0.5*[.$P$2]*(1+COS(([.$P$3]*[.$A14]-[.$P$4])*PI()/180))" office:value-type="float" office:value="0.0243559049957739" calcext:value-type="float">
            <text:p>0,024356</text:p>
          </table:table-cell>
          <table:table-cell table:formula="of:=[.L14]+[.M14]+[.N14]+[.O14]+[.P14]" office:value-type="float" office:value="1.6461479450965" calcext:value-type="float">
            <text:p>1,6461479</text:p>
          </table:table-cell>
          <table:table-cell table:formula="of:=([.D14]-[.Q14])^2" office:value-type="float" office:value="0.000000173259949743746" calcext:value-type="float">
            <text:p>0,0000002</text:p>
          </table:table-cell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office:value-type="float" office:value="-1104.67309673" calcext:value-type="float">
            <text:p>-1104,67309673</text:p>
          </table:table-cell>
          <table:table-cell table:formula="of:=[.B15]-MIN([.$B$9:.$B$45])" office:value-type="float" office:value="0.00335820000009335" calcext:value-type="float">
            <text:p>0,00336</text:p>
          </table:table-cell>
          <table:table-cell table:formula="of:=[.C15]*627.5" office:value-type="float" office:value="2.10727050005858" calcext:value-type="float">
            <text:p>2,107271</text:p>
          </table:table-cell>
          <table:table-cell/>
          <table:table-cell table:formula="of:=0.5*[.$F$2]*(1+COS(([.$F$3]*[.$A15]-[.$F$4])*PI()/180))" office:value-type="float" office:value="1.93462040907814" calcext:value-type="float">
            <text:p>1,934620</text:p>
          </table:table-cell>
          <table:table-cell table:formula="of:=0.5*[.$G$2]*(1+COS(([.$G$3]*[.$A15]-[.$G$4])*PI()/180))" office:value-type="float" office:value="0.970626747195551" calcext:value-type="float">
            <text:p>0,970627</text:p>
          </table:table-cell>
          <table:table-cell table:formula="of:=0.5*[.$H$2]*(1+COS(([.$H$3]*[.$A15]-[.$H$4])*PI()/180))" office:value-type="float" office:value="-0.525570737876113" calcext:value-type="float">
            <text:p>-0,525571</text:p>
          </table:table-cell>
          <table:table-cell table:formula="of:=[.F15]+[.G15]+[.H15]" office:value-type="float" office:value="2.37967641839758" calcext:value-type="float">
            <text:p>2,3796764</text:p>
          </table:table-cell>
          <table:table-cell table:formula="of:=([.D15]-[.I15])^2" office:value-type="float" office:value="0.0742049843461178" calcext:value-type="float">
            <text:p>0,0742050</text:p>
          </table:table-cell>
          <table:table-cell/>
          <table:table-cell table:formula="of:=0.5*[.$L$2]*(1+COS(([.$L$3]*[.$A15]-[.$L$4])*PI()/180))" office:value-type="float" office:value="1.85459498471478" calcext:value-type="float">
            <text:p>1,854595</text:p>
          </table:table-cell>
          <table:table-cell table:formula="of:=0.5*[.$M$2]*(1+COS(([.$M$3]*[.$A15]-[.$M$4])*PI()/180))" office:value-type="float" office:value="-0.384756937830267" calcext:value-type="float">
            <text:p>-0,384757</text:p>
          </table:table-cell>
          <table:table-cell table:formula="of:=0.5*[.$N$2]*(1+COS(([.$N$3]*[.$A15]-[.$N$4])*PI()/180))" office:value-type="float" office:value="-0.314235116271748" calcext:value-type="float">
            <text:p>-0,314235</text:p>
          </table:table-cell>
          <table:table-cell table:formula="of:=0.5*[.$O$2]*(1+COS(([.$O$3]*[.$A15]-[.$O$4])*PI()/180))" office:value-type="float" office:value="0.762978491300223" calcext:value-type="float">
            <text:p>0,762978</text:p>
          </table:table-cell>
          <table:table-cell table:formula="of:=0.5*[.$P$2]*(1+COS(([.$P$3]*[.$A15]-[.$P$4])*PI()/180))" office:value-type="float" office:value="0.201844062368858" calcext:value-type="float">
            <text:p>0,201844</text:p>
          </table:table-cell>
          <table:table-cell table:formula="of:=[.L15]+[.M15]+[.N15]+[.O15]+[.P15]" office:value-type="float" office:value="2.12042548428185" calcext:value-type="float">
            <text:p>2,1204255</text:p>
          </table:table-cell>
          <table:table-cell table:formula="of:=([.D15]-[.Q15])^2" office:value-type="float" office:value="0.000173053609914497" calcext:value-type="float">
            <text:p>0,0001731</text:p>
          </table:table-cell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office:value-type="float" office:value="-1104.67222964" calcext:value-type="float">
            <text:p>-1104,67222964</text:p>
          </table:table-cell>
          <table:table-cell table:formula="of:=[.B16]-MIN([.$B$9:.$B$45])" office:value-type="float" office:value="0.00422529000002214" calcext:value-type="float">
            <text:p>0,00423</text:p>
          </table:table-cell>
          <table:table-cell table:formula="of:=[.C16]*627.5" office:value-type="float" office:value="2.65136947501389" calcext:value-type="float">
            <text:p>2,651369</text:p>
          </table:table-cell>
          <table:table-cell/>
          <table:table-cell table:formula="of:=0.5*[.$F$2]*(1+COS(([.$F$3]*[.$A16]-[.$F$4])*PI()/180))" office:value-type="float" office:value="2.27775794530726" calcext:value-type="float">
            <text:p>2,277758</text:p>
          </table:table-cell>
          <table:table-cell table:formula="of:=0.5*[.$G$2]*(1+COS(([.$G$3]*[.$A16]-[.$G$4])*PI()/180))" office:value-type="float" office:value="0.868407751344705" calcext:value-type="float">
            <text:p>0,868408</text:p>
          </table:table-cell>
          <table:table-cell table:formula="of:=0.5*[.$H$2]*(1+COS(([.$H$3]*[.$A16]-[.$H$4])*PI()/180))" office:value-type="float" office:value="-0.289533684279993" calcext:value-type="float">
            <text:p>-0,289534</text:p>
          </table:table-cell>
          <table:table-cell table:formula="of:=[.F16]+[.G16]+[.H16]" office:value-type="float" office:value="2.85663201237197" calcext:value-type="float">
            <text:p>2,8566320</text:p>
          </table:table-cell>
          <table:table-cell table:formula="of:=([.D16]-[.I16])^2" office:value-type="float" office:value="0.0421327092426754" calcext:value-type="float">
            <text:p>0,0421327</text:p>
          </table:table-cell>
          <table:table-cell/>
          <table:table-cell table:formula="of:=0.5*[.$L$2]*(1+COS(([.$L$3]*[.$A16]-[.$L$4])*PI()/180))" office:value-type="float" office:value="2.18351004078619" calcext:value-type="float">
            <text:p>2,183510</text:p>
          </table:table-cell>
          <table:table-cell table:formula="of:=0.5*[.$M$2]*(1+COS(([.$M$3]*[.$A16]-[.$M$4])*PI()/180))" office:value-type="float" office:value="-0.359006271120953" calcext:value-type="float">
            <text:p>-0,359006</text:p>
          </table:table-cell>
          <table:table-cell table:formula="of:=0.5*[.$N$2]*(1+COS(([.$N$3]*[.$A16]-[.$N$4])*PI()/180))" office:value-type="float" office:value="-0.356340344243107" calcext:value-type="float">
            <text:p>-0,356340</text:p>
          </table:table-cell>
          <table:table-cell table:formula="of:=0.5*[.$O$2]*(1+COS(([.$O$3]*[.$A16]-[.$O$4])*PI()/180))" office:value-type="float" office:value="0.715579423568473" calcext:value-type="float">
            <text:p>0,715579</text:p>
          </table:table-cell>
          <table:table-cell table:formula="of:=0.5*[.$P$2]*(1+COS(([.$P$3]*[.$A16]-[.$P$4])*PI()/180))" office:value-type="float" office:value="0.473741375698386" calcext:value-type="float">
            <text:p>0,473741</text:p>
          </table:table-cell>
          <table:table-cell table:formula="of:=[.L16]+[.M16]+[.N16]+[.O16]+[.P16]" office:value-type="float" office:value="2.65748422468899" calcext:value-type="float">
            <text:p>2,6574842</text:p>
          </table:table-cell>
          <table:table-cell table:formula="of:=([.D16]-[.Q16])^2" office:value-type="float" office:value="0.0000373901635891078" calcext:value-type="float">
            <text:p>0,0000374</text:p>
          </table:table-cell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office:value-type="float" office:value="-1104.67150054" calcext:value-type="float">
            <text:p>-1104,67150054</text:p>
          </table:table-cell>
          <table:table-cell table:formula="of:=[.B17]-MIN([.$B$9:.$B$45])" office:value-type="float" office:value="0.0049543900001936" calcext:value-type="float">
            <text:p>0,00495</text:p>
          </table:table-cell>
          <table:table-cell table:formula="of:=[.C17]*627.5" office:value-type="float" office:value="3.10887972512148" calcext:value-type="float">
            <text:p>3,108880</text:p>
          </table:table-cell>
          <table:table-cell/>
          <table:table-cell table:formula="of:=0.5*[.$F$2]*(1+COS(([.$F$3]*[.$A17]-[.$F$4])*PI()/180))" office:value-type="float" office:value="2.50172816422733" calcext:value-type="float">
            <text:p>2,501728</text:p>
          </table:table-cell>
          <table:table-cell table:formula="of:=0.5*[.$G$2]*(1+COS(([.$G$3]*[.$A17]-[.$G$4])*PI()/180))" office:value-type="float" office:value="0.759463181597906" calcext:value-type="float">
            <text:p>0,759463</text:p>
          </table:table-cell>
          <table:table-cell table:formula="of:=0.5*[.$H$2]*(1+COS(([.$H$3]*[.$A17]-[.$H$4])*PI()/180))" office:value-type="float" office:value="-0.0819695894136764" calcext:value-type="float">
            <text:p>-0,081970</text:p>
          </table:table-cell>
          <table:table-cell table:formula="of:=[.F17]+[.G17]+[.H17]" office:value-type="float" office:value="3.17922175641155" calcext:value-type="float">
            <text:p>3,1792218</text:p>
          </table:table-cell>
          <table:table-cell table:formula="of:=([.D17]-[.I17])^2" office:value-type="float" office:value="0.00494800136601347" calcext:value-type="float">
            <text:p>0,0049480</text:p>
          </table:table-cell>
          <table:table-cell/>
          <table:table-cell table:formula="of:=0.5*[.$L$2]*(1+COS(([.$L$3]*[.$A17]-[.$L$4])*PI()/180))" office:value-type="float" office:value="2.39818528962396" calcext:value-type="float">
            <text:p>2,398185</text:p>
          </table:table-cell>
          <table:table-cell table:formula="of:=0.5*[.$M$2]*(1+COS(([.$M$3]*[.$A17]-[.$M$4])*PI()/180))" office:value-type="float" office:value="-0.288607820121146" calcext:value-type="float">
            <text:p>-0,288608</text:p>
          </table:table-cell>
          <table:table-cell table:formula="of:=0.5*[.$N$2]*(1+COS(([.$N$3]*[.$A17]-[.$N$4])*PI()/180))" office:value-type="float" office:value="-0.395358150365436" calcext:value-type="float">
            <text:p>-0,395358</text:p>
          </table:table-cell>
          <table:table-cell table:formula="of:=0.5*[.$O$2]*(1+COS(([.$O$3]*[.$A17]-[.$O$4])*PI()/180))" office:value-type="float" office:value="0.659204664549005" calcext:value-type="float">
            <text:p>0,659205</text:p>
          </table:table-cell>
          <table:table-cell table:formula="of:=0.5*[.$P$2]*(1+COS(([.$P$3]*[.$A17]-[.$P$4])*PI()/180))" office:value-type="float" office:value="0.712824070275431" calcext:value-type="float">
            <text:p>0,712824</text:p>
          </table:table-cell>
          <table:table-cell table:formula="of:=[.L17]+[.M17]+[.N17]+[.O17]+[.P17]" office:value-type="float" office:value="3.08624805396182" calcext:value-type="float">
            <text:p>3,0862481</text:p>
          </table:table-cell>
          <table:table-cell table:formula="of:=([.D17]-[.Q17])^2" office:value-type="float" office:value="0.000512192539479224" calcext:value-type="float">
            <text:p>0,0005122</text:p>
          </table:table-cell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office:value-type="float" office:value="-1104.67122422" calcext:value-type="float">
            <text:p>-1104,67122422</text:p>
          </table:table-cell>
          <table:table-cell table:formula="of:=[.B18]-MIN([.$B$9:.$B$45])" office:value-type="float" office:value="0.00523070999997799" calcext:value-type="float">
            <text:p>0,00523</text:p>
          </table:table-cell>
          <table:table-cell table:formula="of:=[.C18]*627.5" office:value-type="float" office:value="3.28227052498619" calcext:value-type="float">
            <text:p>3,282271</text:p>
          </table:table-cell>
          <table:table-cell/>
          <table:table-cell table:formula="of:=0.5*[.$F$2]*(1+COS(([.$F$3]*[.$A18]-[.$F$4])*PI()/180))" office:value-type="float" office:value="2.5795169519882" calcext:value-type="float">
            <text:p>2,579517</text:p>
          </table:table-cell>
          <table:table-cell table:formula="of:=0.5*[.$G$2]*(1+COS(([.$G$3]*[.$A18]-[.$G$4])*PI()/180))" office:value-type="float" office:value="0.647103263578299" calcext:value-type="float">
            <text:p>0,647103</text:p>
          </table:table-cell>
          <table:table-cell table:formula="of:=0.5*[.$H$2]*(1+COS(([.$H$3]*[.$A18]-[.$H$4])*PI()/180))" office:value-type="float" office:value="-0.0000000000830718266292511" calcext:value-type="float">
            <text:p>0,000000</text:p>
          </table:table-cell>
          <table:table-cell table:formula="of:=[.F18]+[.G18]+[.H18]" office:value-type="float" office:value="3.22662021548342" calcext:value-type="float">
            <text:p>3,2266202</text:p>
          </table:table-cell>
          <table:table-cell table:formula="of:=([.D18]-[.I18])^2" office:value-type="float" office:value="0.00309695694775346" calcext:value-type="float">
            <text:p>0,0030970</text:p>
          </table:table-cell>
          <table:table-cell/>
          <table:table-cell table:formula="of:=0.5*[.$L$2]*(1+COS(([.$L$3]*[.$A18]-[.$L$4])*PI()/180))" office:value-type="float" office:value="2.47272772794902" calcext:value-type="float">
            <text:p>2,472728</text:p>
          </table:table-cell>
          <table:table-cell table:formula="of:=0.5*[.$M$2]*(1+COS(([.$M$3]*[.$A18]-[.$M$4])*PI()/180))" office:value-type="float" office:value="-0.192424792924647" calcext:value-type="float">
            <text:p>-0,192425</text:p>
          </table:table-cell>
          <table:table-cell table:formula="of:=0.5*[.$N$2]*(1+COS(([.$N$3]*[.$A18]-[.$N$4])*PI()/180))" office:value-type="float" office:value="-0.43010299834367" calcext:value-type="float">
            <text:p>-0,430103</text:p>
          </table:table-cell>
          <table:table-cell table:formula="of:=0.5*[.$O$2]*(1+COS(([.$O$3]*[.$A18]-[.$O$4])*PI()/180))" office:value-type="float" office:value="0.59556713276762" calcext:value-type="float">
            <text:p>0,595567</text:p>
          </table:table-cell>
          <table:table-cell table:formula="of:=0.5*[.$P$2]*(1+COS(([.$P$3]*[.$A18]-[.$P$4])*PI()/180))" office:value-type="float" office:value="0.807222696199218" calcext:value-type="float">
            <text:p>0,807223</text:p>
          </table:table-cell>
          <table:table-cell table:formula="of:=[.L18]+[.M18]+[.N18]+[.O18]+[.P18]" office:value-type="float" office:value="3.25298976564754" calcext:value-type="float">
            <text:p>3,2529898</text:p>
          </table:table-cell>
          <table:table-cell table:formula="of:=([.D18]-[.Q18])^2" office:value-type="float" office:value="0.000857362867448026" calcext:value-type="float">
            <text:p>0,0008574</text:p>
          </table:table-cell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office:value-type="float" office:value="-1104.67155591" calcext:value-type="float">
            <text:p>-1104,67155591</text:p>
          </table:table-cell>
          <table:table-cell table:formula="of:=[.B19]-MIN([.$B$9:.$B$45])" office:value-type="float" office:value="0.00489902000003895" calcext:value-type="float">
            <text:p>0,00490</text:p>
          </table:table-cell>
          <table:table-cell table:formula="of:=[.C19]*627.5" office:value-type="float" office:value="3.07413505002444" calcext:value-type="float">
            <text:p>3,074135</text:p>
          </table:table-cell>
          <table:table-cell/>
          <table:table-cell table:formula="of:=0.5*[.$F$2]*(1+COS(([.$F$3]*[.$A19]-[.$F$4])*PI()/180))" office:value-type="float" office:value="2.50174183274567" calcext:value-type="float">
            <text:p>2,501742</text:p>
          </table:table-cell>
          <table:table-cell table:formula="of:=0.5*[.$G$2]*(1+COS(([.$G$3]*[.$A19]-[.$G$4])*PI()/180))" office:value-type="float" office:value="0.534741996538047" calcext:value-type="float">
            <text:p>0,534742</text:p>
          </table:table-cell>
          <table:table-cell table:formula="of:=0.5*[.$H$2]*(1+COS(([.$H$3]*[.$A19]-[.$H$4])*PI()/180))" office:value-type="float" office:value="-0.0819793981264799" calcext:value-type="float">
            <text:p>-0,081979</text:p>
          </table:table-cell>
          <table:table-cell table:formula="of:=[.F19]+[.G19]+[.H19]" office:value-type="float" office:value="2.95450443115724" calcext:value-type="float">
            <text:p>2,9545044</text:p>
          </table:table-cell>
          <table:table-cell table:formula="of:=([.D19]-[.I19])^2" office:value-type="float" office:value="0.0143114849705485" calcext:value-type="float">
            <text:p>0,0143115</text:p>
          </table:table-cell>
          <table:table-cell/>
          <table:table-cell table:formula="of:=0.5*[.$L$2]*(1+COS(([.$L$3]*[.$A19]-[.$L$4])*PI()/180))" office:value-type="float" office:value="2.39814643757013" calcext:value-type="float">
            <text:p>2,398146</text:p>
          </table:table-cell>
          <table:table-cell table:formula="of:=0.5*[.$M$2]*(1+COS(([.$M$3]*[.$A19]-[.$M$4])*PI()/180))" office:value-type="float" office:value="-0.0962293539943383" calcext:value-type="float">
            <text:p>-0,096229</text:p>
          </table:table-cell>
          <table:table-cell table:formula="of:=0.5*[.$N$2]*(1+COS(([.$N$3]*[.$A19]-[.$N$4])*PI()/180))" office:value-type="float" office:value="-0.459519183553732" calcext:value-type="float">
            <text:p>-0,459519</text:p>
          </table:table-cell>
          <table:table-cell table:formula="of:=0.5*[.$O$2]*(1+COS(([.$O$3]*[.$A19]-[.$O$4])*PI()/180))" office:value-type="float" office:value="0.52660042242535" calcext:value-type="float">
            <text:p>0,526600</text:p>
          </table:table-cell>
          <table:table-cell table:formula="of:=0.5*[.$P$2]*(1+COS(([.$P$3]*[.$A19]-[.$P$4])*PI()/180))" office:value-type="float" office:value="0.71276708727614" calcext:value-type="float">
            <text:p>0,712767</text:p>
          </table:table-cell>
          <table:table-cell table:formula="of:=[.L19]+[.M19]+[.N19]+[.O19]+[.P19]" office:value-type="float" office:value="3.08176540972355" calcext:value-type="float">
            <text:p>3,0817654</text:p>
          </table:table-cell>
          <table:table-cell table:formula="of:=([.D19]-[.Q19])^2" office:value-type="float" office:value="0.0000582223891378134" calcext:value-type="float">
            <text:p>0,0000582</text:p>
          </table:table-cell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office:value-type="float" office:value="-1104.6723624" calcext:value-type="float">
            <text:p>-1104,6723624</text:p>
          </table:table-cell>
          <table:table-cell table:formula="of:=[.B20]-MIN([.$B$9:.$B$45])" office:value-type="float" office:value="0.00409252999997989" calcext:value-type="float">
            <text:p>0,00409</text:p>
          </table:table-cell>
          <table:table-cell table:formula="of:=[.C20]*627.5" office:value-type="float" office:value="2.56806257498738" calcext:value-type="float">
            <text:p>2,568063</text:p>
          </table:table-cell>
          <table:table-cell/>
          <table:table-cell table:formula="of:=0.5*[.$F$2]*(1+COS(([.$F$3]*[.$A20]-[.$F$4])*PI()/180))" office:value-type="float" office:value="2.27778363371892" calcext:value-type="float">
            <text:p>2,277784</text:p>
          </table:table-cell>
          <table:table-cell table:formula="of:=0.5*[.$G$2]*(1+COS(([.$G$3]*[.$A20]-[.$G$4])*PI()/180))" office:value-type="float" office:value="0.425793420718623" calcext:value-type="float">
            <text:p>0,425793</text:p>
          </table:table-cell>
          <table:table-cell table:formula="of:=0.5*[.$H$2]*(1+COS(([.$H$3]*[.$A20]-[.$H$4])*PI()/180))" office:value-type="float" office:value="-0.289548712099868" calcext:value-type="float">
            <text:p>-0,289549</text:p>
          </table:table-cell>
          <table:table-cell table:formula="of:=[.F20]+[.G20]+[.H20]" office:value-type="float" office:value="2.41402834233767" calcext:value-type="float">
            <text:p>2,4140283</text:p>
          </table:table-cell>
          <table:table-cell table:formula="of:=([.D20]-[.I20])^2" office:value-type="float" office:value="0.0237265448279846" calcext:value-type="float">
            <text:p>0,0237265</text:p>
          </table:table-cell>
          <table:table-cell/>
          <table:table-cell table:formula="of:=0.5*[.$L$2]*(1+COS(([.$L$3]*[.$A20]-[.$L$4])*PI()/180))" office:value-type="float" office:value="2.18343702280961" calcext:value-type="float">
            <text:p>2,183437</text:p>
          </table:table-cell>
          <table:table-cell table:formula="of:=0.5*[.$M$2]*(1+COS(([.$M$3]*[.$A20]-[.$M$4])*PI()/180))" office:value-type="float" office:value="-0.0257969935071537" calcext:value-type="float">
            <text:p>-0,025797</text:p>
          </table:table-cell>
          <table:table-cell table:formula="of:=0.5*[.$N$2]*(1+COS(([.$N$3]*[.$A20]-[.$N$4])*PI()/180))" office:value-type="float" office:value="-0.482712910093323" calcext:value-type="float">
            <text:p>-0,482713</text:p>
          </table:table-cell>
          <table:table-cell table:formula="of:=0.5*[.$O$2]*(1+COS(([.$O$3]*[.$A20]-[.$O$4])*PI()/180))" office:value-type="float" office:value="0.454400052117106" calcext:value-type="float">
            <text:p>0,454400</text:p>
          </table:table-cell>
          <table:table-cell table:formula="of:=0.5*[.$P$2]*(1+COS(([.$P$3]*[.$A20]-[.$P$4])*PI()/180))" office:value-type="float" office:value="0.473654072678467" calcext:value-type="float">
            <text:p>0,473654</text:p>
          </table:table-cell>
          <table:table-cell table:formula="of:=[.L20]+[.M20]+[.N20]+[.O20]+[.P20]" office:value-type="float" office:value="2.60298124400471" calcext:value-type="float">
            <text:p>2,6029812</text:p>
          </table:table-cell>
          <table:table-cell table:formula="of:=([.D20]-[.Q20])^2" office:value-type="float" office:value="0.00121931344594183" calcext:value-type="float">
            <text:p>0,0012193</text:p>
          </table:table-cell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office:value-type="float" office:value="-1104.67340107" calcext:value-type="float">
            <text:p>-1104,67340107</text:p>
          </table:table-cell>
          <table:table-cell table:formula="of:=[.B21]-MIN([.$B$9:.$B$45])" office:value-type="float" office:value="0.00305386000013641" calcext:value-type="float">
            <text:p>0,00305</text:p>
          </table:table-cell>
          <table:table-cell table:formula="of:=[.C21]*627.5" office:value-type="float" office:value="1.9162971500856" calcext:value-type="float">
            <text:p>1,916297</text:p>
          </table:table-cell>
          <table:table-cell/>
          <table:table-cell table:formula="of:=0.5*[.$F$2]*(1+COS(([.$F$3]*[.$A21]-[.$F$4])*PI()/180))" office:value-type="float" office:value="1.93465501898155" calcext:value-type="float">
            <text:p>1,934655</text:p>
          </table:table-cell>
          <table:table-cell table:formula="of:=0.5*[.$G$2]*(1+COS(([.$G$3]*[.$A21]-[.$G$4])*PI()/180))" office:value-type="float" office:value="0.323567883465663" calcext:value-type="float">
            <text:p>0,323568</text:p>
          </table:table-cell>
          <table:table-cell table:formula="of:=0.5*[.$H$2]*(1+COS(([.$H$3]*[.$A21]-[.$H$4])*PI()/180))" office:value-type="float" office:value="-0.525583953119123" calcext:value-type="float">
            <text:p>-0,525584</text:p>
          </table:table-cell>
          <table:table-cell table:formula="of:=[.F21]+[.G21]+[.H21]" office:value-type="float" office:value="1.73263894932809" calcext:value-type="float">
            <text:p>1,7326389</text:p>
          </table:table-cell>
          <table:table-cell table:formula="of:=([.D21]-[.I21])^2" office:value-type="float" office:value="0.0337303347054865" calcext:value-type="float">
            <text:p>0,0337303</text:p>
          </table:table-cell>
          <table:table-cell/>
          <table:table-cell table:formula="of:=0.5*[.$L$2]*(1+COS(([.$L$3]*[.$A21]-[.$L$4])*PI()/180))" office:value-type="float" office:value="1.85449660786106" calcext:value-type="float">
            <text:p>1,854497</text:p>
          </table:table-cell>
          <table:table-cell table:formula="of:=0.5*[.$M$2]*(1+COS(([.$M$3]*[.$A21]-[.$M$4])*PI()/180))" office:value-type="float" office:value="-0.00000000557665195206417" calcext:value-type="float">
            <text:p>0,000000</text:p>
          </table:table-cell>
          <table:table-cell table:formula="of:=0.5*[.$N$2]*(1+COS(([.$N$3]*[.$A21]-[.$N$4])*PI()/180))" office:value-type="float" office:value="-0.498979448318129" calcext:value-type="float">
            <text:p>-0,498979</text:p>
          </table:table-cell>
          <table:table-cell table:formula="of:=0.5*[.$O$2]*(1+COS(([.$O$3]*[.$A21]-[.$O$4])*PI()/180))" office:value-type="float" office:value="0.381159793559555" calcext:value-type="float">
            <text:p>0,381160</text:p>
          </table:table-cell>
          <table:table-cell table:formula="of:=0.5*[.$P$2]*(1+COS(([.$P$3]*[.$A21]-[.$P$4])*PI()/180))" office:value-type="float" office:value="0.201767289381597" calcext:value-type="float">
            <text:p>0,201767</text:p>
          </table:table-cell>
          <table:table-cell table:formula="of:=[.L21]+[.M21]+[.N21]+[.O21]+[.P21]" office:value-type="float" office:value="1.93844423690743" calcext:value-type="float">
            <text:p>1,9384442</text:p>
          </table:table-cell>
          <table:table-cell table:formula="of:=([.D21]-[.Q21])^2" office:value-type="float" office:value="0.000490493454693877" calcext:value-type="float">
            <text:p>0,0004905</text:p>
          </table:table-cell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office:value-type="float" office:value="-1104.67444804" calcext:value-type="float">
            <text:p>-1104,67444804</text:p>
          </table:table-cell>
          <table:table-cell table:formula="of:=[.B22]-MIN([.$B$9:.$B$45])" office:value-type="float" office:value="0.00200689000007515" calcext:value-type="float">
            <text:p>0,00201</text:p>
          </table:table-cell>
          <table:table-cell table:formula="of:=[.C22]*627.5" office:value-type="float" office:value="1.25932347504715" calcext:value-type="float">
            <text:p>1,259323</text:p>
          </table:table-cell>
          <table:table-cell/>
          <table:table-cell table:formula="of:=0.5*[.$F$2]*(1+COS(([.$F$3]*[.$A22]-[.$F$4])*PI()/180))" office:value-type="float" office:value="1.51374236350991" calcext:value-type="float">
            <text:p>1,513742</text:p>
          </table:table-cell>
          <table:table-cell table:formula="of:=0.5*[.$G$2]*(1+COS(([.$G$3]*[.$A22]-[.$G$4])*PI()/180))" office:value-type="float" office:value="0.231171455999978" calcext:value-type="float">
            <text:p>0,231171</text:p>
          </table:table-cell>
          <table:table-cell table:formula="of:=0.5*[.$H$2]*(1+COS(([.$H$3]*[.$A22]-[.$H$4])*PI()/180))" office:value-type="float" office:value="-0.679641608671836" calcext:value-type="float">
            <text:p>-0,679642</text:p>
          </table:table-cell>
          <table:table-cell table:formula="of:=[.F22]+[.G22]+[.H22]" office:value-type="float" office:value="1.06527221083805" calcext:value-type="float">
            <text:p>1,0652722</text:p>
          </table:table-cell>
          <table:table-cell table:formula="of:=([.D22]-[.I22])^2" office:value-type="float" office:value="0.0376558931411503" calcext:value-type="float">
            <text:p>0,0376559</text:p>
          </table:table-cell>
          <table:table-cell/>
          <table:table-cell table:formula="of:=0.5*[.$L$2]*(1+COS(([.$L$3]*[.$A22]-[.$L$4])*PI()/180))" office:value-type="float" office:value="1.45100026141076" calcext:value-type="float">
            <text:p>1,451000</text:p>
          </table:table-cell>
          <table:table-cell table:formula="of:=0.5*[.$M$2]*(1+COS(([.$M$3]*[.$A22]-[.$M$4])*PI()/180))" office:value-type="float" office:value="-0.0257506722859664" calcext:value-type="float">
            <text:p>-0,025751</text:p>
          </table:table-cell>
          <table:table-cell table:formula="of:=0.5*[.$N$2]*(1+COS(([.$N$3]*[.$A22]-[.$N$4])*PI()/180))" office:value-type="float" office:value="-0.507824547695454" calcext:value-type="float">
            <text:p>-0,507825</text:p>
          </table:table-cell>
          <table:table-cell table:formula="of:=0.5*[.$O$2]*(1+COS(([.$O$3]*[.$A22]-[.$O$4])*PI()/180))" office:value-type="float" office:value="0.309105014947606" calcext:value-type="float">
            <text:p>0,309105</text:p>
          </table:table-cell>
          <table:table-cell table:formula="of:=0.5*[.$P$2]*(1+COS(([.$P$3]*[.$A22]-[.$P$4])*PI()/180))" office:value-type="float" office:value="0.0243255849751465" calcext:value-type="float">
            <text:p>0,024326</text:p>
          </table:table-cell>
          <table:table-cell table:formula="of:=[.L22]+[.M22]+[.N22]+[.O22]+[.P22]" office:value-type="float" office:value="1.2508556413521" calcext:value-type="float">
            <text:p>1,2508556</text:p>
          </table:table-cell>
          <table:table-cell table:formula="of:=([.D22]-[.Q22])^2" office:value-type="float" office:value="0.0000717042074871576" calcext:value-type="float">
            <text:p>0,0000717</text:p>
          </table:table-cell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office:value-type="float" office:value="-1104.67532817" calcext:value-type="float">
            <text:p>-1104,67532817</text:p>
          </table:table-cell>
          <table:table-cell table:formula="of:=[.B23]-MIN([.$B$9:.$B$45])" office:value-type="float" office:value="0.00112676000003376" calcext:value-type="float">
            <text:p>0,00113</text:p>
          </table:table-cell>
          <table:table-cell table:formula="of:=[.C23]*627.5" office:value-type="float" office:value="0.707041900021181" calcext:value-type="float">
            <text:p>0,707042</text:p>
          </table:table-cell>
          <table:table-cell/>
          <table:table-cell table:formula="of:=0.5*[.$F$2]*(1+COS(([.$F$3]*[.$A23]-[.$F$4])*PI()/180))" office:value-type="float" office:value="1.06581394556308" calcext:value-type="float">
            <text:p>1,065814</text:p>
          </table:table-cell>
          <table:table-cell table:formula="of:=0.5*[.$G$2]*(1+COS(([.$G$3]*[.$A23]-[.$G$4])*PI()/180))" office:value-type="float" office:value="0.151411557015266" calcext:value-type="float">
            <text:p>0,151412</text:p>
          </table:table-cell>
          <table:table-cell table:formula="of:=0.5*[.$H$2]*(1+COS(([.$H$3]*[.$A23]-[.$H$4])*PI()/180))" office:value-type="float" office:value="-0.679636389564765" calcext:value-type="float">
            <text:p>-0,679636</text:p>
          </table:table-cell>
          <table:table-cell table:formula="of:=[.F23]+[.G23]+[.H23]" office:value-type="float" office:value="0.537589113013585" calcext:value-type="float">
            <text:p>0,5375891</text:p>
          </table:table-cell>
          <table:table-cell table:formula="of:=([.D23]-[.I23])^2" office:value-type="float" office:value="0.0287142470246417" calcext:value-type="float">
            <text:p>0,0287142</text:p>
          </table:table-cell>
          <table:table-cell/>
          <table:table-cell table:formula="of:=0.5*[.$L$2]*(1+COS(([.$L$3]*[.$A23]-[.$L$4])*PI()/180))" office:value-type="float" office:value="1.02161559781247" calcext:value-type="float">
            <text:p>1,021616</text:p>
          </table:table-cell>
          <table:table-cell table:formula="of:=0.5*[.$M$2]*(1+COS(([.$M$3]*[.$A23]-[.$M$4])*PI()/180))" office:value-type="float" office:value="-0.0961491232857731" calcext:value-type="float">
            <text:p>-0,096149</text:p>
          </table:table-cell>
          <table:table-cell table:formula="of:=0.5*[.$N$2]*(1+COS(([.$N$3]*[.$A23]-[.$N$4])*PI()/180))" office:value-type="float" office:value="-0.508979454356555" calcext:value-type="float">
            <text:p>-0,508979</text:p>
          </table:table-cell>
          <table:table-cell table:formula="of:=0.5*[.$O$2]*(1+COS(([.$O$3]*[.$A23]-[.$O$4])*PI()/180))" office:value-type="float" office:value="0.24042506426791" calcext:value-type="float">
            <text:p>0,240425</text:p>
          </table:table-cell>
          <table:table-cell table:formula="of:=0.5*[.$P$2]*(1+COS(([.$P$3]*[.$A23]-[.$P$4])*PI()/180))" office:value-type="float" office:value="0.024355904995774" calcext:value-type="float">
            <text:p>0,024356</text:p>
          </table:table-cell>
          <table:table-cell table:formula="of:=[.L23]+[.M23]+[.N23]+[.O23]+[.P23]" office:value-type="float" office:value="0.681267989433831" calcext:value-type="float">
            <text:p>0,6812680</text:p>
          </table:table-cell>
          <table:table-cell table:formula="of:=([.D23]-[.Q23])^2" office:value-type="float" office:value="0.000664294466964736" calcext:value-type="float">
            <text:p>0,0006643</text:p>
          </table:table-cell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office:value-type="float" office:value="-1104.67593968" calcext:value-type="float">
            <text:p>-1104,67593968</text:p>
          </table:table-cell>
          <table:table-cell table:formula="of:=[.B24]-MIN([.$B$9:.$B$45])" office:value-type="float" office:value="0.000515250000034939" calcext:value-type="float">
            <text:p>0,00052</text:p>
          </table:table-cell>
          <table:table-cell table:formula="of:=[.C24]*627.5" office:value-type="float" office:value="0.323319375021924" calcext:value-type="float">
            <text:p>0,323319</text:p>
          </table:table-cell>
          <table:table-cell/>
          <table:table-cell table:formula="of:=0.5*[.$F$2]*(1+COS(([.$F$3]*[.$A24]-[.$F$4])*PI()/180))" office:value-type="float" office:value="0.644896543064842" calcext:value-type="float">
            <text:p>0,644897</text:p>
          </table:table-cell>
          <table:table-cell table:formula="of:=0.5*[.$G$2]*(1+COS(([.$G$3]*[.$A24]-[.$G$4])*PI()/180))" office:value-type="float" office:value="0.0867116506817212" calcext:value-type="float">
            <text:p>0,086712</text:p>
          </table:table-cell>
          <table:table-cell table:formula="of:=0.5*[.$H$2]*(1+COS(([.$H$3]*[.$A24]-[.$H$4])*PI()/180))" office:value-type="float" office:value="-0.525570737876113" calcext:value-type="float">
            <text:p>-0,525571</text:p>
          </table:table-cell>
          <table:table-cell table:formula="of:=[.F24]+[.G24]+[.H24]" office:value-type="float" office:value="0.20603745587045" calcext:value-type="float">
            <text:p>0,2060375</text:p>
          </table:table-cell>
          <table:table-cell table:formula="of:=([.D24]-[.I24])^2" office:value-type="float" office:value="0.013755048559853" calcext:value-type="float">
            <text:p>0,0137550</text:p>
          </table:table-cell>
          <table:table-cell/>
          <table:table-cell table:formula="of:=0.5*[.$L$2]*(1+COS(([.$L$3]*[.$A24]-[.$L$4])*PI()/180))" office:value-type="float" office:value="0.618132744538868" calcext:value-type="float">
            <text:p>0,618133</text:p>
          </table:table-cell>
          <table:table-cell table:formula="of:=0.5*[.$M$2]*(1+COS(([.$M$3]*[.$A24]-[.$M$4])*PI()/180))" office:value-type="float" office:value="-0.192332150482272" calcext:value-type="float">
            <text:p>-0,192332</text:p>
          </table:table-cell>
          <table:table-cell table:formula="of:=0.5*[.$N$2]*(1+COS(([.$N$3]*[.$A24]-[.$N$4])*PI()/180))" office:value-type="float" office:value="-0.502409077046945" calcext:value-type="float">
            <text:p>-0,502409</text:p>
          </table:table-cell>
          <table:table-cell table:formula="of:=0.5*[.$O$2]*(1+COS(([.$O$3]*[.$A24]-[.$O$4])*PI()/180))" office:value-type="float" office:value="0.177206747068135" calcext:value-type="float">
            <text:p>0,177207</text:p>
          </table:table-cell>
          <table:table-cell table:formula="of:=0.5*[.$P$2]*(1+COS(([.$P$3]*[.$A24]-[.$P$4])*PI()/180))" office:value-type="float" office:value="0.201844062368858" calcext:value-type="float">
            <text:p>0,201844</text:p>
          </table:table-cell>
          <table:table-cell table:formula="of:=[.L24]+[.M24]+[.N24]+[.O24]+[.P24]" office:value-type="float" office:value="0.302442326446644" calcext:value-type="float">
            <text:p>0,3024423</text:p>
          </table:table-cell>
          <table:table-cell table:formula="of:=([.D24]-[.Q24])^2" office:value-type="float" office:value="0.000435851157214608" calcext:value-type="float">
            <text:p>0,0004359</text:p>
          </table:table-cell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office:value-type="float" office:value="-1104.67627969" calcext:value-type="float">
            <text:p>-1104,67627969</text:p>
          </table:table-cell>
          <table:table-cell table:formula="of:=[.B25]-MIN([.$B$9:.$B$45])" office:value-type="float" office:value="0.000175240000089616" calcext:value-type="float">
            <text:p>0,00018</text:p>
          </table:table-cell>
          <table:table-cell table:formula="of:=[.C25]*627.5" office:value-type="float" office:value="0.109963100056234" calcext:value-type="float">
            <text:p>0,109963</text:p>
          </table:table-cell>
          <table:table-cell/>
          <table:table-cell table:formula="of:=0.5*[.$F$2]*(1+COS(([.$F$3]*[.$A25]-[.$F$4])*PI()/180))" office:value-type="float" office:value="0.301759006835729" calcext:value-type="float">
            <text:p>0,301759</text:p>
          </table:table-cell>
          <table:table-cell table:formula="of:=0.5*[.$G$2]*(1+COS(([.$G$3]*[.$A25]-[.$G$4])*PI()/180))" office:value-type="float" office:value="0.0390376109135551" calcext:value-type="float">
            <text:p>0,039038</text:p>
          </table:table-cell>
          <table:table-cell table:formula="of:=0.5*[.$H$2]*(1+COS(([.$H$3]*[.$A25]-[.$H$4])*PI()/180))" office:value-type="float" office:value="-0.289533684279993" calcext:value-type="float">
            <text:p>-0,289534</text:p>
          </table:table-cell>
          <table:table-cell table:formula="of:=[.F25]+[.G25]+[.H25]" office:value-type="float" office:value="0.0512629334692908" calcext:value-type="float">
            <text:p>0,0512629</text:p>
          </table:table-cell>
          <table:table-cell table:formula="of:=([.D25]-[.I25])^2" office:value-type="float" office:value="0.00344570955733488" calcext:value-type="float">
            <text:p>0,0034457</text:p>
          </table:table-cell>
          <table:table-cell/>
          <table:table-cell table:formula="of:=0.5*[.$L$2]*(1+COS(([.$L$3]*[.$A25]-[.$L$4])*PI()/180))" office:value-type="float" office:value="0.289217688467458" calcext:value-type="float">
            <text:p>0,289218</text:p>
          </table:table-cell>
          <table:table-cell table:formula="of:=0.5*[.$M$2]*(1+COS(([.$M$3]*[.$A25]-[.$M$4])*PI()/180))" office:value-type="float" office:value="-0.288527589412581" calcext:value-type="float">
            <text:p>-0,288528</text:p>
          </table:table-cell>
          <table:table-cell table:formula="of:=0.5*[.$N$2]*(1+COS(([.$N$3]*[.$A25]-[.$N$4])*PI()/180))" office:value-type="float" office:value="-0.488313053356406" calcext:value-type="float">
            <text:p>-0,488313</text:p>
          </table:table-cell>
          <table:table-cell table:formula="of:=0.5*[.$O$2]*(1+COS(([.$O$3]*[.$A25]-[.$O$4])*PI()/180))" office:value-type="float" office:value="0.121370919926384" calcext:value-type="float">
            <text:p>0,121371</text:p>
          </table:table-cell>
          <table:table-cell table:formula="of:=0.5*[.$P$2]*(1+COS(([.$P$3]*[.$A25]-[.$P$4])*PI()/180))" office:value-type="float" office:value="0.473741375698386" calcext:value-type="float">
            <text:p>0,473741</text:p>
          </table:table-cell>
          <table:table-cell table:formula="of:=[.L25]+[.M25]+[.N25]+[.O25]+[.P25]" office:value-type="float" office:value="0.107489341323241" calcext:value-type="float">
            <text:p>0,1074893</text:p>
          </table:table-cell>
          <table:table-cell table:formula="of:=([.D25]-[.Q25])^2" office:value-type="float" office:value="0.00000611948226906129" calcext:value-type="float">
            <text:p>0,0000061</text:p>
          </table:table-cell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office:value-type="float" office:value="-1104.67642138" calcext:value-type="float">
            <text:p>-1104,67642138</text:p>
          </table:table-cell>
          <table:table-cell table:formula="of:=[.B26]-MIN([.$B$9:.$B$45])" office:value-type="float" office:value="0.000033550000125615" calcext:value-type="float">
            <text:p>0,00003</text:p>
          </table:table-cell>
          <table:table-cell table:formula="of:=[.C26]*627.5" office:value-type="float" office:value="0.0210526250788234" calcext:value-type="float">
            <text:p>0,021053</text:p>
          </table:table-cell>
          <table:table-cell/>
          <table:table-cell table:formula="of:=0.5*[.$F$2]*(1+COS(([.$F$3]*[.$A26]-[.$F$4])*PI()/180))" office:value-type="float" office:value="0.0777887879156613" calcext:value-type="float">
            <text:p>0,077789</text:p>
          </table:table-cell>
          <table:table-cell table:formula="of:=0.5*[.$G$2]*(1+COS(([.$G$3]*[.$A26]-[.$G$4])*PI()/180))" office:value-type="float" office:value="0.00983798928489577" calcext:value-type="float">
            <text:p>0,009838</text:p>
          </table:table-cell>
          <table:table-cell table:formula="of:=0.5*[.$H$2]*(1+COS(([.$H$3]*[.$A26]-[.$H$4])*PI()/180))" office:value-type="float" office:value="-0.0819695894136764" calcext:value-type="float">
            <text:p>-0,081970</text:p>
          </table:table-cell>
          <table:table-cell table:formula="of:=[.F26]+[.G26]+[.H26]" office:value-type="float" office:value="0.00565718778688061" calcext:value-type="float">
            <text:p>0,0056572</text:p>
          </table:table-cell>
          <table:table-cell table:formula="of:=([.D26]-[.I26])^2" office:value-type="float" office:value="0.000237019489410144" calcext:value-type="float">
            <text:p>0,0002370</text:p>
          </table:table-cell>
          <table:table-cell/>
          <table:table-cell table:formula="of:=0.5*[.$L$2]*(1+COS(([.$L$3]*[.$A26]-[.$L$4])*PI()/180))" office:value-type="float" office:value="0.0745424396296868" calcext:value-type="float">
            <text:p>0,074542</text:p>
          </table:table-cell>
          <table:table-cell table:formula="of:=0.5*[.$M$2]*(1+COS(([.$M$3]*[.$A26]-[.$M$4])*PI()/180))" office:value-type="float" office:value="-0.358959949899765" calcext:value-type="float">
            <text:p>-0,358960</text:p>
          </table:table-cell>
          <table:table-cell table:formula="of:=0.5*[.$N$2]*(1+COS(([.$N$3]*[.$A26]-[.$N$4])*PI()/180))" office:value-type="float" office:value="-0.467119683831842" calcext:value-type="float">
            <text:p>-0,467120</text:p>
          </table:table-cell>
          <table:table-cell table:formula="of:=0.5*[.$O$2]*(1+COS(([.$O$3]*[.$A26]-[.$O$4])*PI()/180))" office:value-type="float" office:value="0.0746141261960677" calcext:value-type="float">
            <text:p>0,074614</text:p>
          </table:table-cell>
          <table:table-cell table:formula="of:=0.5*[.$P$2]*(1+COS(([.$P$3]*[.$A26]-[.$P$4])*PI()/180))" office:value-type="float" office:value="0.712824070275431" calcext:value-type="float">
            <text:p>0,712824</text:p>
          </table:table-cell>
          <table:table-cell table:formula="of:=[.L26]+[.M26]+[.N26]+[.O26]+[.P26]" office:value-type="float" office:value="0.0359010023695779" calcext:value-type="float">
            <text:p>0,0359010</text:p>
          </table:table-cell>
          <table:table-cell table:formula="of:=([.D26]-[.Q26])^2" office:value-type="float" office:value="0.000220474308168594" calcext:value-type="float">
            <text:p>0,0002205</text:p>
          </table:table-cell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office:value-type="float" office:value="-1104.67645493" calcext:value-type="float">
            <text:p>-1104,67645493</text:p>
          </table:table-cell>
          <table:table-cell table:formula="of:=[.B27]-MIN([.$B$9:.$B$45])" office:value-type="float" office:value="0" calcext:value-type="float">
            <text:p>0,00000</text:p>
          </table:table-cell>
          <table:table-cell table:formula="of:=[.C27]*627.5" office:value-type="float" office:value="0" calcext:value-type="float">
            <text:p>0,000000</text:p>
          </table:table-cell>
          <table:table-cell/>
          <table:table-cell table:formula="of:=0.5*[.$F$2]*(1+COS(([.$F$3]*[.$A27]-[.$F$4])*PI()/180))" office:value-type="float" office:value="0.000000000154789358504712" calcext:value-type="float">
            <text:p>0,000000</text:p>
          </table:table-cell>
          <table:table-cell table:formula="of:=0.5*[.$G$2]*(1+COS(([.$G$3]*[.$A27]-[.$G$4])*PI()/180))" office:value-type="float" office:value="0.00000000152320860525806" calcext:value-type="float">
            <text:p>0,000000</text:p>
          </table:table-cell>
          <table:table-cell table:formula="of:=0.5*[.$H$2]*(1+COS(([.$H$3]*[.$A27]-[.$H$4])*PI()/180))" office:value-type="float" office:value="-0.0000000000830718266292511" calcext:value-type="float">
            <text:p>0,000000</text:p>
          </table:table-cell>
          <table:table-cell table:formula="of:=[.F27]+[.G27]+[.H27]" office:value-type="float" office:value="0.00000000159492613713352" calcext:value-type="float">
            <text:p>0,0000000</text:p>
          </table:table-cell>
          <table:table-cell table:formula="of:=([.D27]-[.I27])^2" office:value-type="float" office:value="2.54378938291165E-018" calcext:value-type="float">
            <text:p>0,0000000</text:p>
          </table:table-cell>
          <table:table-cell/>
          <table:table-cell table:formula="of:=0.5*[.$L$2]*(1+COS(([.$L$3]*[.$A27]-[.$L$4])*PI()/180))" office:value-type="float" office:value="0.00000000130463288520824" calcext:value-type="float">
            <text:p>0,000000</text:p>
          </table:table-cell>
          <table:table-cell table:formula="of:=0.5*[.$M$2]*(1+COS(([.$M$3]*[.$A27]-[.$M$4])*PI()/180))" office:value-type="float" office:value="-0.384756937830267" calcext:value-type="float">
            <text:p>-0,384757</text:p>
          </table:table-cell>
          <table:table-cell table:formula="of:=0.5*[.$N$2]*(1+COS(([.$N$3]*[.$A27]-[.$N$4])*PI()/180))" office:value-type="float" office:value="-0.439472918281895" calcext:value-type="float">
            <text:p>-0,439473</text:p>
          </table:table-cell>
          <table:table-cell table:formula="of:=0.5*[.$O$2]*(1+COS(([.$O$3]*[.$A27]-[.$O$4])*PI()/180))" office:value-type="float" office:value="0.0383570473946027" calcext:value-type="float">
            <text:p>0,038357</text:p>
          </table:table-cell>
          <table:table-cell table:formula="of:=0.5*[.$P$2]*(1+COS(([.$P$3]*[.$A27]-[.$P$4])*PI()/180))" office:value-type="float" office:value="0.807222696199218" calcext:value-type="float">
            <text:p>0,807223</text:p>
          </table:table-cell>
          <table:table-cell table:formula="of:=[.L27]+[.M27]+[.N27]+[.O27]+[.P27]" office:value-type="float" office:value="0.021349888786291" calcext:value-type="float">
            <text:p>0,0213499</text:p>
          </table:table-cell>
          <table:table-cell table:formula="of:=([.D27]-[.Q27])^2" office:value-type="float" office:value="0.000455817751186993" calcext:value-type="float">
            <text:p>0,0004558</text:p>
          </table:table-cell>
        </table:table-row>
        <table:table-row table:style-name="ro1">
          <table:table-cell table:style-name="ce15" table:formula="of:=[.A27]+10" office:value-type="float" office:value="190" calcext:value-type="float">
            <text:p>190</text:p>
          </table:table-cell>
          <table:table-cell office:value-type="float" office:value="-1104.67642124" calcext:value-type="float">
            <text:p>-1104,67642124</text:p>
          </table:table-cell>
          <table:table-cell table:formula="of:=[.B28]-MIN([.$B$9:.$B$45])" office:value-type="float" office:value="0.000033690000009301" calcext:value-type="float">
            <text:p>0,00003</text:p>
          </table:table-cell>
          <table:table-cell table:formula="of:=[.C28]*627.5" office:value-type="float" office:value="0.0211404750058364" calcext:value-type="float">
            <text:p>0,021140</text:p>
          </table:table-cell>
          <table:table-cell/>
          <table:table-cell table:formula="of:=0.5*[.$F$2]*(1+COS(([.$F$3]*[.$A28]-[.$F$4])*PI()/180))" office:value-type="float" office:value="0.0777751193973126" calcext:value-type="float">
            <text:p>0,077775</text:p>
          </table:table-cell>
          <table:table-cell table:formula="of:=0.5*[.$G$2]*(1+COS(([.$G$3]*[.$A28]-[.$G$4])*PI()/180))" office:value-type="float" office:value="0.00982256990837039" calcext:value-type="float">
            <text:p>0,009823</text:p>
          </table:table-cell>
          <table:table-cell table:formula="of:=0.5*[.$H$2]*(1+COS(([.$H$3]*[.$A28]-[.$H$4])*PI()/180))" office:value-type="float" office:value="-0.0819793981264799" calcext:value-type="float">
            <text:p>-0,081979</text:p>
          </table:table-cell>
          <table:table-cell table:formula="of:=[.F28]+[.G28]+[.H28]" office:value-type="float" office:value="0.00561829117920309" calcext:value-type="float">
            <text:p>0,0056183</text:p>
          </table:table-cell>
          <table:table-cell table:formula="of:=([.D28]-[.I28])^2" office:value-type="float" office:value="0.000240938190747796" calcext:value-type="float">
            <text:p>0,0002409</text:p>
          </table:table-cell>
          <table:table-cell/>
          <table:table-cell table:formula="of:=0.5*[.$L$2]*(1+COS(([.$L$3]*[.$A28]-[.$L$4])*PI()/180))" office:value-type="float" office:value="0.0745812916835207" calcext:value-type="float">
            <text:p>0,074581</text:p>
          </table:table-cell>
          <table:table-cell table:formula="of:=0.5*[.$M$2]*(1+COS(([.$M$3]*[.$A28]-[.$M$4])*PI()/180))" office:value-type="float" office:value="-0.359006271120953" calcext:value-type="float">
            <text:p>-0,359006</text:p>
          </table:table-cell>
          <table:table-cell table:formula="of:=0.5*[.$N$2]*(1+COS(([.$N$3]*[.$A28]-[.$N$4])*PI()/180))" office:value-type="float" office:value="-0.406212789687862" calcext:value-type="float">
            <text:p>-0,406213</text:p>
          </table:table-cell>
          <table:table-cell table:formula="of:=0.5*[.$O$2]*(1+COS(([.$O$3]*[.$A28]-[.$O$4])*PI()/180))" office:value-type="float" office:value="0.0137013365144048" calcext:value-type="float">
            <text:p>0,013701</text:p>
          </table:table-cell>
          <table:table-cell table:formula="of:=0.5*[.$P$2]*(1+COS(([.$P$3]*[.$A28]-[.$P$4])*PI()/180))" office:value-type="float" office:value="0.71276708727614" calcext:value-type="float">
            <text:p>0,712767</text:p>
          </table:table-cell>
          <table:table-cell table:formula="of:=[.L28]+[.M28]+[.N28]+[.O28]+[.P28]" office:value-type="float" office:value="0.0358306546652513" calcext:value-type="float">
            <text:p>0,0358307</text:p>
          </table:table-cell>
          <table:table-cell table:formula="of:=([.D28]-[.Q28])^2" office:value-type="float" office:value="0.000215801378425887" calcext:value-type="float">
            <text:p>0,0002158</text:p>
          </table:table-cell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office:value-type="float" office:value="-1104.67627967" calcext:value-type="float">
            <text:p>-1104,67627967</text:p>
          </table:table-cell>
          <table:table-cell table:formula="of:=[.B29]-MIN([.$B$9:.$B$45])" office:value-type="float" office:value="0.000175260000105482" calcext:value-type="float">
            <text:p>0,00018</text:p>
          </table:table-cell>
          <table:table-cell table:formula="of:=[.C29]*627.5" office:value-type="float" office:value="0.10997565006619" calcext:value-type="float">
            <text:p>0,109976</text:p>
          </table:table-cell>
          <table:table-cell/>
          <table:table-cell table:formula="of:=0.5*[.$F$2]*(1+COS(([.$F$3]*[.$A29]-[.$F$4])*PI()/180))" office:value-type="float" office:value="0.301733318424071" calcext:value-type="float">
            <text:p>0,301733</text:p>
          </table:table-cell>
          <table:table-cell table:formula="of:=0.5*[.$G$2]*(1+COS(([.$G$3]*[.$A29]-[.$G$4])*PI()/180))" office:value-type="float" office:value="0.0390072406704573" calcext:value-type="float">
            <text:p>0,039007</text:p>
          </table:table-cell>
          <table:table-cell table:formula="of:=0.5*[.$H$2]*(1+COS(([.$H$3]*[.$A29]-[.$H$4])*PI()/180))" office:value-type="float" office:value="-0.289548712099867" calcext:value-type="float">
            <text:p>-0,289549</text:p>
          </table:table-cell>
          <table:table-cell table:formula="of:=[.F29]+[.G29]+[.H29]" office:value-type="float" office:value="0.0511918469946607" calcext:value-type="float">
            <text:p>0,0511918</text:p>
          </table:table-cell>
          <table:table-cell table:formula="of:=([.D29]-[.I29])^2" office:value-type="float" office:value="0.0034555355035523" calcext:value-type="float">
            <text:p>0,0034555</text:p>
          </table:table-cell>
          <table:table-cell/>
          <table:table-cell table:formula="of:=0.5*[.$L$2]*(1+COS(([.$L$3]*[.$A29]-[.$L$4])*PI()/180))" office:value-type="float" office:value="0.289290706444038" calcext:value-type="float">
            <text:p>0,289291</text:p>
          </table:table-cell>
          <table:table-cell table:formula="of:=0.5*[.$M$2]*(1+COS(([.$M$3]*[.$A29]-[.$M$4])*PI()/180))" office:value-type="float" office:value="-0.288607820121146" calcext:value-type="float">
            <text:p>-0,288608</text:p>
          </table:table-cell>
          <table:table-cell table:formula="of:=0.5*[.$N$2]*(1+COS(([.$N$3]*[.$A29]-[.$N$4])*PI()/180))" office:value-type="float" office:value="-0.368349890226634" calcext:value-type="float">
            <text:p>-0,368350</text:p>
          </table:table-cell>
          <table:table-cell table:formula="of:=0.5*[.$O$2]*(1+COS(([.$O$3]*[.$A29]-[.$O$4])*PI()/180))" office:value-type="float" office:value="0.00139614485417639" calcext:value-type="float">
            <text:p>0,001396</text:p>
          </table:table-cell>
          <table:table-cell table:formula="of:=0.5*[.$P$2]*(1+COS(([.$P$3]*[.$A29]-[.$P$4])*PI()/180))" office:value-type="float" office:value="0.473654072678467" calcext:value-type="float">
            <text:p>0,473654</text:p>
          </table:table-cell>
          <table:table-cell table:formula="of:=[.L29]+[.M29]+[.N29]+[.O29]+[.P29]" office:value-type="float" office:value="0.107383213628901" calcext:value-type="float">
            <text:p>0,1073832</text:p>
          </table:table-cell>
          <table:table-cell table:formula="of:=([.D29]-[.Q29])^2" office:value-type="float" office:value="0.00000672072668138002" calcext:value-type="float">
            <text:p>0,0000067</text:p>
          </table:table-cell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office:value-type="float" office:value="-1104.67593975" calcext:value-type="float">
            <text:p>-1104,67593975</text:p>
          </table:table-cell>
          <table:table-cell table:formula="of:=[.B30]-MIN([.$B$9:.$B$45])" office:value-type="float" office:value="0.000515180000093096" calcext:value-type="float">
            <text:p>0,00052</text:p>
          </table:table-cell>
          <table:table-cell table:formula="of:=[.C30]*627.5" office:value-type="float" office:value="0.323275450058418" calcext:value-type="float">
            <text:p>0,323275</text:p>
          </table:table-cell>
          <table:table-cell/>
          <table:table-cell table:formula="of:=0.5*[.$F$2]*(1+COS(([.$F$3]*[.$A30]-[.$F$4])*PI()/180))" office:value-type="float" office:value="0.644861933161441" calcext:value-type="float">
            <text:p>0,644862</text:p>
          </table:table-cell>
          <table:table-cell table:formula="of:=0.5*[.$G$2]*(1+COS(([.$G$3]*[.$A30]-[.$G$4])*PI()/180))" office:value-type="float" office:value="0.0866672523565195" calcext:value-type="float">
            <text:p>0,086667</text:p>
          </table:table-cell>
          <table:table-cell table:formula="of:=0.5*[.$H$2]*(1+COS(([.$H$3]*[.$A30]-[.$H$4])*PI()/180))" office:value-type="float" office:value="-0.525583953119124" calcext:value-type="float">
            <text:p>-0,525584</text:p>
          </table:table-cell>
          <table:table-cell table:formula="of:=[.F30]+[.G30]+[.H30]" office:value-type="float" office:value="0.205945232398836" calcext:value-type="float">
            <text:p>0,2059452</text:p>
          </table:table-cell>
          <table:table-cell table:formula="of:=([.D30]-[.I30])^2" office:value-type="float" office:value="0.0137663799760448" calcext:value-type="float">
            <text:p>0,0137664</text:p>
          </table:table-cell>
          <table:table-cell/>
          <table:table-cell table:formula="of:=0.5*[.$L$2]*(1+COS(([.$L$3]*[.$A30]-[.$L$4])*PI()/180))" office:value-type="float" office:value="0.618231121392589" calcext:value-type="float">
            <text:p>0,618231</text:p>
          </table:table-cell>
          <table:table-cell table:formula="of:=0.5*[.$M$2]*(1+COS(([.$M$3]*[.$A30]-[.$M$4])*PI()/180))" office:value-type="float" office:value="-0.192424792924647" calcext:value-type="float">
            <text:p>-0,192425</text:p>
          </table:table-cell>
          <table:table-cell table:formula="of:=0.5*[.$N$2]*(1+COS(([.$N$3]*[.$A30]-[.$N$4])*PI()/180))" office:value-type="float" office:value="-0.32703466493879" calcext:value-type="float">
            <text:p>-0,327035</text:p>
          </table:table-cell>
          <table:table-cell table:formula="of:=0.5*[.$O$2]*(1+COS(([.$O$3]*[.$A30]-[.$O$4])*PI()/180))" office:value-type="float" office:value="0.00181535943578644" calcext:value-type="float">
            <text:p>0,001815</text:p>
          </table:table-cell>
          <table:table-cell table:formula="of:=0.5*[.$P$2]*(1+COS(([.$P$3]*[.$A30]-[.$P$4])*PI()/180))" office:value-type="float" office:value="0.201767289381597" calcext:value-type="float">
            <text:p>0,201767</text:p>
          </table:table-cell>
          <table:table-cell table:formula="of:=[.L30]+[.M30]+[.N30]+[.O30]+[.P30]" office:value-type="float" office:value="0.302354312346535" calcext:value-type="float">
            <text:p>0,3023543</text:p>
          </table:table-cell>
          <table:table-cell table:formula="of:=([.D30]-[.Q30])^2" office:value-type="float" office:value="0.000437694003159572" calcext:value-type="float">
            <text:p>0,0004377</text:p>
          </table:table-cell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office:value-type="float" office:value="-1104.67532816" calcext:value-type="float">
            <text:p>-1104,67532816</text:p>
          </table:table-cell>
          <table:table-cell table:formula="of:=[.B31]-MIN([.$B$9:.$B$45])" office:value-type="float" office:value="0.00112677000015537" calcext:value-type="float">
            <text:p>0,00113</text:p>
          </table:table-cell>
          <table:table-cell table:formula="of:=[.C31]*627.5" office:value-type="float" office:value="0.707048175097498" calcext:value-type="float">
            <text:p>0,707048</text:p>
          </table:table-cell>
          <table:table-cell/>
          <table:table-cell table:formula="of:=0.5*[.$F$2]*(1+COS(([.$F$3]*[.$A31]-[.$F$4])*PI()/180))" office:value-type="float" office:value="1.06577458863308" calcext:value-type="float">
            <text:p>1,065775</text:p>
          </table:table-cell>
          <table:table-cell table:formula="of:=0.5*[.$G$2]*(1+COS(([.$G$3]*[.$A31]-[.$G$4])*PI()/180))" office:value-type="float" office:value="0.151354479628605" calcext:value-type="float">
            <text:p>0,151354</text:p>
          </table:table-cell>
          <table:table-cell table:formula="of:=0.5*[.$H$2]*(1+COS(([.$H$3]*[.$A31]-[.$H$4])*PI()/180))" office:value-type="float" office:value="-0.679641608671836" calcext:value-type="float">
            <text:p>-0,679642</text:p>
          </table:table-cell>
          <table:table-cell table:formula="of:=[.F31]+[.G31]+[.H31]" office:value-type="float" office:value="0.537487459589845" calcext:value-type="float">
            <text:p>0,5374875</text:p>
          </table:table-cell>
          <table:table-cell table:formula="of:=([.D31]-[.I31])^2" office:value-type="float" office:value="0.0287508362434671" calcext:value-type="float">
            <text:p>0,0287508</text:p>
          </table:table-cell>
          <table:table-cell/>
          <table:table-cell table:formula="of:=0.5*[.$L$2]*(1+COS(([.$L$3]*[.$A31]-[.$L$4])*PI()/180))" office:value-type="float" office:value="1.02172746784289" calcext:value-type="float">
            <text:p>1,021727</text:p>
          </table:table-cell>
          <table:table-cell table:formula="of:=0.5*[.$M$2]*(1+COS(([.$M$3]*[.$A31]-[.$M$4])*PI()/180))" office:value-type="float" office:value="-0.0962293539943383" calcext:value-type="float">
            <text:p>-0,096229</text:p>
          </table:table-cell>
          <table:table-cell table:formula="of:=0.5*[.$N$2]*(1+COS(([.$N$3]*[.$A31]-[.$N$4])*PI()/180))" office:value-type="float" office:value="-0.283522456038189" calcext:value-type="float">
            <text:p>-0,283522</text:p>
          </table:table-cell>
          <table:table-cell table:formula="of:=0.5*[.$O$2]*(1+COS(([.$O$3]*[.$A31]-[.$O$4])*PI()/180))" office:value-type="float" office:value="0.0149462426363054" calcext:value-type="float">
            <text:p>0,014946</text:p>
          </table:table-cell>
          <table:table-cell table:formula="of:=0.5*[.$P$2]*(1+COS(([.$P$3]*[.$A31]-[.$P$4])*PI()/180))" office:value-type="float" office:value="0.0243255849751466" calcext:value-type="float">
            <text:p>0,024326</text:p>
          </table:table-cell>
          <table:table-cell table:formula="of:=[.L31]+[.M31]+[.N31]+[.O31]+[.P31]" office:value-type="float" office:value="0.681247485421813" calcext:value-type="float">
            <text:p>0,6812475</text:p>
          </table:table-cell>
          <table:table-cell table:formula="of:=([.D31]-[.Q31])^2" office:value-type="float" office:value="0.000665675587740961" calcext:value-type="float">
            <text:p>0,0006657</text:p>
          </table:table-cell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office:value-type="float" office:value="-1104.67444811" calcext:value-type="float">
            <text:p>-1104,67444811</text:p>
          </table:table-cell>
          <table:table-cell table:formula="of:=[.B32]-MIN([.$B$9:.$B$45])" office:value-type="float" office:value="0.0020068200001333" calcext:value-type="float">
            <text:p>0,00201</text:p>
          </table:table-cell>
          <table:table-cell table:formula="of:=[.C32]*627.5" office:value-type="float" office:value="1.25927955008365" calcext:value-type="float">
            <text:p>1,259280</text:p>
          </table:table-cell>
          <table:table-cell/>
          <table:table-cell table:formula="of:=0.5*[.$F$2]*(1+COS(([.$F$3]*[.$A32]-[.$F$4])*PI()/180))" office:value-type="float" office:value="1.5137030065799" calcext:value-type="float">
            <text:p>1,513703</text:p>
          </table:table-cell>
          <table:table-cell table:formula="of:=0.5*[.$G$2]*(1+COS(([.$G$3]*[.$A32]-[.$G$4])*PI()/180))" office:value-type="float" office:value="0.231103433819369" calcext:value-type="float">
            <text:p>0,231103</text:p>
          </table:table-cell>
          <table:table-cell table:formula="of:=0.5*[.$H$2]*(1+COS(([.$H$3]*[.$A32]-[.$H$4])*PI()/180))" office:value-type="float" office:value="-0.679636389564764" calcext:value-type="float">
            <text:p>-0,679636</text:p>
          </table:table-cell>
          <table:table-cell table:formula="of:=[.F32]+[.G32]+[.H32]" office:value-type="float" office:value="1.06517005083451" calcext:value-type="float">
            <text:p>1,0651701</text:p>
          </table:table-cell>
          <table:table-cell table:formula="of:=([.D32]-[.I32])^2" office:value-type="float" office:value="0.0376784976987518" calcext:value-type="float">
            <text:p>0,0376785</text:p>
          </table:table-cell>
          <table:table-cell/>
          <table:table-cell table:formula="of:=0.5*[.$L$2]*(1+COS(([.$L$3]*[.$A32]-[.$L$4])*PI()/180))" office:value-type="float" office:value="1.45111213144118" calcext:value-type="float">
            <text:p>1,451112</text:p>
          </table:table-cell>
          <table:table-cell table:formula="of:=0.5*[.$M$2]*(1+COS(([.$M$3]*[.$A32]-[.$M$4])*PI()/180))" office:value-type="float" office:value="-0.0257969935071538" calcext:value-type="float">
            <text:p>-0,025797</text:p>
          </table:table-cell>
          <table:table-cell table:formula="of:=0.5*[.$N$2]*(1+COS(([.$N$3]*[.$A32]-[.$N$4])*PI()/180))" office:value-type="float" office:value="-0.239135359974034" calcext:value-type="float">
            <text:p>-0,239135</text:p>
          </table:table-cell>
          <table:table-cell table:formula="of:=0.5*[.$O$2]*(1+COS(([.$O$3]*[.$A32]-[.$O$4])*PI()/180))" office:value-type="float" office:value="0.0403898192142331" calcext:value-type="float">
            <text:p>0,040390</text:p>
          </table:table-cell>
          <table:table-cell table:formula="of:=0.5*[.$P$2]*(1+COS(([.$P$3]*[.$A32]-[.$P$4])*PI()/180))" office:value-type="float" office:value="0.0243559049957739" calcext:value-type="float">
            <text:p>0,024356</text:p>
          </table:table-cell>
          <table:table-cell table:formula="of:=[.L32]+[.M32]+[.N32]+[.O32]+[.P32]" office:value-type="float" office:value="1.25092550217" calcext:value-type="float">
            <text:p>1,2509255</text:p>
          </table:table-cell>
          <table:table-cell table:formula="of:=([.D32]-[.Q32])^2" office:value-type="float" office:value="0.0000697901165435769" calcext:value-type="float">
            <text:p>0,0000698</text:p>
          </table:table-cell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office:value-type="float" office:value="-1104.67340099" calcext:value-type="float">
            <text:p>-1104,67340099</text:p>
          </table:table-cell>
          <table:table-cell table:formula="of:=[.B33]-MIN([.$B$9:.$B$45])" office:value-type="float" office:value="0.00305394000019987" calcext:value-type="float">
            <text:p>0,00305</text:p>
          </table:table-cell>
          <table:table-cell table:formula="of:=[.C33]*627.5" office:value-type="float" office:value="1.91634735012542" calcext:value-type="float">
            <text:p>1,916347</text:p>
          </table:table-cell>
          <table:table-cell/>
          <table:table-cell table:formula="of:=0.5*[.$F$2]*(1+COS(([.$F$3]*[.$A33]-[.$F$4])*PI()/180))" office:value-type="float" office:value="1.93462040907814" calcext:value-type="float">
            <text:p>1,934620</text:p>
          </table:table-cell>
          <table:table-cell table:formula="of:=0.5*[.$G$2]*(1+COS(([.$G$3]*[.$A33]-[.$G$4])*PI()/180))" office:value-type="float" office:value="0.323490983310643" calcext:value-type="float">
            <text:p>0,323491</text:p>
          </table:table-cell>
          <table:table-cell table:formula="of:=0.5*[.$H$2]*(1+COS(([.$H$3]*[.$A33]-[.$H$4])*PI()/180))" office:value-type="float" office:value="-0.525570737876112" calcext:value-type="float">
            <text:p>-0,525571</text:p>
          </table:table-cell>
          <table:table-cell table:formula="of:=[.F33]+[.G33]+[.H33]" office:value-type="float" office:value="1.73254065451267" calcext:value-type="float">
            <text:p>1,7325407</text:p>
          </table:table-cell>
          <table:table-cell table:formula="of:=([.D33]-[.I33])^2" office:value-type="float" office:value="0.0337849013520764" calcext:value-type="float">
            <text:p>0,0337849</text:p>
          </table:table-cell>
          <table:table-cell/>
          <table:table-cell table:formula="of:=0.5*[.$L$2]*(1+COS(([.$L$3]*[.$A33]-[.$L$4])*PI()/180))" office:value-type="float" office:value="1.85459498471478" calcext:value-type="float">
            <text:p>1,854595</text:p>
          </table:table-cell>
          <table:table-cell table:formula="of:=0.5*[.$M$2]*(1+COS(([.$M$3]*[.$A33]-[.$M$4])*PI()/180))" office:value-type="float" office:value="-0.00000000557665195206417" calcext:value-type="float">
            <text:p>0,000000</text:p>
          </table:table-cell>
          <table:table-cell table:formula="of:=0.5*[.$N$2]*(1+COS(([.$N$3]*[.$A33]-[.$N$4])*PI()/180))" office:value-type="float" office:value="-0.195222056199282" calcext:value-type="float">
            <text:p>-0,195222</text:p>
          </table:table-cell>
          <table:table-cell table:formula="of:=0.5*[.$O$2]*(1+COS(([.$O$3]*[.$A33]-[.$O$4])*PI()/180))" office:value-type="float" office:value="0.07737299897032" calcext:value-type="float">
            <text:p>0,077373</text:p>
          </table:table-cell>
          <table:table-cell table:formula="of:=0.5*[.$P$2]*(1+COS(([.$P$3]*[.$A33]-[.$P$4])*PI()/180))" office:value-type="float" office:value="0.201844062368858" calcext:value-type="float">
            <text:p>0,201844</text:p>
          </table:table-cell>
          <table:table-cell table:formula="of:=[.L33]+[.M33]+[.N33]+[.O33]+[.P33]" office:value-type="float" office:value="1.93858998427803" calcext:value-type="float">
            <text:p>1,9385900</text:p>
          </table:table-cell>
          <table:table-cell table:formula="of:=([.D33]-[.Q33])^2" office:value-type="float" office:value="0.000494734774046728" calcext:value-type="float">
            <text:p>0,0004947</text:p>
          </table:table-cell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office:value-type="float" office:value="-1104.67236254" calcext:value-type="float">
            <text:p>-1104,67236254</text:p>
          </table:table-cell>
          <table:table-cell table:formula="of:=[.B34]-MIN([.$B$9:.$B$45])" office:value-type="float" office:value="0.0040923900000962" calcext:value-type="float">
            <text:p>0,00409</text:p>
          </table:table-cell>
          <table:table-cell table:formula="of:=[.C34]*627.5" office:value-type="float" office:value="2.56797472506037" calcext:value-type="float">
            <text:p>2,567975</text:p>
          </table:table-cell>
          <table:table-cell/>
          <table:table-cell table:formula="of:=0.5*[.$F$2]*(1+COS(([.$F$3]*[.$A34]-[.$F$4])*PI()/180))" office:value-type="float" office:value="2.27775794530726" calcext:value-type="float">
            <text:p>2,277758</text:p>
          </table:table-cell>
          <table:table-cell table:formula="of:=0.5*[.$G$2]*(1+COS(([.$G$3]*[.$A34]-[.$G$4])*PI()/180))" office:value-type="float" office:value="0.425709979161489" calcext:value-type="float">
            <text:p>0,425710</text:p>
          </table:table-cell>
          <table:table-cell table:formula="of:=0.5*[.$H$2]*(1+COS(([.$H$3]*[.$A34]-[.$H$4])*PI()/180))" office:value-type="float" office:value="-0.289533684279992" calcext:value-type="float">
            <text:p>-0,289534</text:p>
          </table:table-cell>
          <table:table-cell table:formula="of:=[.F34]+[.G34]+[.H34]" office:value-type="float" office:value="2.41393424018875" calcext:value-type="float">
            <text:p>2,4139342</text:p>
          </table:table-cell>
          <table:table-cell table:formula="of:=([.D34]-[.I34])^2" office:value-type="float" office:value="0.0237284709794817" calcext:value-type="float">
            <text:p>0,0237285</text:p>
          </table:table-cell>
          <table:table-cell/>
          <table:table-cell table:formula="of:=0.5*[.$L$2]*(1+COS(([.$L$3]*[.$A34]-[.$L$4])*PI()/180))" office:value-type="float" office:value="2.18351004078619" calcext:value-type="float">
            <text:p>2,183510</text:p>
          </table:table-cell>
          <table:table-cell table:formula="of:=0.5*[.$M$2]*(1+COS(([.$M$3]*[.$A34]-[.$M$4])*PI()/180))" office:value-type="float" office:value="-0.025750672285966" calcext:value-type="float">
            <text:p>-0,025751</text:p>
          </table:table-cell>
          <table:table-cell table:formula="of:=0.5*[.$N$2]*(1+COS(([.$N$3]*[.$A34]-[.$N$4])*PI()/180))" office:value-type="float" office:value="-0.153116828227923" calcext:value-type="float">
            <text:p>-0,153117</text:p>
          </table:table-cell>
          <table:table-cell table:formula="of:=0.5*[.$O$2]*(1+COS(([.$O$3]*[.$A34]-[.$O$4])*PI()/180))" office:value-type="float" office:value="0.12477206670207" calcext:value-type="float">
            <text:p>0,124772</text:p>
          </table:table-cell>
          <table:table-cell table:formula="of:=0.5*[.$P$2]*(1+COS(([.$P$3]*[.$A34]-[.$P$4])*PI()/180))" office:value-type="float" office:value="0.473741375698386" calcext:value-type="float">
            <text:p>0,473741</text:p>
          </table:table-cell>
          <table:table-cell table:formula="of:=[.L34]+[.M34]+[.N34]+[.O34]+[.P34]" office:value-type="float" office:value="2.60315598267276" calcext:value-type="float">
            <text:p>2,6031560</text:p>
          </table:table-cell>
          <table:table-cell table:formula="of:=([.D34]-[.Q34])^2" office:value-type="float" office:value="0.00123772088718946" calcext:value-type="float">
            <text:p>0,0012377</text:p>
          </table:table-cell>
        </table:table-row>
        <table:table-row table:style-name="ro1">
          <table:table-cell table:formula="of:=[.A34]+10" office:value-type="float" office:value="260" calcext:value-type="float">
            <text:p>260</text:p>
          </table:table-cell>
          <table:table-cell office:value-type="float" office:value="-1104.67155602" calcext:value-type="float">
            <text:p>-1104,67155602</text:p>
          </table:table-cell>
          <table:table-cell table:formula="of:=[.B35]-MIN([.$B$9:.$B$45])" office:value-type="float" office:value="0.00489891000006537" calcext:value-type="float">
            <text:p>0,00490</text:p>
          </table:table-cell>
          <table:table-cell table:formula="of:=[.C35]*627.5" office:value-type="float" office:value="3.07406602504102" calcext:value-type="float">
            <text:p>3,074066</text:p>
          </table:table-cell>
          <table:table-cell/>
          <table:table-cell table:formula="of:=0.5*[.$F$2]*(1+COS(([.$F$3]*[.$A35]-[.$F$4])*PI()/180))" office:value-type="float" office:value="2.50172816422733" calcext:value-type="float">
            <text:p>2,501728</text:p>
          </table:table-cell>
          <table:table-cell table:formula="of:=0.5*[.$G$2]*(1+COS(([.$G$3]*[.$A35]-[.$G$4])*PI()/180))" office:value-type="float" office:value="0.534654548908288" calcext:value-type="float">
            <text:p>0,534655</text:p>
          </table:table-cell>
          <table:table-cell table:formula="of:=0.5*[.$H$2]*(1+COS(([.$H$3]*[.$A35]-[.$H$4])*PI()/180))" office:value-type="float" office:value="-0.0819695894136761" calcext:value-type="float">
            <text:p>-0,081970</text:p>
          </table:table-cell>
          <table:table-cell table:formula="of:=[.F35]+[.G35]+[.H35]" office:value-type="float" office:value="2.95441312372194" calcext:value-type="float">
            <text:p>2,9544131</text:p>
          </table:table-cell>
          <table:table-cell table:formula="of:=([.D35]-[.I35])^2" office:value-type="float" office:value="0.0143168167940742" calcext:value-type="float">
            <text:p>0,0143168</text:p>
          </table:table-cell>
          <table:table-cell/>
          <table:table-cell table:formula="of:=0.5*[.$L$2]*(1+COS(([.$L$3]*[.$A35]-[.$L$4])*PI()/180))" office:value-type="float" office:value="2.39818528962396" calcext:value-type="float">
            <text:p>2,398185</text:p>
          </table:table-cell>
          <table:table-cell table:formula="of:=0.5*[.$M$2]*(1+COS(([.$M$3]*[.$A35]-[.$M$4])*PI()/180))" office:value-type="float" office:value="-0.0961491232857731" calcext:value-type="float">
            <text:p>-0,096149</text:p>
          </table:table-cell>
          <table:table-cell table:formula="of:=0.5*[.$N$2]*(1+COS(([.$N$3]*[.$A35]-[.$N$4])*PI()/180))" office:value-type="float" office:value="-0.114099022105594" calcext:value-type="float">
            <text:p>-0,114099</text:p>
          </table:table-cell>
          <table:table-cell table:formula="of:=0.5*[.$O$2]*(1+COS(([.$O$3]*[.$A35]-[.$O$4])*PI()/180))" office:value-type="float" office:value="0.181146825721538" calcext:value-type="float">
            <text:p>0,181147</text:p>
          </table:table-cell>
          <table:table-cell table:formula="of:=0.5*[.$P$2]*(1+COS(([.$P$3]*[.$A35]-[.$P$4])*PI()/180))" office:value-type="float" office:value="0.712824070275431" calcext:value-type="float">
            <text:p>0,712824</text:p>
          </table:table-cell>
          <table:table-cell table:formula="of:=[.L35]+[.M35]+[.N35]+[.O35]+[.P35]" office:value-type="float" office:value="3.08190804022956" calcext:value-type="float">
            <text:p>3,0819080</text:p>
          </table:table-cell>
          <table:table-cell table:formula="of:=([.D35]-[.Q35])^2" office:value-type="float" office:value="0.0000614972022173599" calcext:value-type="float">
            <text:p>0,0000615</text:p>
          </table:table-cell>
        </table:table-row>
        <table:table-row table:style-name="ro1">
          <table:table-cell table:formula="of:=[.A35]+10" office:value-type="float" office:value="270" calcext:value-type="float">
            <text:p>270</text:p>
          </table:table-cell>
          <table:table-cell office:value-type="float" office:value="-1104.67122433" calcext:value-type="float">
            <text:p>-1104,67122433</text:p>
          </table:table-cell>
          <table:table-cell table:formula="of:=[.B36]-MIN([.$B$9:.$B$45])" office:value-type="float" office:value="0.00523060000000442" calcext:value-type="float">
            <text:p>0,00523</text:p>
          </table:table-cell>
          <table:table-cell table:formula="of:=[.C36]*627.5" office:value-type="float" office:value="3.28220150000277" calcext:value-type="float">
            <text:p>3,282202</text:p>
          </table:table-cell>
          <table:table-cell/>
          <table:table-cell table:formula="of:=0.5*[.$F$2]*(1+COS(([.$F$3]*[.$A36]-[.$F$4])*PI()/180))" office:value-type="float" office:value="2.5795169519882" calcext:value-type="float">
            <text:p>2,579517</text:p>
          </table:table-cell>
          <table:table-cell table:formula="of:=0.5*[.$G$2]*(1+COS(([.$G$3]*[.$A36]-[.$G$4])*PI()/180))" office:value-type="float" office:value="0.647014466927895" calcext:value-type="float">
            <text:p>0,647014</text:p>
          </table:table-cell>
          <table:table-cell table:formula="of:=0.5*[.$H$2]*(1+COS(([.$H$3]*[.$A36]-[.$H$4])*PI()/180))" office:value-type="float" office:value="-0.0000000000830718266292511" calcext:value-type="float">
            <text:p>0,000000</text:p>
          </table:table-cell>
          <table:table-cell table:formula="of:=[.F36]+[.G36]+[.H36]" office:value-type="float" office:value="3.22653141883302" calcext:value-type="float">
            <text:p>3,2265314</text:p>
          </table:table-cell>
          <table:table-cell table:formula="of:=([.D36]-[.I36])^2" office:value-type="float" office:value="0.00309915793744652" calcext:value-type="float">
            <text:p>0,0030992</text:p>
          </table:table-cell>
          <table:table-cell/>
          <table:table-cell table:formula="of:=0.5*[.$L$2]*(1+COS(([.$L$3]*[.$A36]-[.$L$4])*PI()/180))" office:value-type="float" office:value="2.47272772794902" calcext:value-type="float">
            <text:p>2,472728</text:p>
          </table:table-cell>
          <table:table-cell table:formula="of:=0.5*[.$M$2]*(1+COS(([.$M$3]*[.$A36]-[.$M$4])*PI()/180))" office:value-type="float" office:value="-0.192332150482272" calcext:value-type="float">
            <text:p>-0,192332</text:p>
          </table:table-cell>
          <table:table-cell table:formula="of:=0.5*[.$N$2]*(1+COS(([.$N$3]*[.$A36]-[.$N$4])*PI()/180))" office:value-type="float" office:value="-0.0793541741273599" calcext:value-type="float">
            <text:p>-0,079354</text:p>
          </table:table-cell>
          <table:table-cell table:formula="of:=0.5*[.$O$2]*(1+COS(([.$O$3]*[.$A36]-[.$O$4])*PI()/180))" office:value-type="float" office:value="0.244784357502924" calcext:value-type="float">
            <text:p>0,244784</text:p>
          </table:table-cell>
          <table:table-cell table:formula="of:=0.5*[.$P$2]*(1+COS(([.$P$3]*[.$A36]-[.$P$4])*PI()/180))" office:value-type="float" office:value="0.807222696199218" calcext:value-type="float">
            <text:p>0,807223</text:p>
          </table:table-cell>
          <table:table-cell table:formula="of:=[.L36]+[.M36]+[.N36]+[.O36]+[.P36]" office:value-type="float" office:value="3.25304845704153" calcext:value-type="float">
            <text:p>3,2530485</text:p>
          </table:table-cell>
          <table:table-cell table:formula="of:=([.D36]-[.Q36])^2" office:value-type="float" office:value="0.000849899913900131" calcext:value-type="float">
            <text:p>0,0008499</text:p>
          </table:table-cell>
        </table:table-row>
        <table:table-row table:style-name="ro1">
          <table:table-cell table:formula="of:=[.A36]+10" office:value-type="float" office:value="280" calcext:value-type="float">
            <text:p>280</text:p>
          </table:table-cell>
          <table:table-cell office:value-type="float" office:value="-1104.67150058" calcext:value-type="float">
            <text:p>-1104,67150058</text:p>
          </table:table-cell>
          <table:table-cell table:formula="of:=[.B37]-MIN([.$B$9:.$B$45])" office:value-type="float" office:value="0.00495435000016187" calcext:value-type="float">
            <text:p>0,00495</text:p>
          </table:table-cell>
          <table:table-cell table:formula="of:=[.C37]*627.5" office:value-type="float" office:value="3.10885462510157" calcext:value-type="float">
            <text:p>3,108855</text:p>
          </table:table-cell>
          <table:table-cell/>
          <table:table-cell table:formula="of:=0.5*[.$F$2]*(1+COS(([.$F$3]*[.$A37]-[.$F$4])*PI()/180))" office:value-type="float" office:value="2.50174183274567" calcext:value-type="float">
            <text:p>2,501742</text:p>
          </table:table-cell>
          <table:table-cell table:formula="of:=0.5*[.$G$2]*(1+COS(([.$G$3]*[.$A37]-[.$G$4])*PI()/180))" office:value-type="float" office:value="0.759375733968147" calcext:value-type="float">
            <text:p>0,759376</text:p>
          </table:table-cell>
          <table:table-cell table:formula="of:=0.5*[.$H$2]*(1+COS(([.$H$3]*[.$A37]-[.$H$4])*PI()/180))" office:value-type="float" office:value="-0.0819793981264798" calcext:value-type="float">
            <text:p>-0,081979</text:p>
          </table:table-cell>
          <table:table-cell table:formula="of:=[.F37]+[.G37]+[.H37]" office:value-type="float" office:value="3.17913816858734" calcext:value-type="float">
            <text:p>3,1791382</text:p>
          </table:table-cell>
          <table:table-cell table:formula="of:=([.D37]-[.I37])^2" office:value-type="float" office:value="0.00493977648491619" calcext:value-type="float">
            <text:p>0,0049398</text:p>
          </table:table-cell>
          <table:table-cell/>
          <table:table-cell table:formula="of:=0.5*[.$L$2]*(1+COS(([.$L$3]*[.$A37]-[.$L$4])*PI()/180))" office:value-type="float" office:value="2.39814643757013" calcext:value-type="float">
            <text:p>2,398146</text:p>
          </table:table-cell>
          <table:table-cell table:formula="of:=0.5*[.$M$2]*(1+COS(([.$M$3]*[.$A37]-[.$M$4])*PI()/180))" office:value-type="float" office:value="-0.28852758941258" calcext:value-type="float">
            <text:p>-0,288528</text:p>
          </table:table-cell>
          <table:table-cell table:formula="of:=0.5*[.$N$2]*(1+COS(([.$N$3]*[.$A37]-[.$N$4])*PI()/180))" office:value-type="float" office:value="-0.0499379889172976" calcext:value-type="float">
            <text:p>-0,049938</text:p>
          </table:table-cell>
          <table:table-cell table:formula="of:=0.5*[.$O$2]*(1+COS(([.$O$3]*[.$A37]-[.$O$4])*PI()/180))" office:value-type="float" office:value="0.313751067845193" calcext:value-type="float">
            <text:p>0,313751</text:p>
          </table:table-cell>
          <table:table-cell table:formula="of:=0.5*[.$P$2]*(1+COS(([.$P$3]*[.$A37]-[.$P$4])*PI()/180))" office:value-type="float" office:value="0.71276708727614" calcext:value-type="float">
            <text:p>0,712767</text:p>
          </table:table-cell>
          <table:table-cell table:formula="of:=[.L37]+[.M37]+[.N37]+[.O37]+[.P37]" office:value-type="float" office:value="3.08619901436158" calcext:value-type="float">
            <text:p>3,0861990</text:p>
          </table:table-cell>
          <table:table-cell table:formula="of:=([.D37]-[.Q37])^2" office:value-type="float" office:value="0.000513276698001789" calcext:value-type="float">
            <text:p>0,0005133</text:p>
          </table:table-cell>
        </table:table-row>
        <table:table-row table:style-name="ro1">
          <table:table-cell table:formula="of:=[.A37]+10" office:value-type="float" office:value="290" calcext:value-type="float">
            <text:p>290</text:p>
          </table:table-cell>
          <table:table-cell office:value-type="float" office:value="-1104.6722296" calcext:value-type="float">
            <text:p>-1104,6722296</text:p>
          </table:table-cell>
          <table:table-cell table:formula="of:=[.B38]-MIN([.$B$9:.$B$45])" office:value-type="float" office:value="0.00422533000005387" calcext:value-type="float">
            <text:p>0,00423</text:p>
          </table:table-cell>
          <table:table-cell table:formula="of:=[.C38]*627.5" office:value-type="float" office:value="2.65139457503381" calcext:value-type="float">
            <text:p>2,651395</text:p>
          </table:table-cell>
          <table:table-cell/>
          <table:table-cell table:formula="of:=0.5*[.$F$2]*(1+COS(([.$F$3]*[.$A38]-[.$F$4])*PI()/180))" office:value-type="float" office:value="2.27778363371892" calcext:value-type="float">
            <text:p>2,277784</text:p>
          </table:table-cell>
          <table:table-cell table:formula="of:=0.5*[.$G$2]*(1+COS(([.$G$3]*[.$A38]-[.$G$4])*PI()/180))" office:value-type="float" office:value="0.86832430978757" calcext:value-type="float">
            <text:p>0,868324</text:p>
          </table:table-cell>
          <table:table-cell table:formula="of:=0.5*[.$H$2]*(1+COS(([.$H$3]*[.$A38]-[.$H$4])*PI()/180))" office:value-type="float" office:value="-0.289548712099868" calcext:value-type="float">
            <text:p>-0,289549</text:p>
          </table:table-cell>
          <table:table-cell table:formula="of:=[.F38]+[.G38]+[.H38]" office:value-type="float" office:value="2.85655923140662" calcext:value-type="float">
            <text:p>2,8565592</text:p>
          </table:table-cell>
          <table:table-cell table:formula="of:=([.D38]-[.I38])^2" office:value-type="float" office:value="0.0420925362245742" calcext:value-type="float">
            <text:p>0,0420925</text:p>
          </table:table-cell>
          <table:table-cell/>
          <table:table-cell table:formula="of:=0.5*[.$L$2]*(1+COS(([.$L$3]*[.$A38]-[.$L$4])*PI()/180))" office:value-type="float" office:value="2.18343702280961" calcext:value-type="float">
            <text:p>2,183437</text:p>
          </table:table-cell>
          <table:table-cell table:formula="of:=0.5*[.$M$2]*(1+COS(([.$M$3]*[.$A38]-[.$M$4])*PI()/180))" office:value-type="float" office:value="-0.358959949899765" calcext:value-type="float">
            <text:p>-0,358960</text:p>
          </table:table-cell>
          <table:table-cell table:formula="of:=0.5*[.$N$2]*(1+COS(([.$N$3]*[.$A38]-[.$N$4])*PI()/180))" office:value-type="float" office:value="-0.0267442623777069" calcext:value-type="float">
            <text:p>-0,026744</text:p>
          </table:table-cell>
          <table:table-cell table:formula="of:=0.5*[.$O$2]*(1+COS(([.$O$3]*[.$A38]-[.$O$4])*PI()/180))" office:value-type="float" office:value="0.385951438153437" calcext:value-type="float">
            <text:p>0,385951</text:p>
          </table:table-cell>
          <table:table-cell table:formula="of:=0.5*[.$P$2]*(1+COS(([.$P$3]*[.$A38]-[.$P$4])*PI()/180))" office:value-type="float" office:value="0.473654072678468" calcext:value-type="float">
            <text:p>0,473654</text:p>
          </table:table-cell>
          <table:table-cell table:formula="of:=[.L38]+[.M38]+[.N38]+[.O38]+[.P38]" office:value-type="float" office:value="2.65733832136404" calcext:value-type="float">
            <text:p>2,6573383</text:p>
          </table:table-cell>
          <table:table-cell table:formula="of:=([.D38]-[.Q38])^2" office:value-type="float" office:value="0.0000353281204382319" calcext:value-type="float">
            <text:p>0,0000353</text:p>
          </table:table-cell>
        </table:table-row>
        <table:table-row table:style-name="ro1">
          <table:table-cell table:formula="of:=[.A38]+10" office:value-type="float" office:value="300" calcext:value-type="float">
            <text:p>300</text:p>
          </table:table-cell>
          <table:table-cell office:value-type="float" office:value="-1104.67309676" calcext:value-type="float">
            <text:p>-1104,67309676</text:p>
          </table:table-cell>
          <table:table-cell table:formula="of:=[.B39]-MIN([.$B$9:.$B$45])" office:value-type="float" office:value="0.00335817000018324" calcext:value-type="float">
            <text:p>0,00336</text:p>
          </table:table-cell>
          <table:table-cell table:formula="of:=[.C39]*627.5" office:value-type="float" office:value="2.10725167511498" calcext:value-type="float">
            <text:p>2,107252</text:p>
          </table:table-cell>
          <table:table-cell/>
          <table:table-cell table:formula="of:=0.5*[.$F$2]*(1+COS(([.$F$3]*[.$A39]-[.$F$4])*PI()/180))" office:value-type="float" office:value="1.93465501898155" calcext:value-type="float">
            <text:p>1,934655</text:p>
          </table:table-cell>
          <table:table-cell table:formula="of:=0.5*[.$G$2]*(1+COS(([.$G$3]*[.$A39]-[.$G$4])*PI()/180))" office:value-type="float" office:value="0.970549847040531" calcext:value-type="float">
            <text:p>0,970550</text:p>
          </table:table-cell>
          <table:table-cell table:formula="of:=0.5*[.$H$2]*(1+COS(([.$H$3]*[.$A39]-[.$H$4])*PI()/180))" office:value-type="float" office:value="-0.525583953119124" calcext:value-type="float">
            <text:p>-0,525584</text:p>
          </table:table-cell>
          <table:table-cell table:formula="of:=[.F39]+[.G39]+[.H39]" office:value-type="float" office:value="2.37962091290295" calcext:value-type="float">
            <text:p>2,3796209</text:p>
          </table:table-cell>
          <table:table-cell table:formula="of:=([.D39]-[.I39])^2" office:value-type="float" office:value="0.074185001693201" calcext:value-type="float">
            <text:p>0,0741850</text:p>
          </table:table-cell>
          <table:table-cell/>
          <table:table-cell table:formula="of:=0.5*[.$L$2]*(1+COS(([.$L$3]*[.$A39]-[.$L$4])*PI()/180))" office:value-type="float" office:value="1.85449660786106" calcext:value-type="float">
            <text:p>1,854497</text:p>
          </table:table-cell>
          <table:table-cell table:formula="of:=0.5*[.$M$2]*(1+COS(([.$M$3]*[.$A39]-[.$M$4])*PI()/180))" office:value-type="float" office:value="-0.384756937830267" calcext:value-type="float">
            <text:p>-0,384757</text:p>
          </table:table-cell>
          <table:table-cell table:formula="of:=0.5*[.$N$2]*(1+COS(([.$N$3]*[.$A39]-[.$N$4])*PI()/180))" office:value-type="float" office:value="-0.0104777241529014" calcext:value-type="float">
            <text:p>-0,010478</text:p>
          </table:table-cell>
          <table:table-cell table:formula="of:=0.5*[.$O$2]*(1+COS(([.$O$3]*[.$A39]-[.$O$4])*PI()/180))" office:value-type="float" office:value="0.459191696710989" calcext:value-type="float">
            <text:p>0,459192</text:p>
          </table:table-cell>
          <table:table-cell table:formula="of:=0.5*[.$P$2]*(1+COS(([.$P$3]*[.$A39]-[.$P$4])*PI()/180))" office:value-type="float" office:value="0.201767289381597" calcext:value-type="float">
            <text:p>0,201767</text:p>
          </table:table-cell>
          <table:table-cell table:formula="of:=[.L39]+[.M39]+[.N39]+[.O39]+[.P39]" office:value-type="float" office:value="2.12022093197048" calcext:value-type="float">
            <text:p>2,1202209</text:p>
          </table:table-cell>
          <table:table-cell table:formula="of:=([.D39]-[.Q39])^2" office:value-type="float" office:value="0.000168201623383887" calcext:value-type="float">
            <text:p>0,0001682</text:p>
          </table:table-cell>
        </table:table-row>
        <table:table-row table:style-name="ro1">
          <table:table-cell table:formula="of:=[.A39]+10" office:value-type="float" office:value="310" calcext:value-type="float">
            <text:p>310</text:p>
          </table:table-cell>
          <table:table-cell office:value-type="float" office:value="-1104.67383217" calcext:value-type="float">
            <text:p>-1104,67383217</text:p>
          </table:table-cell>
          <table:table-cell table:formula="of:=[.B40]-MIN([.$B$9:.$B$45])" office:value-type="float" office:value="0.00262276000012207" calcext:value-type="float">
            <text:p>0,00262</text:p>
          </table:table-cell>
          <table:table-cell table:formula="of:=[.C40]*627.5" office:value-type="float" office:value="1.6457819000766" calcext:value-type="float">
            <text:p>1,645782</text:p>
          </table:table-cell>
          <table:table-cell/>
          <table:table-cell table:formula="of:=0.5*[.$F$2]*(1+COS(([.$F$3]*[.$A40]-[.$F$4])*PI()/180))" office:value-type="float" office:value="1.51374236350991" calcext:value-type="float">
            <text:p>1,513742</text:p>
          </table:table-cell>
          <table:table-cell table:formula="of:=0.5*[.$G$2]*(1+COS(([.$G$3]*[.$A40]-[.$G$4])*PI()/180))" office:value-type="float" office:value="1.06294627450622" calcext:value-type="float">
            <text:p>1,062946</text:p>
          </table:table-cell>
          <table:table-cell table:formula="of:=0.5*[.$H$2]*(1+COS(([.$H$3]*[.$A40]-[.$H$4])*PI()/180))" office:value-type="float" office:value="-0.679641608671836" calcext:value-type="float">
            <text:p>-0,679642</text:p>
          </table:table-cell>
          <table:table-cell table:formula="of:=[.F40]+[.G40]+[.H40]" office:value-type="float" office:value="1.89704702934429" calcext:value-type="float">
            <text:p>1,8970470</text:p>
          </table:table-cell>
          <table:table-cell table:formula="of:=([.D40]-[.I40])^2" office:value-type="float" office:value="0.0631341651859092" calcext:value-type="float">
            <text:p>0,0631342</text:p>
          </table:table-cell>
          <table:table-cell/>
          <table:table-cell table:formula="of:=0.5*[.$L$2]*(1+COS(([.$L$3]*[.$A40]-[.$L$4])*PI()/180))" office:value-type="float" office:value="1.45100026141076" calcext:value-type="float">
            <text:p>1,451000</text:p>
          </table:table-cell>
          <table:table-cell table:formula="of:=0.5*[.$M$2]*(1+COS(([.$M$3]*[.$A40]-[.$M$4])*PI()/180))" office:value-type="float" office:value="-0.359006271120953" calcext:value-type="float">
            <text:p>-0,359006</text:p>
          </table:table-cell>
          <table:table-cell table:formula="of:=0.5*[.$N$2]*(1+COS(([.$N$3]*[.$A40]-[.$N$4])*PI()/180))" office:value-type="float" office:value="-0.00163262477557613" calcext:value-type="float">
            <text:p>-0,001633</text:p>
          </table:table-cell>
          <table:table-cell table:formula="of:=0.5*[.$O$2]*(1+COS(([.$O$3]*[.$A40]-[.$O$4])*PI()/180))" office:value-type="float" office:value="0.531246475322936" calcext:value-type="float">
            <text:p>0,531246</text:p>
          </table:table-cell>
          <table:table-cell table:formula="of:=0.5*[.$P$2]*(1+COS(([.$P$3]*[.$A40]-[.$P$4])*PI()/180))" office:value-type="float" office:value="0.0243255849751467" calcext:value-type="float">
            <text:p>0,024326</text:p>
          </table:table-cell>
          <table:table-cell table:formula="of:=[.L40]+[.M40]+[.N40]+[.O40]+[.P40]" office:value-type="float" office:value="1.64593342581232" calcext:value-type="float">
            <text:p>1,6459334</text:p>
          </table:table-cell>
          <table:table-cell table:formula="of:=([.D40]-[.Q40])^2" office:value-type="float" office:value="0.0000000229600485842335" calcext:value-type="float">
            <text:p>0,0000000</text:p>
          </table:table-cell>
        </table:table-row>
        <table:table-row table:style-name="ro1">
          <table:table-cell table:formula="of:=[.A40]+10" office:value-type="float" office:value="320" calcext:value-type="float">
            <text:p>320</text:p>
          </table:table-cell>
          <table:table-cell office:value-type="float" office:value="-1104.67428269" calcext:value-type="float">
            <text:p>-1104,67428269</text:p>
          </table:table-cell>
          <table:table-cell table:formula="of:=[.B41]-MIN([.$B$9:.$B$45])" office:value-type="float" office:value="0.00217224000016358" calcext:value-type="float">
            <text:p>0,00217</text:p>
          </table:table-cell>
          <table:table-cell table:formula="of:=[.C41]*627.5" office:value-type="float" office:value="1.36308060010265" calcext:value-type="float">
            <text:p>1,363081</text:p>
          </table:table-cell>
          <table:table-cell/>
          <table:table-cell table:formula="of:=0.5*[.$F$2]*(1+COS(([.$F$3]*[.$A41]-[.$F$4])*PI()/180))" office:value-type="float" office:value="1.06581394556308" calcext:value-type="float">
            <text:p>1,065814</text:p>
          </table:table-cell>
          <table:table-cell table:formula="of:=0.5*[.$G$2]*(1+COS(([.$G$3]*[.$A41]-[.$G$4])*PI()/180))" office:value-type="float" office:value="1.14270617349093" calcext:value-type="float">
            <text:p>1,142706</text:p>
          </table:table-cell>
          <table:table-cell table:formula="of:=0.5*[.$H$2]*(1+COS(([.$H$3]*[.$A41]-[.$H$4])*PI()/180))" office:value-type="float" office:value="-0.679636389564764" calcext:value-type="float">
            <text:p>-0,679636</text:p>
          </table:table-cell>
          <table:table-cell table:formula="of:=[.F41]+[.G41]+[.H41]" office:value-type="float" office:value="1.52888372948925" calcext:value-type="float">
            <text:p>1,5288837</text:p>
          </table:table-cell>
          <table:table-cell table:formula="of:=([.D41]-[.I41])^2" office:value-type="float" office:value="0.0274906777143894" calcext:value-type="float">
            <text:p>0,0274907</text:p>
          </table:table-cell>
          <table:table-cell/>
          <table:table-cell table:formula="of:=0.5*[.$L$2]*(1+COS(([.$L$3]*[.$A41]-[.$L$4])*PI()/180))" office:value-type="float" office:value="1.02161559781248" calcext:value-type="float">
            <text:p>1,021616</text:p>
          </table:table-cell>
          <table:table-cell table:formula="of:=0.5*[.$M$2]*(1+COS(([.$M$3]*[.$A41]-[.$M$4])*PI()/180))" office:value-type="float" office:value="-0.288607820121146" calcext:value-type="float">
            <text:p>-0,288608</text:p>
          </table:table-cell>
          <table:table-cell table:formula="of:=0.5*[.$N$2]*(1+COS(([.$N$3]*[.$A41]-[.$N$4])*PI()/180))" office:value-type="float" office:value="-0.000477718114474995" calcext:value-type="float">
            <text:p>-0,000478</text:p>
          </table:table-cell>
          <table:table-cell table:formula="of:=0.5*[.$O$2]*(1+COS(([.$O$3]*[.$A41]-[.$O$4])*PI()/180))" office:value-type="float" office:value="0.599926426002634" calcext:value-type="float">
            <text:p>0,599926</text:p>
          </table:table-cell>
          <table:table-cell table:formula="of:=0.5*[.$P$2]*(1+COS(([.$P$3]*[.$A41]-[.$P$4])*PI()/180))" office:value-type="float" office:value="0.0243559049957739" calcext:value-type="float">
            <text:p>0,024356</text:p>
          </table:table-cell>
          <table:table-cell table:formula="of:=[.L41]+[.M41]+[.N41]+[.O41]+[.P41]" office:value-type="float" office:value="1.35681239057526" calcext:value-type="float">
            <text:p>1,3568124</text:p>
          </table:table-cell>
          <table:table-cell table:formula="of:=([.D41]-[.Q41])^2" office:value-type="float" office:value="0.0000392904506792216" calcext:value-type="float">
            <text:p>0,0000393</text:p>
          </table:table-cell>
        </table:table-row>
        <table:table-row table:style-name="ro1">
          <table:table-cell table:formula="of:=[.A41]+10" office:value-type="float" office:value="330" calcext:value-type="float">
            <text:p>330</text:p>
          </table:table-cell>
          <table:table-cell office:value-type="float" office:value="-1104.67441866" calcext:value-type="float">
            <text:p>-1104,67441866</text:p>
          </table:table-cell>
          <table:table-cell table:formula="of:=[.B42]-MIN([.$B$9:.$B$45])" office:value-type="float" office:value="0.00203627000018969" calcext:value-type="float">
            <text:p>0,00204</text:p>
          </table:table-cell>
          <table:table-cell table:formula="of:=[.C42]*627.5" office:value-type="float" office:value="1.27775942511903" calcext:value-type="float">
            <text:p>1,277759</text:p>
          </table:table-cell>
          <table:table-cell/>
          <table:table-cell table:formula="of:=0.5*[.$F$2]*(1+COS(([.$F$3]*[.$A42]-[.$F$4])*PI()/180))" office:value-type="float" office:value="0.644896543064841" calcext:value-type="float">
            <text:p>0,644897</text:p>
          </table:table-cell>
          <table:table-cell table:formula="of:=0.5*[.$G$2]*(1+COS(([.$G$3]*[.$A42]-[.$G$4])*PI()/180))" office:value-type="float" office:value="1.20740607982447" calcext:value-type="float">
            <text:p>1,207406</text:p>
          </table:table-cell>
          <table:table-cell table:formula="of:=0.5*[.$H$2]*(1+COS(([.$H$3]*[.$A42]-[.$H$4])*PI()/180))" office:value-type="float" office:value="-0.525570737876113" calcext:value-type="float">
            <text:p>-0,525571</text:p>
          </table:table-cell>
          <table:table-cell table:formula="of:=[.F42]+[.G42]+[.H42]" office:value-type="float" office:value="1.3267318850132" calcext:value-type="float">
            <text:p>1,3267319</text:p>
          </table:table-cell>
          <table:table-cell table:formula="of:=([.D42]-[.I42])^2" office:value-type="float" office:value="0.00239830182808621" calcext:value-type="float">
            <text:p>0,0023983</text:p>
          </table:table-cell>
          <table:table-cell/>
          <table:table-cell table:formula="of:=0.5*[.$L$2]*(1+COS(([.$L$3]*[.$A42]-[.$L$4])*PI()/180))" office:value-type="float" office:value="0.618132744538869" calcext:value-type="float">
            <text:p>0,618133</text:p>
          </table:table-cell>
          <table:table-cell table:formula="of:=0.5*[.$M$2]*(1+COS(([.$M$3]*[.$A42]-[.$M$4])*PI()/180))" office:value-type="float" office:value="-0.192424792924647" calcext:value-type="float">
            <text:p>-0,192425</text:p>
          </table:table-cell>
          <table:table-cell table:formula="of:=0.5*[.$N$2]*(1+COS(([.$N$3]*[.$A42]-[.$N$4])*PI()/180))" office:value-type="float" office:value="-0.00704809542408458" calcext:value-type="float">
            <text:p>-0,007048</text:p>
          </table:table-cell>
          <table:table-cell table:formula="of:=0.5*[.$O$2]*(1+COS(([.$O$3]*[.$A42]-[.$O$4])*PI()/180))" office:value-type="float" office:value="0.663144743202409" calcext:value-type="float">
            <text:p>0,663145</text:p>
          </table:table-cell>
          <table:table-cell table:formula="of:=0.5*[.$P$2]*(1+COS(([.$P$3]*[.$A42]-[.$P$4])*PI()/180))" office:value-type="float" office:value="0.201844062368858" calcext:value-type="float">
            <text:p>0,201844</text:p>
          </table:table-cell>
          <table:table-cell table:formula="of:=[.L42]+[.M42]+[.N42]+[.O42]+[.P42]" office:value-type="float" office:value="1.2836486617614" calcext:value-type="float">
            <text:p>1,2836487</text:p>
          </table:table-cell>
          <table:table-cell table:formula="of:=([.D42]-[.Q42])^2" office:value-type="float" office:value="0.0000346831082298774" calcext:value-type="float">
            <text:p>0,0000347</text:p>
          </table:table-cell>
        </table:table-row>
        <table:table-row table:style-name="ro1">
          <table:table-cell table:formula="of:=[.A42]+10" office:value-type="float" office:value="340" calcext:value-type="float">
            <text:p>340</text:p>
          </table:table-cell>
          <table:table-cell office:value-type="float" office:value="-1104.67430728" calcext:value-type="float">
            <text:p>-1104,67430728</text:p>
          </table:table-cell>
          <table:table-cell table:formula="of:=[.B43]-MIN([.$B$9:.$B$45])" office:value-type="float" office:value="0.0021476500000972" calcext:value-type="float">
            <text:p>0,00215</text:p>
          </table:table-cell>
          <table:table-cell table:formula="of:=[.C43]*627.5" office:value-type="float" office:value="1.34765037506099" calcext:value-type="float">
            <text:p>1,347650</text:p>
          </table:table-cell>
          <table:table-cell/>
          <table:table-cell table:formula="of:=0.5*[.$F$2]*(1+COS(([.$F$3]*[.$A43]-[.$F$4])*PI()/180))" office:value-type="float" office:value="0.30175900683573" calcext:value-type="float">
            <text:p>0,301759</text:p>
          </table:table-cell>
          <table:table-cell table:formula="of:=0.5*[.$G$2]*(1+COS(([.$G$3]*[.$A43]-[.$G$4])*PI()/180))" office:value-type="float" office:value="1.25508011959264" calcext:value-type="float">
            <text:p>1,255080</text:p>
          </table:table-cell>
          <table:table-cell table:formula="of:=0.5*[.$H$2]*(1+COS(([.$H$3]*[.$A43]-[.$H$4])*PI()/180))" office:value-type="float" office:value="-0.289533684279992" calcext:value-type="float">
            <text:p>-0,289534</text:p>
          </table:table-cell>
          <table:table-cell table:formula="of:=[.F43]+[.G43]+[.H43]" office:value-type="float" office:value="1.26730544214838" calcext:value-type="float">
            <text:p>1,2673054</text:p>
          </table:table-cell>
          <table:table-cell table:formula="of:=([.D43]-[.I43])^2" office:value-type="float" office:value="0.00645530824473295" calcext:value-type="float">
            <text:p>0,0064553</text:p>
          </table:table-cell>
          <table:table-cell/>
          <table:table-cell table:formula="of:=0.5*[.$L$2]*(1+COS(([.$L$3]*[.$A43]-[.$L$4])*PI()/180))" office:value-type="float" office:value="0.289217688467458" calcext:value-type="float">
            <text:p>0,289218</text:p>
          </table:table-cell>
          <table:table-cell table:formula="of:=0.5*[.$M$2]*(1+COS(([.$M$3]*[.$A43]-[.$M$4])*PI()/180))" office:value-type="float" office:value="-0.0962293539943386" calcext:value-type="float">
            <text:p>-0,096229</text:p>
          </table:table-cell>
          <table:table-cell table:formula="of:=0.5*[.$N$2]*(1+COS(([.$N$3]*[.$A43]-[.$N$4])*PI()/180))" office:value-type="float" office:value="-0.0211441191146238" calcext:value-type="float">
            <text:p>-0,021144</text:p>
          </table:table-cell>
          <table:table-cell table:formula="of:=0.5*[.$O$2]*(1+COS(([.$O$3]*[.$A43]-[.$O$4])*PI()/180))" office:value-type="float" office:value="0.718980570344159" calcext:value-type="float">
            <text:p>0,718981</text:p>
          </table:table-cell>
          <table:table-cell table:formula="of:=0.5*[.$P$2]*(1+COS(([.$P$3]*[.$A43]-[.$P$4])*PI()/180))" office:value-type="float" office:value="0.473741375698385" calcext:value-type="float">
            <text:p>0,473741</text:p>
          </table:table-cell>
          <table:table-cell table:formula="of:=[.L43]+[.M43]+[.N43]+[.O43]+[.P43]" office:value-type="float" office:value="1.36456616140104" calcext:value-type="float">
            <text:p>1,3645662</text:p>
          </table:table-cell>
          <table:table-cell table:formula="of:=([.D43]-[.Q43])^2" office:value-type="float" office:value="0.000286143827502116" calcext:value-type="float">
            <text:p>0,0002861</text:p>
          </table:table-cell>
        </table:table-row>
        <table:table-row table:style-name="ro1">
          <table:table-cell table:formula="of:=[.A43]+10" office:value-type="float" office:value="350" calcext:value-type="float">
            <text:p>350</text:p>
          </table:table-cell>
          <table:table-cell office:value-type="float" office:value="-1104.67409393" calcext:value-type="float">
            <text:p>-1104,67409393</text:p>
          </table:table-cell>
          <table:table-cell table:formula="of:=[.B44]-MIN([.$B$9:.$B$45])" office:value-type="float" office:value="0.00236100000006445" calcext:value-type="float">
            <text:p>0,00236</text:p>
          </table:table-cell>
          <table:table-cell table:formula="of:=[.C44]*627.5" office:value-type="float" office:value="1.48152750004044" calcext:value-type="float">
            <text:p>1,481528</text:p>
          </table:table-cell>
          <table:table-cell/>
          <table:table-cell table:formula="of:=0.5*[.$F$2]*(1+COS(([.$F$3]*[.$A44]-[.$F$4])*PI()/180))" office:value-type="float" office:value="0.0777887879156611" calcext:value-type="float">
            <text:p>0,077789</text:p>
          </table:table-cell>
          <table:table-cell table:formula="of:=0.5*[.$G$2]*(1+COS(([.$G$3]*[.$A44]-[.$G$4])*PI()/180))" office:value-type="float" office:value="1.2842797412213" calcext:value-type="float">
            <text:p>1,284280</text:p>
          </table:table-cell>
          <table:table-cell table:formula="of:=0.5*[.$H$2]*(1+COS(([.$H$3]*[.$A44]-[.$H$4])*PI()/180))" office:value-type="float" office:value="-0.0819695894136762" calcext:value-type="float">
            <text:p>-0,081970</text:p>
          </table:table-cell>
          <table:table-cell table:formula="of:=[.F44]+[.G44]+[.H44]" office:value-type="float" office:value="1.28009893972328" calcext:value-type="float">
            <text:p>1,2800989</text:p>
          </table:table-cell>
          <table:table-cell table:formula="of:=([.D44]-[.I44])^2" office:value-type="float" office:value="0.0405734649114435" calcext:value-type="float">
            <text:p>0,0405735</text:p>
          </table:table-cell>
          <table:table-cell/>
          <table:table-cell table:formula="of:=0.5*[.$L$2]*(1+COS(([.$L$3]*[.$A44]-[.$L$4])*PI()/180))" office:value-type="float" office:value="0.0745424396296863" calcext:value-type="float">
            <text:p>0,074542</text:p>
          </table:table-cell>
          <table:table-cell table:formula="of:=0.5*[.$M$2]*(1+COS(([.$M$3]*[.$A44]-[.$M$4])*PI()/180))" office:value-type="float" office:value="-0.025796993507154" calcext:value-type="float">
            <text:p>-0,025797</text:p>
          </table:table-cell>
          <table:table-cell table:formula="of:=0.5*[.$N$2]*(1+COS(([.$N$3]*[.$A44]-[.$N$4])*PI()/180))" office:value-type="float" office:value="-0.0423374886391876" calcext:value-type="float">
            <text:p>-0,042337</text:p>
          </table:table-cell>
          <table:table-cell table:formula="of:=0.5*[.$O$2]*(1+COS(([.$O$3]*[.$A44]-[.$O$4])*PI()/180))" office:value-type="float" office:value="0.765737364074476" calcext:value-type="float">
            <text:p>0,765737</text:p>
          </table:table-cell>
          <table:table-cell table:formula="of:=0.5*[.$P$2]*(1+COS(([.$P$3]*[.$A44]-[.$P$4])*PI()/180))" office:value-type="float" office:value="0.71282407027543" calcext:value-type="float">
            <text:p>0,712824</text:p>
          </table:table-cell>
          <table:table-cell table:formula="of:=[.L44]+[.M44]+[.N44]+[.O44]+[.P44]" office:value-type="float" office:value="1.48496939183325" calcext:value-type="float">
            <text:p>1,4849694</text:p>
          </table:table-cell>
          <table:table-cell table:formula="of:=([.D44]-[.Q44])^2" office:value-type="float" office:value="0.0000118466191133996" calcext:value-type="float">
            <text:p>0,0000118</text:p>
          </table:table-cell>
        </table:table-row>
        <table:table-row table:style-name="ro1">
          <table:table-cell table:formula="of:=[.A44]+10" office:value-type="float" office:value="360" calcext:value-type="float">
            <text:p>360</text:p>
          </table:table-cell>
          <table:table-cell office:value-type="float" office:value="-1104.67399066" calcext:value-type="float">
            <text:p>-1104,67399066</text:p>
          </table:table-cell>
          <table:table-cell table:formula="of:=[.B45]-MIN([.$B$9:.$B$45])" office:value-type="float" office:value="0.00246427000001859" calcext:value-type="float">
            <text:p>0,00246</text:p>
          </table:table-cell>
          <table:table-cell table:formula="of:=[.C45]*627.5" office:value-type="float" office:value="1.54632942501166" calcext:value-type="float">
            <text:p>1,546329</text:p>
          </table:table-cell>
          <table:table-cell/>
          <table:table-cell table:formula="of:=0.5*[.$F$2]*(1+COS(([.$F$3]*[.$A45]-[.$F$4])*PI()/180))" office:value-type="float" office:value="0.000000000154789358504712" calcext:value-type="float">
            <text:p>0,000000</text:p>
          </table:table-cell>
          <table:table-cell table:formula="of:=0.5*[.$G$2]*(1+COS(([.$G$3]*[.$A45]-[.$G$4])*PI()/180))" office:value-type="float" office:value="1.29411772898299" calcext:value-type="float">
            <text:p>1,294118</text:p>
          </table:table-cell>
          <table:table-cell table:formula="of:=0.5*[.$H$2]*(1+COS(([.$H$3]*[.$A45]-[.$H$4])*PI()/180))" office:value-type="float" office:value="-0.0000000000830718266292511" calcext:value-type="float">
            <text:p>0,000000</text:p>
          </table:table-cell>
          <table:table-cell table:formula="of:=[.F45]+[.G45]+[.H45]" office:value-type="float" office:value="1.2941177290547" calcext:value-type="float">
            <text:p>1,2941177</text:p>
          </table:table-cell>
          <table:table-cell table:formula="of:=([.D45]-[.I45])^2" office:value-type="float" office:value="0.0636107395774862" calcext:value-type="float">
            <text:p>0,0636107</text:p>
          </table:table-cell>
          <table:table-cell/>
          <table:table-cell table:formula="of:=0.5*[.$L$2]*(1+COS(([.$L$3]*[.$A45]-[.$L$4])*PI()/180))" office:value-type="float" office:value="0.00000000130463288520824" calcext:value-type="float">
            <text:p>0,000000</text:p>
          </table:table-cell>
          <table:table-cell table:formula="of:=0.5*[.$M$2]*(1+COS(([.$M$3]*[.$A45]-[.$M$4])*PI()/180))" office:value-type="float" office:value="-0.00000000557665195206417" calcext:value-type="float">
            <text:p>0,000000</text:p>
          </table:table-cell>
          <table:table-cell table:formula="of:=0.5*[.$N$2]*(1+COS(([.$N$3]*[.$A45]-[.$N$4])*PI()/180))" office:value-type="float" office:value="-0.0699842541891348" calcext:value-type="float">
            <text:p>-0,069984</text:p>
          </table:table-cell>
          <table:table-cell table:formula="of:=0.5*[.$O$2]*(1+COS(([.$O$3]*[.$A45]-[.$O$4])*PI()/180))" office:value-type="float" office:value="0.80199444287594" calcext:value-type="float">
            <text:p>0,801994</text:p>
          </table:table-cell>
          <table:table-cell table:formula="of:=0.5*[.$P$2]*(1+COS(([.$P$3]*[.$A45]-[.$P$4])*PI()/180))" office:value-type="float" office:value="0.807222696199218" calcext:value-type="float">
            <text:p>0,807223</text:p>
          </table:table-cell>
          <table:table-cell table:formula="of:=[.L45]+[.M45]+[.N45]+[.O45]+[.P45]" office:value-type="float" office:value="1.539232880614" calcext:value-type="float">
            <text:p>1,5392329</text:p>
          </table:table-cell>
          <table:table-cell table:formula="of:=([.D45]-[.Q45])^2" office:value-type="float" office:value="0.0000503609423879477" calcext:value-type="float">
            <text:p>0,0000504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9:.J45])" office:value-type="float" office:value="0.981631406055723" calcext:value-type="float">
            <text:p>0,981631406055723</text:p>
          </table:table-cell>
          <table:table-cell/>
          <table:table-cell table:style-name="Default" table:number-columns-repeated="6"/>
          <table:table-cell table:style-name="Default" table:formula="of:=SUM([.R9:.R45])" office:value-type="float" office:value="0.0119104890695298" calcext:value-type="float">
            <text:p>0,01191048906953</text:p>
          </table:table-cell>
        </table:table-row>
      </table:table>
      <table:table table:name="Hoja3" table:style-name="ta1">
        <table:shapes>
          <draw:frame draw:z-index="0" draw:style-name="gr1" draw:text-style-name="P1" svg:width="14.764cm" svg:height="11.392cm" svg:x="3.111cm" svg:y="21.648cm">
            <draw:object draw:notify-on-update-of-ranges="Hoja3.B54:Hoja3.B66 Hoja3.A9:Hoja3.A45 Hoja3.B8:Hoja3.B8 Hoja3.D9:Hoja3.D45 Hoja3.A9:Hoja3.A45 Hoja3.H8:Hoja3.H8 Hoja3.H9:Hoja3.H45 Hoja3.A9:Hoja3.A45 Hoja3.P8:Hoja3.P8 Hoja3.P9:Hoja3.P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4" table:default-cell-style-name="ce4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ce5"/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.80758426886093" calcext:value-type="float">
            <text:p>1,80758426886093</text:p>
          </table:table-cell>
          <table:table-cell table:style-name="Default" office:value-type="float" office:value="1.46854606161488" calcext:value-type="float">
            <text:p>1,46854606161488</text:p>
          </table:table-cell>
          <table:table-cell table:style-name="Default" office:value-type="float" office:value="-0.633103489707469" calcext:value-type="float">
            <text:p>-0,633103489707469</text:p>
          </table:table-cell>
          <table:table-cell table:style-name="Default" table:number-columns-repeated="5"/>
          <table:table-cell office:value-type="string" calcext:value-type="string">
            <text:p>Vn</text:p>
          </table:table-cell>
          <table:table-cell table:style-name="Default" office:value-type="float" office:value="1.46593050452333" calcext:value-type="float">
            <text:p>1,46593050452333</text:p>
          </table:table-cell>
          <table:table-cell table:style-name="Default" office:value-type="float" office:value="-0.599695864585133" calcext:value-type="float">
            <text:p>-0,599695864585133</text:p>
          </table:table-cell>
          <table:table-cell table:style-name="Default" office:value-type="float" office:value="-0.502388630200369" calcext:value-type="float">
            <text:p>-0,502388630200369</text:p>
          </table:table-cell>
          <table:table-cell table:style-name="Default" office:value-type="float" office:value="1.56754378820231" calcext:value-type="float">
            <text:p>1,56754378820231</text:p>
          </table:table-cell>
          <table:table-cell table:style-name="Default" office:value-type="float" office:value="0.789867833592737" calcext:value-type="float">
            <text:p>0,78986783359273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table:number-columns-repeated="5"/>
          <table:table-cell office:value-type="string" calcext:value-type="string">
            <text:p>n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359.999931918701" calcext:value-type="float">
            <text:p>359,999931918701</text:p>
          </table:table-cell>
          <table:table-cell table:style-name="Default" office:value-type="float" office:value="180.003690352811" calcext:value-type="float">
            <text:p>180,003690352811</text:p>
          </table:table-cell>
          <table:table-cell table:style-name="Default" office:value-type="float" office:value="179.993574973186" calcext:value-type="float">
            <text:p>179,993574973186</text:p>
          </table:table-cell>
          <table:table-cell table:style-name="Default" table:number-columns-repeated="5"/>
          <table:table-cell table:style-name="ce2" office:value-type="string" calcext:value-type="string">
            <text:p>g</text:p>
          </table:table-cell>
          <table:table-cell table:style-name="Default" office:value-type="float" office:value="199.85355551175" calcext:value-type="float">
            <text:p>199,85355551175</text:p>
          </table:table-cell>
          <table:table-cell table:style-name="Default" office:value-type="float" office:value="179.982930573736" calcext:value-type="float">
            <text:p>179,982930573736</text:p>
          </table:table-cell>
          <table:table-cell table:style-name="Default" office:value-type="float" office:value="97.6636713533303" calcext:value-type="float">
            <text:p>97,6636713533303</text:p>
          </table:table-cell>
          <table:table-cell table:style-name="Default" office:value-type="float" office:value="0.00158015794977473" calcext:value-type="float">
            <text:p>0,001580157949775</text:p>
          </table:table-cell>
          <table:table-cell table:style-name="Default" office:value-type="float" office:value="0.00394435754185452" calcext:value-type="float">
            <text:p>0,003944357541855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ce2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Energia HF</text:p>
          </table:table-cell>
          <table:table-cell table:style-name="Default"/>
          <table:table-cell table:style-name="Default" office:value-type="string" calcext:value-type="string">
            <text:p>E (Kcal/mol)</text:p>
          </table:table-cell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MM En. 3 terms</text:p>
          </table:table-cell>
          <table:table-cell table:style-name="Default" office:value-type="string" calcext:value-type="string">
            <text:p>(E_QM – Q_adj)²</text:p>
          </table:table-cell>
          <table:table-cell/>
          <table:table-cell table:style-name="Default" office:value-type="string" calcext:value-type="string">
            <text:p>1<text:span text:style-name="T1">st</text:span> term</text:p>
          </table:table-cell>
          <table:table-cell table:style-name="Default" office:value-type="string" calcext:value-type="string">
            <text:p>2<text:span text:style-name="T1">nd</text:span> term</text:p>
          </table:table-cell>
          <table:table-cell table:style-name="Default" office:value-type="string" calcext:value-type="string">
            <text:p>3<text:span text:style-name="T1">rd</text:span> term</text:p>
          </table:table-cell>
          <table:table-cell table:style-name="Default" office:value-type="string" calcext:value-type="string">
            <text:p>4<text:span text:style-name="T1">th</text:span> term</text:p>
          </table:table-cell>
          <table:table-cell table:style-name="Default" office:value-type="string" calcext:value-type="string">
            <text:p>5<text:span text:style-name="T1">th</text:span> term</text:p>
          </table:table-cell>
          <table:table-cell table:style-name="Default" office:value-type="string" calcext:value-type="string">
            <text:p>MM En. 5 terms</text:p>
          </table:table-cell>
          <table:table-cell table:style-name="Default" office:value-type="string" calcext:value-type="string">
            <text:p>(E_QM – Q_adj)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1.23038638" calcext:value-type="float">
            <text:p>-1101,23038638</text:p>
          </table:table-cell>
          <table:table-cell table:formula="of:=[.B9]-MIN([.$B$9:.$B$45])" office:value-type="float" office:value="0.00357071000007636" calcext:value-type="float">
            <text:p>0,00357</text:p>
          </table:table-cell>
          <table:table-cell table:formula="of:=[.C9]*627.5" office:value-type="float" office:value="2.24062052504792" calcext:value-type="float">
            <text:p>2,240621</text:p>
          </table:table-cell>
          <table:table-cell table:formula="of:=0.5*[.$B$2]*(1+COS(([.$B$3]*[.$A9]-[.$B$4])*PI()/180))" office:value-type="float" office:value="1.80758426886029" calcext:value-type="float">
            <text:p>1,807584</text:p>
          </table:table-cell>
          <table:table-cell table:formula="of:=0.5*[.$C$2]*(1+COS(([.$C$3]*[.$A9]-[.$C$4])*PI()/180))" office:value-type="float" office:value="0.00000000152306379172121" calcext:value-type="float">
            <text:p>0,000000</text:p>
          </table:table-cell>
          <table:table-cell table:formula="of:=0.5*[.$D$2]*(1+COS(([.$D$3]*[.$A9]-[.$D$4])*PI()/180))" office:value-type="float" office:value="-0.00000000199030365637681" calcext:value-type="float">
            <text:p>0,000000</text:p>
          </table:table-cell>
          <table:table-cell table:formula="of:=[.E9]+[.F9]+[.G9]" office:value-type="float" office:value="1.80758426839305" calcext:value-type="float">
            <text:p>1,8075843</text:p>
          </table:table-cell>
          <table:table-cell table:formula="of:=([.H9]-[.D9])^2" office:value-type="float" office:value="0.187520399577655" calcext:value-type="float">
            <text:p>0,1875204</text:p>
          </table:table-cell>
          <table:table-cell/>
          <table:table-cell table:formula="of:=0.5*[.$K$2]*(1+COS(([.$K$3]*[.$A9]-[.$K$4])*PI()/180))" office:value-type="float" office:value="0.0435647185357068" calcext:value-type="float">
            <text:p>0,043565</text:p>
          </table:table-cell>
          <table:table-cell table:formula="of:=0.5*[.$L$2]*(1+COS(([.$L$3]*[.$A9]-[.$L$4])*PI()/180))" office:value-type="float" office:value="-0.0000000133064939943686" calcext:value-type="float">
            <text:p>0,000000</text:p>
          </table:table-cell>
          <table:table-cell table:formula="of:=0.5*[.$M$2]*(1+COS(([.$M$3]*[.$A9]-[.$M$4])*PI()/180))" office:value-type="float" office:value="-0.21769558854736" calcext:value-type="float">
            <text:p>-0,217696</text:p>
          </table:table-cell>
          <table:table-cell table:formula="of:=0.5*[.$N$2]*(1+COS(([.$N$3]*[.$A9]-[.$N$4])*PI()/180))" office:value-type="float" office:value="1.56754378790424" calcext:value-type="float">
            <text:p>1,567544</text:p>
          </table:table-cell>
          <table:table-cell table:formula="of:=0.5*[.$O$2]*(1+COS(([.$O$3]*[.$A9]-[.$O$4])*PI()/180))" office:value-type="float" office:value="0.789867832656897" calcext:value-type="float">
            <text:p>0,789868</text:p>
          </table:table-cell>
          <table:table-cell table:formula="of:=[.K9]+[.L9]+[.M9]+[.N9]+[.O9]" office:value-type="float" office:value="2.18328073724299" calcext:value-type="float">
            <text:p>2,1832807</text:p>
          </table:table-cell>
          <table:table-cell table:formula="of:=([.D9]-[.P9])^2" office:value-type="float" office:value="0.00328785126551353" calcext:value-type="float">
            <text:p>0,0032879</text:p>
          </table:table-cell>
        </table:table-row>
        <table:table-row table:style-name="ro1">
          <table:table-cell table:formula="of:=[.A9]+10" office:value-type="float" office:value="10" calcext:value-type="float">
            <text:p>10</text:p>
          </table:table-cell>
          <table:table-cell office:value-type="float" office:value="-1101.23061553" calcext:value-type="float">
            <text:p>-1101,23061553</text:p>
          </table:table-cell>
          <table:table-cell table:formula="of:=[.B10]-MIN([.$B$9:.$B$45])" office:value-type="float" office:value="0.00334156000008079" calcext:value-type="float">
            <text:p>0,00334</text:p>
          </table:table-cell>
          <table:table-cell table:formula="of:=[.C10]*627.5" office:value-type="float" office:value="2.0968289000507" calcext:value-type="float">
            <text:p>2,096829</text:p>
          </table:table-cell>
          <table:table-cell table:formula="of:=0.5*[.$B$2]*(1+COS(([.$B$3]*[.$A10]-[.$B$4])*PI()/180))" office:value-type="float" office:value="1.79385344904338" calcext:value-type="float">
            <text:p>1,793853</text:p>
          </table:table-cell>
          <table:table-cell table:formula="of:=0.5*[.$C$2]*(1+COS(([.$C$3]*[.$A10]-[.$C$4])*PI()/180))" office:value-type="float" office:value="0.0442659081658537" calcext:value-type="float">
            <text:p>0,044266</text:p>
          </table:table-cell>
          <table:table-cell table:formula="of:=0.5*[.$D$2]*(1+COS(([.$D$3]*[.$A10]-[.$D$4])*PI()/180))" office:value-type="float" office:value="-0.0740362239595412" calcext:value-type="float">
            <text:p>-0,074036</text:p>
          </table:table-cell>
          <table:table-cell table:formula="of:=[.E10]+[.F10]+[.G10]" office:value-type="float" office:value="1.76408313324969" calcext:value-type="float">
            <text:p>1,7640831</text:p>
          </table:table-cell>
          <table:table-cell table:formula="of:=([.H10]-[.D10])^2" office:value-type="float" office:value="0.110719745323989" calcext:value-type="float">
            <text:p>0,1107197</text:p>
          </table:table-cell>
          <table:table-cell/>
          <table:table-cell table:formula="of:=0.5*[.$K$2]*(1+COS(([.$K$3]*[.$A10]-[.$K$4])*PI()/180))" office:value-type="float" office:value="0.170278921742729" calcext:value-type="float">
            <text:p>0,170279</text:p>
          </table:table-cell>
          <table:table-cell table:formula="of:=0.5*[.$L$2]*(1+COS(([.$L$3]*[.$A10]-[.$L$4])*PI()/180))" office:value-type="float" office:value="-0.0401273521777596" calcext:value-type="float">
            <text:p>-0,040127</text:p>
          </table:table-cell>
          <table:table-cell table:formula="of:=0.5*[.$M$2]*(1+COS(([.$M$3]*[.$A10]-[.$M$4])*PI()/180))" office:value-type="float" office:value="-0.304861941222518" calcext:value-type="float">
            <text:p>-0,304862</text:p>
          </table:table-cell>
          <table:table-cell table:formula="of:=0.5*[.$N$2]*(1+COS(([.$N$3]*[.$A10]-[.$N$4])*PI()/180))" office:value-type="float" office:value="1.55563277819971" calcext:value-type="float">
            <text:p>1,555633</text:p>
          </table:table-cell>
          <table:table-cell table:formula="of:=0.5*[.$O$2]*(1+COS(([.$O$3]*[.$A10]-[.$O$4])*PI()/180))" office:value-type="float" office:value="0.697488324582819" calcext:value-type="float">
            <text:p>0,697488</text:p>
          </table:table-cell>
          <table:table-cell table:formula="of:=[.K10]+[.L10]+[.M10]+[.N10]+[.O10]" office:value-type="float" office:value="2.07841073112498" calcext:value-type="float">
            <text:p>2,0784107</text:p>
          </table:table-cell>
          <table:table-cell table:formula="of:=([.D10]-[.P10])^2" office:value-type="float" office:value="0.000339228946576035" calcext:value-type="float">
            <text:p>0,0003392</text:p>
          </table:table-cell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office:value-type="float" office:value="-1101.23113558" calcext:value-type="float">
            <text:p>-1101,23113558</text:p>
          </table:table-cell>
          <table:table-cell table:formula="of:=[.B11]-MIN([.$B$9:.$B$45])" office:value-type="float" office:value="0.00282151000010344" calcext:value-type="float">
            <text:p>0,00282</text:p>
          </table:table-cell>
          <table:table-cell table:formula="of:=[.C11]*627.5" office:value-type="float" office:value="1.77049752506491" calcext:value-type="float">
            <text:p>1,770498</text:p>
          </table:table-cell>
          <table:table-cell table:formula="of:=0.5*[.$B$2]*(1+COS(([.$B$3]*[.$A11]-[.$B$4])*PI()/180))" office:value-type="float" office:value="1.7530785665747" calcext:value-type="float">
            <text:p>1,753079</text:p>
          </table:table-cell>
          <table:table-cell table:formula="of:=0.5*[.$C$2]*(1+COS(([.$C$3]*[.$A11]-[.$C$4])*PI()/180))" office:value-type="float" office:value="0.171756857219784" calcext:value-type="float">
            <text:p>0,171757</text:p>
          </table:table-cell>
          <table:table-cell table:formula="of:=0.5*[.$D$2]*(1+COS(([.$D$3]*[.$A11]-[.$D$4])*PI()/180))" office:value-type="float" office:value="-0.261548153414963" calcext:value-type="float">
            <text:p>-0,261548</text:p>
          </table:table-cell>
          <table:table-cell table:formula="of:=[.E11]+[.F11]+[.G11]" office:value-type="float" office:value="1.66328727037953" calcext:value-type="float">
            <text:p>1,6632873</text:p>
          </table:table-cell>
          <table:table-cell table:formula="of:=([.H11]-[.D11])^2" office:value-type="float" office:value="0.0114940387097054" calcext:value-type="float">
            <text:p>0,0114940</text:p>
          </table:table-cell>
          <table:table-cell/>
          <table:table-cell table:formula="of:=0.5*[.$K$2]*(1+COS(([.$K$3]*[.$A11]-[.$K$4])*PI()/180))" office:value-type="float" office:value="0.364861400776133" calcext:value-type="float">
            <text:p>0,364861</text:p>
          </table:table-cell>
          <table:table-cell table:formula="of:=0.5*[.$L$2]*(1+COS(([.$L$3]*[.$A11]-[.$L$4])*PI()/180))" office:value-type="float" office:value="-0.14984661074853" calcext:value-type="float">
            <text:p>-0,149847</text:p>
          </table:table-cell>
          <table:table-cell table:formula="of:=0.5*[.$M$2]*(1+COS(([.$M$3]*[.$A11]-[.$M$4])*PI()/180))" office:value-type="float" office:value="-0.385555186137517" calcext:value-type="float">
            <text:p>-0,385555</text:p>
          </table:table-cell>
          <table:table-cell table:formula="of:=0.5*[.$N$2]*(1+COS(([.$N$3]*[.$A11]-[.$N$4])*PI()/180))" office:value-type="float" office:value="1.5202691661123" calcext:value-type="float">
            <text:p>1,520269</text:p>
          </table:table-cell>
          <table:table-cell table:formula="of:=0.5*[.$O$2]*(1+COS(([.$O$3]*[.$A11]-[.$O$4])*PI()/180))" office:value-type="float" office:value="0.463540246587769" calcext:value-type="float">
            <text:p>0,463540</text:p>
          </table:table-cell>
          <table:table-cell table:formula="of:=[.K11]+[.L11]+[.M11]+[.N11]+[.O11]" office:value-type="float" office:value="1.81326901659016" calcext:value-type="float">
            <text:p>1,8132690</text:p>
          </table:table-cell>
          <table:table-cell table:formula="of:=([.D11]-[.P11])^2" office:value-type="float" office:value="0.00182940048729411" calcext:value-type="float">
            <text:p>0,0018294</text:p>
          </table:table-cell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office:value-type="float" office:value="-1101.23163484" calcext:value-type="float">
            <text:p>-1101,23163484</text:p>
          </table:table-cell>
          <table:table-cell table:formula="of:=[.B12]-MIN([.$B$9:.$B$45])" office:value-type="float" office:value="0.00232225000013386" calcext:value-type="float">
            <text:p>0,00232</text:p>
          </table:table-cell>
          <table:table-cell table:formula="of:=[.C12]*627.5" office:value-type="float" office:value="1.457211875084" calcext:value-type="float">
            <text:p>1,457212</text:p>
          </table:table-cell>
          <table:table-cell table:formula="of:=0.5*[.$B$2]*(1+COS(([.$B$3]*[.$A12]-[.$B$4])*PI()/180))" office:value-type="float" office:value="1.686498545625" calcext:value-type="float">
            <text:p>1,686499</text:p>
          </table:table-cell>
          <table:table-cell table:formula="of:=0.5*[.$C$2]*(1+COS(([.$C$3]*[.$A12]-[.$C$4])*PI()/180))" office:value-type="float" office:value="0.367095558662936" calcext:value-type="float">
            <text:p>0,367096</text:p>
          </table:table-cell>
          <table:table-cell table:formula="of:=0.5*[.$D$2]*(1+COS(([.$D$3]*[.$A12]-[.$D$4])*PI()/180))" office:value-type="float" office:value="-0.474796874601412" calcext:value-type="float">
            <text:p>-0,474797</text:p>
          </table:table-cell>
          <table:table-cell table:formula="of:=[.E12]+[.F12]+[.G12]" office:value-type="float" office:value="1.57879722968652" calcext:value-type="float">
            <text:p>1,5787972</text:p>
          </table:table-cell>
          <table:table-cell table:formula="of:=([.H12]-[.D12])^2" office:value-type="float" office:value="0.0147829984538212" calcext:value-type="float">
            <text:p>0,0147830</text:p>
          </table:table-cell>
          <table:table-cell/>
          <table:table-cell table:formula="of:=0.5*[.$K$2]*(1+COS(([.$K$3]*[.$A12]-[.$K$4])*PI()/180))" office:value-type="float" office:value="0.603842636932949" calcext:value-type="float">
            <text:p>0,603843</text:p>
          </table:table-cell>
          <table:table-cell table:formula="of:=0.5*[.$L$2]*(1+COS(([.$L$3]*[.$A12]-[.$L$4])*PI()/180))" office:value-type="float" office:value="-0.299758602290627" calcext:value-type="float">
            <text:p>-0,299759</text:p>
          </table:table-cell>
          <table:table-cell table:formula="of:=0.5*[.$M$2]*(1+COS(([.$M$3]*[.$A12]-[.$M$4])*PI()/180))" office:value-type="float" office:value="-0.450042527050147" calcext:value-type="float">
            <text:p>-0,450043</text:p>
          </table:table-cell>
          <table:table-cell table:formula="of:=0.5*[.$N$2]*(1+COS(([.$N$3]*[.$A12]-[.$N$4])*PI()/180))" office:value-type="float" office:value="1.46252745710043" calcext:value-type="float">
            <text:p>1,462527</text:p>
          </table:table-cell>
          <table:table-cell table:formula="of:=0.5*[.$O$2]*(1+COS(([.$O$3]*[.$A12]-[.$O$4])*PI()/180))" office:value-type="float" office:value="0.197490504408897" calcext:value-type="float">
            <text:p>0,197491</text:p>
          </table:table-cell>
          <table:table-cell table:formula="of:=[.K12]+[.L12]+[.M12]+[.N12]+[.O12]" office:value-type="float" office:value="1.51405946910151" calcext:value-type="float">
            <text:p>1,5140595</text:p>
          </table:table-cell>
          <table:table-cell table:formula="of:=([.D12]-[.P12])^2" office:value-type="float" office:value="0.00323164894557933" calcext:value-type="float">
            <text:p>0,0032316</text:p>
          </table:table-cell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office:value-type="float" office:value="-1101.23188395" calcext:value-type="float">
            <text:p>-1101,23188395</text:p>
          </table:table-cell>
          <table:table-cell table:formula="of:=[.B13]-MIN([.$B$9:.$B$45])" office:value-type="float" office:value="0.00207313999999315" calcext:value-type="float">
            <text:p>0,00207</text:p>
          </table:table-cell>
          <table:table-cell table:formula="of:=[.C13]*627.5" office:value-type="float" office:value="1.3008953499957" calcext:value-type="float">
            <text:p>1,300895</text:p>
          </table:table-cell>
          <table:table-cell table:formula="of:=0.5*[.$B$2]*(1+COS(([.$B$3]*[.$A13]-[.$B$4])*PI()/180))" office:value-type="float" office:value="1.5961363864397" calcext:value-type="float">
            <text:p>1,596136</text:p>
          </table:table-cell>
          <table:table-cell table:formula="of:=0.5*[.$C$2]*(1+COS(([.$C$3]*[.$A13]-[.$C$4])*PI()/180))" office:value-type="float" office:value="0.606721282209069" calcext:value-type="float">
            <text:p>0,606721</text:p>
          </table:table-cell>
          <table:table-cell table:formula="of:=0.5*[.$D$2]*(1+COS(([.$D$3]*[.$A13]-[.$D$4])*PI()/180))" office:value-type="float" office:value="-0.614000940880207" calcext:value-type="float">
            <text:p>-0,614001</text:p>
          </table:table-cell>
          <table:table-cell table:formula="of:=[.E13]+[.F13]+[.G13]" office:value-type="float" office:value="1.58885672776856" calcext:value-type="float">
            <text:p>1,5888567</text:p>
          </table:table-cell>
          <table:table-cell table:formula="of:=([.H13]-[.D13])^2" office:value-type="float" office:value="0.0829217550888462" calcext:value-type="float">
            <text:p>0,0829218</text:p>
          </table:table-cell>
          <table:table-cell/>
          <table:table-cell table:formula="of:=0.5*[.$K$2]*(1+COS(([.$K$3]*[.$A13]-[.$K$4])*PI()/180))" office:value-type="float" office:value="0.858397966145254" calcext:value-type="float">
            <text:p>0,858398</text:p>
          </table:table-cell>
          <table:table-cell table:formula="of:=0.5*[.$L$2]*(1+COS(([.$L$3]*[.$A13]-[.$L$4])*PI()/180))" office:value-type="float" office:value="-0.449694529734603" calcext:value-type="float">
            <text:p>-0,449695</text:p>
          </table:table-cell>
          <table:table-cell table:formula="of:=0.5*[.$M$2]*(1+COS(([.$M$3]*[.$A13]-[.$M$4])*PI()/180))" office:value-type="float" office:value="-0.490545838914557" calcext:value-type="float">
            <text:p>-0,490546</text:p>
          </table:table-cell>
          <table:table-cell table:formula="of:=0.5*[.$N$2]*(1+COS(([.$N$3]*[.$A13]-[.$N$4])*PI()/180))" office:value-type="float" office:value="1.38416210377372" calcext:value-type="float">
            <text:p>1,384162</text:p>
          </table:table-cell>
          <table:table-cell table:formula="of:=0.5*[.$O$2]*(1+COS(([.$O$3]*[.$A13]-[.$O$4])*PI()/180))" office:value-type="float" office:value="0.0238267292252263" calcext:value-type="float">
            <text:p>0,023827</text:p>
          </table:table-cell>
          <table:table-cell table:formula="of:=[.K13]+[.L13]+[.M13]+[.N13]+[.O13]" office:value-type="float" office:value="1.32614643049504" calcext:value-type="float">
            <text:p>1,3261464</text:p>
          </table:table-cell>
          <table:table-cell table:formula="of:=([.D13]-[.P13])^2" office:value-type="float" office:value="0.000637617066384227" calcext:value-type="float">
            <text:p>0,0006376</text:p>
          </table:table-cell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office:value-type="float" office:value="-1101.23179032" calcext:value-type="float">
            <text:p>-1101,23179032</text:p>
          </table:table-cell>
          <table:table-cell table:formula="of:=[.B14]-MIN([.$B$9:.$B$45])" office:value-type="float" office:value="0.00216677000003074" calcext:value-type="float">
            <text:p>0,00217</text:p>
          </table:table-cell>
          <table:table-cell table:formula="of:=[.C14]*627.5" office:value-type="float" office:value="1.35964817501929" calcext:value-type="float">
            <text:p>1,359648</text:p>
          </table:table-cell>
          <table:table-cell table:formula="of:=0.5*[.$B$2]*(1+COS(([.$B$3]*[.$A14]-[.$B$4])*PI()/180))" office:value-type="float" office:value="1.4847376975002" calcext:value-type="float">
            <text:p>1,484738</text:p>
          </table:table-cell>
          <table:table-cell table:formula="of:=0.5*[.$C$2]*(1+COS(([.$C$3]*[.$A14]-[.$C$4])*PI()/180))" office:value-type="float" office:value="0.861731629099486" calcext:value-type="float">
            <text:p>0,861732</text:p>
          </table:table-cell>
          <table:table-cell table:formula="of:=0.5*[.$D$2]*(1+COS(([.$D$3]*[.$A14]-[.$D$4])*PI()/180))" office:value-type="float" office:value="-0.61402522255863" calcext:value-type="float">
            <text:p>-0,614025</text:p>
          </table:table-cell>
          <table:table-cell table:formula="of:=[.E14]+[.F14]+[.G14]" office:value-type="float" office:value="1.73244410404106" calcext:value-type="float">
            <text:p>1,7324441</text:p>
          </table:table-cell>
          <table:table-cell table:formula="of:=([.H14]-[.D14])^2" office:value-type="float" office:value="0.138976804695203" calcext:value-type="float">
            <text:p>0,1389768</text:p>
          </table:table-cell>
          <table:table-cell/>
          <table:table-cell table:formula="of:=0.5*[.$K$2]*(1+COS(([.$K$3]*[.$A14]-[.$K$4])*PI()/180))" office:value-type="float" office:value="1.0978242588735" calcext:value-type="float">
            <text:p>1,097824</text:p>
          </table:table-cell>
          <table:table-cell table:formula="of:=0.5*[.$L$2]*(1+COS(([.$L$3]*[.$A14]-[.$L$4])*PI()/180))" office:value-type="float" office:value="-0.559479182405434" calcext:value-type="float">
            <text:p>-0,559479</text:p>
          </table:table-cell>
          <table:table-cell table:formula="of:=0.5*[.$M$2]*(1+COS(([.$M$3]*[.$A14]-[.$M$4])*PI()/180))" office:value-type="float" office:value="-0.502179824554679" calcext:value-type="float">
            <text:p>-0,502180</text:p>
          </table:table-cell>
          <table:table-cell table:formula="of:=0.5*[.$N$2]*(1+COS(([.$N$3]*[.$A14]-[.$N$4])*PI()/180))" office:value-type="float" office:value="1.28755419773821" calcext:value-type="float">
            <text:p>1,287554</text:p>
          </table:table-cell>
          <table:table-cell table:formula="of:=0.5*[.$O$2]*(1+COS(([.$O$3]*[.$A14]-[.$O$4])*PI()/180))" office:value-type="float" office:value="0.0238081315030682" calcext:value-type="float">
            <text:p>0,023808</text:p>
          </table:table-cell>
          <table:table-cell table:formula="of:=[.K14]+[.L14]+[.M14]+[.N14]+[.O14]" office:value-type="float" office:value="1.34752758115466" calcext:value-type="float">
            <text:p>1,3475276</text:p>
          </table:table-cell>
          <table:table-cell table:formula="of:=([.D14]-[.P14])^2" office:value-type="float" office:value="0.000146908795631151" calcext:value-type="float">
            <text:p>0,0001469</text:p>
          </table:table-cell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office:value-type="float" office:value="-1101.2313879" calcext:value-type="float">
            <text:p>-1101,2313879</text:p>
          </table:table-cell>
          <table:table-cell table:formula="of:=[.B15]-MIN([.$B$9:.$B$45])" office:value-type="float" office:value="0.00256919000003109" calcext:value-type="float">
            <text:p>0,00257</text:p>
          </table:table-cell>
          <table:table-cell table:formula="of:=[.C15]*627.5" office:value-type="float" office:value="1.61216672501951" calcext:value-type="float">
            <text:p>1,612167</text:p>
          </table:table-cell>
          <table:table-cell table:formula="of:=0.5*[.$B$2]*(1+COS(([.$B$3]*[.$A15]-[.$B$4])*PI()/180))" office:value-type="float" office:value="1.35568727159947" calcext:value-type="float">
            <text:p>1,355687</text:p>
          </table:table-cell>
          <table:table-cell table:formula="of:=0.5*[.$C$2]*(1+COS(([.$C$3]*[.$A15]-[.$C$4])*PI()/180))" office:value-type="float" office:value="1.10136858794731" calcext:value-type="float">
            <text:p>1,101369</text:p>
          </table:table-cell>
          <table:table-cell table:formula="of:=0.5*[.$D$2]*(1+COS(([.$D$3]*[.$A15]-[.$D$4])*PI()/180))" office:value-type="float" office:value="-0.474858357969487" calcext:value-type="float">
            <text:p>-0,474858</text:p>
          </table:table-cell>
          <table:table-cell table:formula="of:=[.E15]+[.F15]+[.G15]" office:value-type="float" office:value="1.98219750157729" calcext:value-type="float">
            <text:p>1,9821975</text:p>
          </table:table-cell>
          <table:table-cell table:formula="of:=([.H15]-[.D15])^2" office:value-type="float" office:value="0.136922775599958" calcext:value-type="float">
            <text:p>0,1369228</text:p>
          </table:table-cell>
          <table:table-cell/>
          <table:table-cell table:formula="of:=0.5*[.$K$2]*(1+COS(([.$K$3]*[.$A15]-[.$K$4])*PI()/180))" office:value-type="float" office:value="1.29324317065891" calcext:value-type="float">
            <text:p>1,293243</text:p>
          </table:table-cell>
          <table:table-cell table:formula="of:=0.5*[.$L$2]*(1+COS(([.$L$3]*[.$A15]-[.$L$4])*PI()/180))" office:value-type="float" office:value="-0.599695851278639" calcext:value-type="float">
            <text:p>-0,599696</text:p>
          </table:table-cell>
          <table:table-cell table:formula="of:=0.5*[.$M$2]*(1+COS(([.$M$3]*[.$A15]-[.$M$4])*PI()/180))" office:value-type="float" office:value="-0.483541253602972" calcext:value-type="float">
            <text:p>-0,483541</text:p>
          </table:table-cell>
          <table:table-cell table:formula="of:=0.5*[.$N$2]*(1+COS(([.$N$3]*[.$A15]-[.$N$4])*PI()/180))" office:value-type="float" office:value="1.17563912133284" calcext:value-type="float">
            <text:p>1,175639</text:p>
          </table:table-cell>
          <table:table-cell table:formula="of:=0.5*[.$O$2]*(1+COS(([.$O$3]*[.$A15]-[.$O$4])*PI()/180))" office:value-type="float" office:value="0.197443413323311" calcext:value-type="float">
            <text:p>0,197443</text:p>
          </table:table-cell>
          <table:table-cell table:formula="of:=[.K15]+[.L15]+[.M15]+[.N15]+[.O15]" office:value-type="float" office:value="1.58308860043344" calcext:value-type="float">
            <text:p>1,5830886</text:p>
          </table:table-cell>
          <table:table-cell table:formula="of:=([.D15]-[.P15])^2" office:value-type="float" office:value="0.000845537329442522" calcext:value-type="float">
            <text:p>0,0008455</text:p>
          </table:table-cell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office:value-type="float" office:value="-1101.23082135" calcext:value-type="float">
            <text:p>-1101,23082135</text:p>
          </table:table-cell>
          <table:table-cell table:formula="of:=[.B16]-MIN([.$B$9:.$B$45])" office:value-type="float" office:value="0.00313574000006156" calcext:value-type="float">
            <text:p>0,00314</text:p>
          </table:table-cell>
          <table:table-cell table:formula="of:=[.C16]*627.5" office:value-type="float" office:value="1.96767685003863" calcext:value-type="float">
            <text:p>1,967677</text:p>
          </table:table-cell>
          <table:table-cell table:formula="of:=0.5*[.$B$2]*(1+COS(([.$B$3]*[.$A16]-[.$B$4])*PI()/180))" office:value-type="float" office:value="1.21290624062582" calcext:value-type="float">
            <text:p>1,212906</text:p>
          </table:table-cell>
          <table:table-cell table:formula="of:=0.5*[.$C$2]*(1+COS(([.$C$3]*[.$A16]-[.$C$4])*PI()/180))" office:value-type="float" office:value="1.29672840485066" calcext:value-type="float">
            <text:p>1,296728</text:p>
          </table:table-cell>
          <table:table-cell table:formula="of:=0.5*[.$D$2]*(1+COS(([.$D$3]*[.$A16]-[.$D$4])*PI()/180))" office:value-type="float" office:value="-0.261618069721455" calcext:value-type="float">
            <text:p>-0,261618</text:p>
          </table:table-cell>
          <table:table-cell table:formula="of:=[.E16]+[.F16]+[.G16]" office:value-type="float" office:value="2.24801657575502" calcext:value-type="float">
            <text:p>2,2480166</text:p>
          </table:table-cell>
          <table:table-cell table:formula="of:=([.H16]-[.D16])^2" office:value-type="float" office:value="0.0785903618147431" calcext:value-type="float">
            <text:p>0,0785904</text:p>
          </table:table-cell>
          <table:table-cell/>
          <table:table-cell table:formula="of:=0.5*[.$K$2]*(1+COS(([.$K$3]*[.$A16]-[.$K$4])*PI()/180))" office:value-type="float" office:value="1.42108429666419" calcext:value-type="float">
            <text:p>1,421084</text:p>
          </table:table-cell>
          <table:table-cell table:formula="of:=0.5*[.$L$2]*(1+COS(([.$L$3]*[.$A16]-[.$L$4])*PI()/180))" office:value-type="float" office:value="-0.559568512407374" calcext:value-type="float">
            <text:p>-0,559569</text:p>
          </table:table-cell>
          <table:table-cell table:formula="of:=0.5*[.$M$2]*(1+COS(([.$M$3]*[.$A16]-[.$M$4])*PI()/180))" office:value-type="float" office:value="-0.436878212792224" calcext:value-type="float">
            <text:p>-0,436878</text:p>
          </table:table-cell>
          <table:table-cell table:formula="of:=0.5*[.$N$2]*(1+COS(([.$N$3]*[.$A16]-[.$N$4])*PI()/180))" office:value-type="float" office:value="1.05181735752241" calcext:value-type="float">
            <text:p>1,051817</text:p>
          </table:table-cell>
          <table:table-cell table:formula="of:=0.5*[.$O$2]*(1+COS(([.$O$3]*[.$A16]-[.$O$4])*PI()/180))" office:value-type="float" office:value="0.463486696581059" calcext:value-type="float">
            <text:p>0,463487</text:p>
          </table:table-cell>
          <table:table-cell table:formula="of:=[.K16]+[.L16]+[.M16]+[.N16]+[.O16]" office:value-type="float" office:value="1.93994162556806" calcext:value-type="float">
            <text:p>1,9399416</text:p>
          </table:table-cell>
          <table:table-cell table:formula="of:=([.D16]-[.P16])^2" office:value-type="float" office:value="0.000769242676432633" calcext:value-type="float">
            <text:p>0,0007692</text:p>
          </table:table-cell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office:value-type="float" office:value="-1101.23031923" calcext:value-type="float">
            <text:p>-1101,23031923</text:p>
          </table:table-cell>
          <table:table-cell table:formula="of:=[.B17]-MIN([.$B$9:.$B$45])" office:value-type="float" office:value="0.00363786000002619" calcext:value-type="float">
            <text:p>0,00364</text:p>
          </table:table-cell>
          <table:table-cell table:formula="of:=[.C17]*627.5" office:value-type="float" office:value="2.28275715001644" calcext:value-type="float">
            <text:p>2,282757</text:p>
          </table:table-cell>
          <table:table-cell table:formula="of:=0.5*[.$B$2]*(1+COS(([.$B$3]*[.$A17]-[.$B$4])*PI()/180))" office:value-type="float" office:value="1.06073293395472" calcext:value-type="float">
            <text:p>1,060733</text:p>
          </table:table-cell>
          <table:table-cell table:formula="of:=0.5*[.$C$2]*(1+COS(([.$C$3]*[.$A17]-[.$C$4])*PI()/180))" office:value-type="float" office:value="1.42424780268714" calcext:value-type="float">
            <text:p>1,424248</text:p>
          </table:table-cell>
          <table:table-cell table:formula="of:=0.5*[.$D$2]*(1+COS(([.$D$3]*[.$A17]-[.$D$4])*PI()/180))" office:value-type="float" office:value="-0.0740818585876105" calcext:value-type="float">
            <text:p>-0,074082</text:p>
          </table:table-cell>
          <table:table-cell table:formula="of:=[.E17]+[.F17]+[.G17]" office:value-type="float" office:value="2.41089887805425" calcext:value-type="float">
            <text:p>2,4108989</text:p>
          </table:table-cell>
          <table:table-cell table:formula="of:=([.H17]-[.D17])^2" office:value-type="float" office:value="0.0164203024645172" calcext:value-type="float">
            <text:p>0,0164203</text:p>
          </table:table-cell>
          <table:table-cell/>
          <table:table-cell table:formula="of:=0.5*[.$K$2]*(1+COS(([.$K$3]*[.$A17]-[.$K$4])*PI()/180))" office:value-type="float" office:value="1.46592811035903" calcext:value-type="float">
            <text:p>1,465928</text:p>
          </table:table-cell>
          <table:table-cell table:formula="of:=0.5*[.$L$2]*(1+COS(([.$L$3]*[.$A17]-[.$L$4])*PI()/180))" office:value-type="float" office:value="-0.449849253836603" calcext:value-type="float">
            <text:p>-0,449849</text:p>
          </table:table-cell>
          <table:table-cell table:formula="of:=0.5*[.$M$2]*(1+COS(([.$M$3]*[.$A17]-[.$M$4])*PI()/180))" office:value-type="float" office:value="-0.367818953517347" calcext:value-type="float">
            <text:p>-0,367819</text:p>
          </table:table-cell>
          <table:table-cell table:formula="of:=0.5*[.$N$2]*(1+COS(([.$N$3]*[.$A17]-[.$N$4])*PI()/180))" office:value-type="float" office:value="0.919851167943479" calcext:value-type="float">
            <text:p>0,919851</text:p>
          </table:table-cell>
          <table:table-cell table:formula="of:=0.5*[.$O$2]*(1+COS(([.$O$3]*[.$A17]-[.$O$4])*PI()/180))" office:value-type="float" office:value="0.697453372298269" calcext:value-type="float">
            <text:p>0,697453</text:p>
          </table:table-cell>
          <table:table-cell table:formula="of:=[.K17]+[.L17]+[.M17]+[.N17]+[.O17]" office:value-type="float" office:value="2.26556444324683" calcext:value-type="float">
            <text:p>2,2655644</text:p>
          </table:table-cell>
          <table:table-cell table:formula="of:=([.D17]-[.P17])^2" office:value-type="float" office:value="0.000295589166065673" calcext:value-type="float">
            <text:p>0,0002956</text:p>
          </table:table-cell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office:value-type="float" office:value="-1101.23012147" calcext:value-type="float">
            <text:p>-1101,23012147</text:p>
          </table:table-cell>
          <table:table-cell table:formula="of:=[.B18]-MIN([.$B$9:.$B$45])" office:value-type="float" office:value="0.00383562000001803" calcext:value-type="float">
            <text:p>0,00384</text:p>
          </table:table-cell>
          <table:table-cell table:formula="of:=[.C18]*627.5" office:value-type="float" office:value="2.40685155001131" calcext:value-type="float">
            <text:p>2,406852</text:p>
          </table:table-cell>
          <table:table-cell table:formula="of:=0.5*[.$B$2]*(1+COS(([.$B$3]*[.$A18]-[.$B$4])*PI()/180))" office:value-type="float" office:value="0.903791060505947" calcext:value-type="float">
            <text:p>0,903791</text:p>
          </table:table-cell>
          <table:table-cell table:formula="of:=0.5*[.$C$2]*(1+COS(([.$C$3]*[.$A18]-[.$C$4])*PI()/180))" office:value-type="float" office:value="1.46854606009182" calcext:value-type="float">
            <text:p>1,468546</text:p>
          </table:table-cell>
          <table:table-cell table:formula="of:=0.5*[.$D$2]*(1+COS(([.$D$3]*[.$A18]-[.$D$4])*PI()/180))" office:value-type="float" office:value="-0.00000000199030365637681" calcext:value-type="float">
            <text:p>0,000000</text:p>
          </table:table-cell>
          <table:table-cell table:formula="of:=[.E18]+[.F18]+[.G18]" office:value-type="float" office:value="2.37233711860746" calcext:value-type="float">
            <text:p>2,3723371</text:p>
          </table:table-cell>
          <table:table-cell table:formula="of:=([.H18]-[.D18])^2" office:value-type="float" office:value="0.00119124597513098" calcext:value-type="float">
            <text:p>0,0011912</text:p>
          </table:table-cell>
          <table:table-cell/>
          <table:table-cell table:formula="of:=0.5*[.$K$2]*(1+COS(([.$K$3]*[.$A18]-[.$K$4])*PI()/180))" office:value-type="float" office:value="1.42236578598763" calcext:value-type="float">
            <text:p>1,422366</text:p>
          </table:table-cell>
          <table:table-cell table:formula="of:=0.5*[.$L$2]*(1+COS(([.$L$3]*[.$A18]-[.$L$4])*PI()/180))" office:value-type="float" office:value="-0.299937262294506" calcext:value-type="float">
            <text:p>-0,299937</text:p>
          </table:table-cell>
          <table:table-cell table:formula="of:=0.5*[.$M$2]*(1+COS(([.$M$3]*[.$A18]-[.$M$4])*PI()/180))" office:value-type="float" office:value="-0.284693041653009" calcext:value-type="float">
            <text:p>-0,284693</text:p>
          </table:table-cell>
          <table:table-cell table:formula="of:=0.5*[.$N$2]*(1+COS(([.$N$3]*[.$A18]-[.$N$4])*PI()/180))" office:value-type="float" office:value="0.783750278488285" calcext:value-type="float">
            <text:p>0,783750</text:p>
          </table:table-cell>
          <table:table-cell table:formula="of:=0.5*[.$O$2]*(1+COS(([.$O$3]*[.$A18]-[.$O$4])*PI()/180))" office:value-type="float" office:value="0.789867832656897" calcext:value-type="float">
            <text:p>0,789868</text:p>
          </table:table-cell>
          <table:table-cell table:formula="of:=[.K18]+[.L18]+[.M18]+[.N18]+[.O18]" office:value-type="float" office:value="2.41135359318529" calcext:value-type="float">
            <text:p>2,4113536</text:p>
          </table:table-cell>
          <table:table-cell table:formula="of:=([.D18]-[.P18])^2" office:value-type="float" office:value="0.0000202683927403995" calcext:value-type="float">
            <text:p>0,0000203</text:p>
          </table:table-cell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office:value-type="float" office:value="-1101.23035023" calcext:value-type="float">
            <text:p>-1101,23035023</text:p>
          </table:table-cell>
          <table:table-cell table:formula="of:=[.B19]-MIN([.$B$9:.$B$45])" office:value-type="float" office:value="0.00360685999999077" calcext:value-type="float">
            <text:p>0,00361</text:p>
          </table:table-cell>
          <table:table-cell table:formula="of:=[.C19]*627.5" office:value-type="float" office:value="2.26330464999421" calcext:value-type="float">
            <text:p>2,263305</text:p>
          </table:table-cell>
          <table:table-cell table:formula="of:=0.5*[.$B$2]*(1+COS(([.$B$3]*[.$A19]-[.$B$4])*PI()/180))" office:value-type="float" office:value="0.746849219687828" calcext:value-type="float">
            <text:p>0,746849</text:p>
          </table:table-cell>
          <table:table-cell table:formula="of:=0.5*[.$C$2]*(1+COS(([.$C$3]*[.$A19]-[.$C$4])*PI()/180))" office:value-type="float" office:value="1.42428015344903" calcext:value-type="float">
            <text:p>1,424280</text:p>
          </table:table-cell>
          <table:table-cell table:formula="of:=0.5*[.$D$2]*(1+COS(([.$D$3]*[.$A19]-[.$D$4])*PI()/180))" office:value-type="float" office:value="-0.0740362239595409" calcext:value-type="float">
            <text:p>-0,074036</text:p>
          </table:table-cell>
          <table:table-cell table:formula="of:=[.E19]+[.F19]+[.G19]" office:value-type="float" office:value="2.09709314917732" calcext:value-type="float">
            <text:p>2,0970931</text:p>
          </table:table-cell>
          <table:table-cell table:formula="of:=([.H19]-[.D19])^2" office:value-type="float" office:value="0.0276262630038046" calcext:value-type="float">
            <text:p>0,0276263</text:p>
          </table:table-cell>
          <table:table-cell/>
          <table:table-cell table:formula="of:=0.5*[.$K$2]*(1+COS(([.$K$3]*[.$A19]-[.$K$4])*PI()/180))" office:value-type="float" office:value="1.29565158278061" calcext:value-type="float">
            <text:p>1,295652</text:p>
          </table:table-cell>
          <table:table-cell table:formula="of:=0.5*[.$L$2]*(1+COS(([.$L$3]*[.$A19]-[.$L$4])*PI()/180))" office:value-type="float" office:value="-0.15000133485053" calcext:value-type="float">
            <text:p>-0,150001</text:p>
          </table:table-cell>
          <table:table-cell table:formula="of:=0.5*[.$M$2]*(1+COS(([.$M$3]*[.$A19]-[.$M$4])*PI()/180))" office:value-type="float" office:value="-0.197526688977851" calcext:value-type="float">
            <text:p>-0,197527</text:p>
          </table:table-cell>
          <table:table-cell table:formula="of:=0.5*[.$N$2]*(1+COS(([.$N$3]*[.$A19]-[.$N$4])*PI()/180))" office:value-type="float" office:value="0.647650045812549" calcext:value-type="float">
            <text:p>0,647650</text:p>
          </table:table-cell>
          <table:table-cell table:formula="of:=0.5*[.$O$2]*(1+COS(([.$O$3]*[.$A19]-[.$O$4])*PI()/180))" office:value-type="float" office:value="0.697488324582819" calcext:value-type="float">
            <text:p>0,697488</text:p>
          </table:table-cell>
          <table:table-cell table:formula="of:=[.K19]+[.L19]+[.M19]+[.N19]+[.O19]" office:value-type="float" office:value="2.29326192934759" calcext:value-type="float">
            <text:p>2,2932619</text:p>
          </table:table-cell>
          <table:table-cell table:formula="of:=([.D19]-[.P19])^2" office:value-type="float" office:value="0.000897438586256554" calcext:value-type="float">
            <text:p>0,0008974</text:p>
          </table:table-cell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office:value-type="float" office:value="-1101.23094564" calcext:value-type="float">
            <text:p>-1101,23094564</text:p>
          </table:table-cell>
          <table:table-cell table:formula="of:=[.B20]-MIN([.$B$9:.$B$45])" office:value-type="float" office:value="0.00301145000003089" calcext:value-type="float">
            <text:p>0,00301</text:p>
          </table:table-cell>
          <table:table-cell table:formula="of:=[.C20]*627.5" office:value-type="float" office:value="1.88968487501938" calcext:value-type="float">
            <text:p>1,889685</text:p>
          </table:table-cell>
          <table:table-cell table:formula="of:=0.5*[.$B$2]*(1+COS(([.$B$3]*[.$A20]-[.$B$4])*PI()/180))" office:value-type="float" office:value="0.594676009917218" calcext:value-type="float">
            <text:p>0,594676</text:p>
          </table:table-cell>
          <table:table-cell table:formula="of:=0.5*[.$C$2]*(1+COS(([.$C$3]*[.$A20]-[.$C$4])*PI()/180))" office:value-type="float" office:value="1.2967892043951" calcext:value-type="float">
            <text:p>1,296789</text:p>
          </table:table-cell>
          <table:table-cell table:formula="of:=0.5*[.$D$2]*(1+COS(([.$D$3]*[.$A20]-[.$D$4])*PI()/180))" office:value-type="float" office:value="-0.261548153414963" calcext:value-type="float">
            <text:p>-0,261548</text:p>
          </table:table-cell>
          <table:table-cell table:formula="of:=[.E20]+[.F20]+[.G20]" office:value-type="float" office:value="1.62991706089735" calcext:value-type="float">
            <text:p>1,6299171</text:p>
          </table:table-cell>
          <table:table-cell table:formula="of:=([.H20]-[.D20])^2" office:value-type="float" office:value="0.0674793172537378" calcext:value-type="float">
            <text:p>0,0674793</text:p>
          </table:table-cell>
          <table:table-cell/>
          <table:table-cell table:formula="of:=0.5*[.$K$2]*(1+COS(([.$K$3]*[.$A20]-[.$K$4])*PI()/180))" office:value-type="float" office:value="1.1010691037472" calcext:value-type="float">
            <text:p>1,101069</text:p>
          </table:table-cell>
          <table:table-cell table:formula="of:=0.5*[.$L$2]*(1+COS(([.$L$3]*[.$A20]-[.$L$4])*PI()/180))" office:value-type="float" office:value="-0.0402166821796992" calcext:value-type="float">
            <text:p>-0,040217</text:p>
          </table:table-cell>
          <table:table-cell table:formula="of:=0.5*[.$M$2]*(1+COS(([.$M$3]*[.$A20]-[.$M$4])*PI()/180))" office:value-type="float" office:value="-0.116833444062853" calcext:value-type="float">
            <text:p>-0,116833</text:p>
          </table:table-cell>
          <table:table-cell table:formula="of:=0.5*[.$N$2]*(1+COS(([.$N$3]*[.$A20]-[.$N$4])*PI()/180))" office:value-type="float" office:value="0.515685806616084" calcext:value-type="float">
            <text:p>0,515686</text:p>
          </table:table-cell>
          <table:table-cell table:formula="of:=0.5*[.$O$2]*(1+COS(([.$O$3]*[.$A20]-[.$O$4])*PI()/180))" office:value-type="float" office:value="0.463540246587769" calcext:value-type="float">
            <text:p>0,463540</text:p>
          </table:table-cell>
          <table:table-cell table:formula="of:=[.K20]+[.L20]+[.M20]+[.N20]+[.O20]" office:value-type="float" office:value="1.9232450307085" calcext:value-type="float">
            <text:p>1,9232450</text:p>
          </table:table-cell>
          <table:table-cell table:formula="of:=([.D20]-[.P20])^2" office:value-type="float" office:value="0.00112628404987784" calcext:value-type="float">
            <text:p>0,0011263</text:p>
          </table:table-cell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office:value-type="float" office:value="-1101.2317398" calcext:value-type="float">
            <text:p>-1101,2317398</text:p>
          </table:table-cell>
          <table:table-cell table:formula="of:=[.B21]-MIN([.$B$9:.$B$45])" office:value-type="float" office:value="0.00221729000008963" calcext:value-type="float">
            <text:p>0,00222</text:p>
          </table:table-cell>
          <table:table-cell table:formula="of:=[.C21]*627.5" office:value-type="float" office:value="1.39134947505625" calcext:value-type="float">
            <text:p>1,391349</text:p>
          </table:table-cell>
          <table:table-cell table:formula="of:=0.5*[.$B$2]*(1+COS(([.$B$3]*[.$A21]-[.$B$4])*PI()/180))" office:value-type="float" office:value="0.451895137169637" calcext:value-type="float">
            <text:p>0,451895</text:p>
          </table:table-cell>
          <table:table-cell table:formula="of:=0.5*[.$C$2]*(1+COS(([.$C$3]*[.$A21]-[.$C$4])*PI()/180))" office:value-type="float" office:value="1.10145050295195" calcext:value-type="float">
            <text:p>1,101451</text:p>
          </table:table-cell>
          <table:table-cell table:formula="of:=0.5*[.$D$2]*(1+COS(([.$D$3]*[.$A21]-[.$D$4])*PI()/180))" office:value-type="float" office:value="-0.474796874601412" calcext:value-type="float">
            <text:p>-0,474797</text:p>
          </table:table-cell>
          <table:table-cell table:formula="of:=[.E21]+[.F21]+[.G21]" office:value-type="float" office:value="1.07854876552017" calcext:value-type="float">
            <text:p>1,0785488</text:p>
          </table:table-cell>
          <table:table-cell table:formula="of:=([.H21]-[.D21])^2" office:value-type="float" office:value="0.0978442838862714" calcext:value-type="float">
            <text:p>0,0978443</text:p>
          </table:table-cell>
          <table:table-cell/>
          <table:table-cell table:formula="of:=0.5*[.$K$2]*(1+COS(([.$K$3]*[.$A21]-[.$K$4])*PI()/180))" office:value-type="float" office:value="0.862087867590385" calcext:value-type="float">
            <text:p>0,862088</text:p>
          </table:table-cell>
          <table:table-cell table:formula="of:=0.5*[.$L$2]*(1+COS(([.$L$3]*[.$A21]-[.$L$4])*PI()/180))" office:value-type="float" office:value="-0.0000000133064939943686" calcext:value-type="float">
            <text:p>0,000000</text:p>
          </table:table-cell>
          <table:table-cell table:formula="of:=0.5*[.$M$2]*(1+COS(([.$M$3]*[.$A21]-[.$M$4])*PI()/180))" office:value-type="float" office:value="-0.052346103150222" calcext:value-type="float">
            <text:p>-0,052346</text:p>
          </table:table-cell>
          <table:table-cell table:formula="of:=0.5*[.$N$2]*(1+COS(([.$N$3]*[.$A21]-[.$N$4])*PI()/180))" office:value-type="float" office:value="0.391867227529747" calcext:value-type="float">
            <text:p>0,391867</text:p>
          </table:table-cell>
          <table:table-cell table:formula="of:=0.5*[.$O$2]*(1+COS(([.$O$3]*[.$A21]-[.$O$4])*PI()/180))" office:value-type="float" office:value="0.197490504408897" calcext:value-type="float">
            <text:p>0,197491</text:p>
          </table:table-cell>
          <table:table-cell table:formula="of:=[.K21]+[.L21]+[.M21]+[.N21]+[.O21]" office:value-type="float" office:value="1.39909948307231" calcext:value-type="float">
            <text:p>1,3990995</text:p>
          </table:table-cell>
          <table:table-cell table:formula="of:=([.D21]-[.P21])^2" office:value-type="float" office:value="0.0000600626242491279" calcext:value-type="float">
            <text:p>0,0000601</text:p>
          </table:table-cell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office:value-type="float" office:value="-1101.23255103" calcext:value-type="float">
            <text:p>-1101,23255103</text:p>
          </table:table-cell>
          <table:table-cell table:formula="of:=[.B22]-MIN([.$B$9:.$B$45])" office:value-type="float" office:value="0.00140606000013577" calcext:value-type="float">
            <text:p>0,00141</text:p>
          </table:table-cell>
          <table:table-cell table:formula="of:=[.C22]*627.5" office:value-type="float" office:value="0.882302650085194" calcext:value-type="float">
            <text:p>0,882303</text:p>
          </table:table-cell>
          <table:table-cell table:formula="of:=0.5*[.$B$2]*(1+COS(([.$B$3]*[.$A22]-[.$B$4])*PI()/180))" office:value-type="float" office:value="0.322844926012911" calcext:value-type="float">
            <text:p>0,322845</text:p>
          </table:table-cell>
          <table:table-cell table:formula="of:=0.5*[.$C$2]*(1+COS(([.$C$3]*[.$A22]-[.$C$4])*PI()/180))" office:value-type="float" office:value="0.861824779405814" calcext:value-type="float">
            <text:p>0,861825</text:p>
          </table:table-cell>
          <table:table-cell table:formula="of:=0.5*[.$D$2]*(1+COS(([.$D$3]*[.$A22]-[.$D$4])*PI()/180))" office:value-type="float" office:value="-0.614000940880207" calcext:value-type="float">
            <text:p>-0,614001</text:p>
          </table:table-cell>
          <table:table-cell table:formula="of:=[.E22]+[.F22]+[.G22]" office:value-type="float" office:value="0.570668764538519" calcext:value-type="float">
            <text:p>0,5706688</text:p>
          </table:table-cell>
          <table:table-cell table:formula="of:=([.H22]-[.D22])^2" office:value-type="float" office:value="0.0971156786209183" calcext:value-type="float">
            <text:p>0,0971157</text:p>
          </table:table-cell>
          <table:table-cell/>
          <table:table-cell table:formula="of:=0.5*[.$K$2]*(1+COS(([.$K$3]*[.$A22]-[.$K$4])*PI()/180))" office:value-type="float" office:value="0.607532538378081" calcext:value-type="float">
            <text:p>0,607533</text:p>
          </table:table-cell>
          <table:table-cell table:formula="of:=0.5*[.$L$2]*(1+COS(([.$L$3]*[.$A22]-[.$L$4])*PI()/180))" office:value-type="float" office:value="-0.0401273521777594" calcext:value-type="float">
            <text:p>-0,040127</text:p>
          </table:table-cell>
          <table:table-cell table:formula="of:=0.5*[.$M$2]*(1+COS(([.$M$3]*[.$A22]-[.$M$4])*PI()/180))" office:value-type="float" office:value="-0.0118427912858123" calcext:value-type="float">
            <text:p>-0,011843</text:p>
          </table:table-cell>
          <table:table-cell table:formula="of:=0.5*[.$N$2]*(1+COS(([.$N$3]*[.$A22]-[.$N$4])*PI()/180))" office:value-type="float" office:value="0.279956473423852" calcext:value-type="float">
            <text:p>0,279956</text:p>
          </table:table-cell>
          <table:table-cell table:formula="of:=0.5*[.$O$2]*(1+COS(([.$O$3]*[.$A22]-[.$O$4])*PI()/180))" office:value-type="float" office:value="0.0238267292252264" calcext:value-type="float">
            <text:p>0,023827</text:p>
          </table:table-cell>
          <table:table-cell table:formula="of:=[.K22]+[.L22]+[.M22]+[.N22]+[.O22]" office:value-type="float" office:value="0.859345597563588" calcext:value-type="float">
            <text:p>0,8593456</text:p>
          </table:table-cell>
          <table:table-cell table:formula="of:=([.D22]-[.P22])^2" office:value-type="float" office:value="0.000527026260479764" calcext:value-type="float">
            <text:p>0,0005270</text:p>
          </table:table-cell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office:value-type="float" office:value="-1101.23322971" calcext:value-type="float">
            <text:p>-1101,23322971</text:p>
          </table:table-cell>
          <table:table-cell table:formula="of:=[.B23]-MIN([.$B$9:.$B$45])" office:value-type="float" office:value="0.000727380000171252" calcext:value-type="float">
            <text:p>0,00073</text:p>
          </table:table-cell>
          <table:table-cell table:formula="of:=[.C23]*627.5" office:value-type="float" office:value="0.45643095010746" calcext:value-type="float">
            <text:p>0,456431</text:p>
          </table:table-cell>
          <table:table-cell table:formula="of:=0.5*[.$B$2]*(1+COS(([.$B$3]*[.$A23]-[.$B$4])*PI()/180))" office:value-type="float" office:value="0.211446501810481" calcext:value-type="float">
            <text:p>0,211447</text:p>
          </table:table-cell>
          <table:table-cell table:formula="of:=0.5*[.$C$2]*(1+COS(([.$C$3]*[.$A23]-[.$C$4])*PI()/180))" office:value-type="float" office:value="0.606814432515397" calcext:value-type="float">
            <text:p>0,606814</text:p>
          </table:table-cell>
          <table:table-cell table:formula="of:=0.5*[.$D$2]*(1+COS(([.$D$3]*[.$A23]-[.$D$4])*PI()/180))" office:value-type="float" office:value="-0.61402522255863" calcext:value-type="float">
            <text:p>-0,614025</text:p>
          </table:table-cell>
          <table:table-cell table:formula="of:=[.E23]+[.F23]+[.G23]" office:value-type="float" office:value="0.204235711767248" calcext:value-type="float">
            <text:p>0,2042357</text:p>
          </table:table-cell>
          <table:table-cell table:formula="of:=([.H23]-[.D23])^2" office:value-type="float" office:value="0.0636024382414766" calcext:value-type="float">
            <text:p>0,0636024</text:p>
          </table:table-cell>
          <table:table-cell/>
          <table:table-cell table:formula="of:=0.5*[.$K$2]*(1+COS(([.$K$3]*[.$A23]-[.$K$4])*PI()/180))" office:value-type="float" office:value="0.368106245649836" calcext:value-type="float">
            <text:p>0,368106</text:p>
          </table:table-cell>
          <table:table-cell table:formula="of:=0.5*[.$L$2]*(1+COS(([.$L$3]*[.$A23]-[.$L$4])*PI()/180))" office:value-type="float" office:value="-0.14984661074853" calcext:value-type="float">
            <text:p>-0,149847</text:p>
          </table:table-cell>
          <table:table-cell table:formula="of:=0.5*[.$M$2]*(1+COS(([.$M$3]*[.$A23]-[.$M$4])*PI()/180))" office:value-type="float" office:value="-0.000208805645690582" calcext:value-type="float">
            <text:p>-0,000209</text:p>
          </table:table-cell>
          <table:table-cell table:formula="of:=0.5*[.$N$2]*(1+COS(([.$N$3]*[.$A23]-[.$N$4])*PI()/180))" office:value-type="float" office:value="0.183353895932333" calcext:value-type="float">
            <text:p>0,183354</text:p>
          </table:table-cell>
          <table:table-cell table:formula="of:=0.5*[.$O$2]*(1+COS(([.$O$3]*[.$A23]-[.$O$4])*PI()/180))" office:value-type="float" office:value="0.0238081315030683" calcext:value-type="float">
            <text:p>0,023808</text:p>
          </table:table-cell>
          <table:table-cell table:formula="of:=[.K23]+[.L23]+[.M23]+[.N23]+[.O23]" office:value-type="float" office:value="0.425212856691016" calcext:value-type="float">
            <text:p>0,4252129</text:p>
          </table:table-cell>
          <table:table-cell table:formula="of:=([.D23]-[.P23])^2" office:value-type="float" office:value="0.000974569356557831" calcext:value-type="float">
            <text:p>0,0009746</text:p>
          </table:table-cell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office:value-type="float" office:value="-1101.23368423" calcext:value-type="float">
            <text:p>-1101,23368423</text:p>
          </table:table-cell>
          <table:table-cell table:formula="of:=[.B24]-MIN([.$B$9:.$B$45])" office:value-type="float" office:value="0.000272859999995489" calcext:value-type="float">
            <text:p>0,00027</text:p>
          </table:table-cell>
          <table:table-cell table:formula="of:=[.C24]*627.5" office:value-type="float" office:value="0.17121964999717" calcext:value-type="float">
            <text:p>0,171220</text:p>
          </table:table-cell>
          <table:table-cell table:formula="of:=0.5*[.$B$2]*(1+COS(([.$B$3]*[.$A24]-[.$B$4])*PI()/180))" office:value-type="float" office:value="0.121084649311415" calcext:value-type="float">
            <text:p>0,121085</text:p>
          </table:table-cell>
          <table:table-cell table:formula="of:=0.5*[.$C$2]*(1+COS(([.$C$3]*[.$A24]-[.$C$4])*PI()/180))" office:value-type="float" office:value="0.367177473667569" calcext:value-type="float">
            <text:p>0,367177</text:p>
          </table:table-cell>
          <table:table-cell table:formula="of:=0.5*[.$D$2]*(1+COS(([.$D$3]*[.$A24]-[.$D$4])*PI()/180))" office:value-type="float" office:value="-0.474858357969487" calcext:value-type="float">
            <text:p>-0,474858</text:p>
          </table:table-cell>
          <table:table-cell table:formula="of:=[.E24]+[.F24]+[.G24]" office:value-type="float" office:value="0.013403765009497" calcext:value-type="float">
            <text:p>0,0134038</text:p>
          </table:table-cell>
          <table:table-cell table:formula="of:=([.H24]-[.D24])^2" office:value-type="float" office:value="0.0249058535544423" calcext:value-type="float">
            <text:p>0,0249059</text:p>
          </table:table-cell>
          <table:table-cell/>
          <table:table-cell table:formula="of:=0.5*[.$K$2]*(1+COS(([.$K$3]*[.$A24]-[.$K$4])*PI()/180))" office:value-type="float" office:value="0.172687333864425" calcext:value-type="float">
            <text:p>0,172687</text:p>
          </table:table-cell>
          <table:table-cell table:formula="of:=0.5*[.$L$2]*(1+COS(([.$L$3]*[.$A24]-[.$L$4])*PI()/180))" office:value-type="float" office:value="-0.299758602290627" calcext:value-type="float">
            <text:p>-0,299759</text:p>
          </table:table-cell>
          <table:table-cell table:formula="of:=0.5*[.$M$2]*(1+COS(([.$M$3]*[.$A24]-[.$M$4])*PI()/180))" office:value-type="float" office:value="-0.0188473765973972" calcext:value-type="float">
            <text:p>-0,018847</text:p>
          </table:table-cell>
          <table:table-cell table:formula="of:=0.5*[.$N$2]*(1+COS(([.$N$3]*[.$A24]-[.$N$4])*PI()/180))" office:value-type="float" office:value="0.104994715489007" calcext:value-type="float">
            <text:p>0,104995</text:p>
          </table:table-cell>
          <table:table-cell table:formula="of:=0.5*[.$O$2]*(1+COS(([.$O$3]*[.$A24]-[.$O$4])*PI()/180))" office:value-type="float" office:value="0.197443413323311" calcext:value-type="float">
            <text:p>0,197443</text:p>
          </table:table-cell>
          <table:table-cell table:formula="of:=[.K24]+[.L24]+[.M24]+[.N24]+[.O24]" office:value-type="float" office:value="0.156519483788719" calcext:value-type="float">
            <text:p>0,1565195</text:p>
          </table:table-cell>
          <table:table-cell table:formula="of:=([.D24]-[.P24])^2" office:value-type="float" office:value="0.000216094886556083" calcext:value-type="float">
            <text:p>0,0002161</text:p>
          </table:table-cell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office:value-type="float" office:value="-1101.23390272" calcext:value-type="float">
            <text:p>-1101,23390272</text:p>
          </table:table-cell>
          <table:table-cell table:formula="of:=[.B25]-MIN([.$B$9:.$B$45])" office:value-type="float" office:value="0.000054370000043491" calcext:value-type="float">
            <text:p>0,00005</text:p>
          </table:table-cell>
          <table:table-cell table:formula="of:=[.C25]*627.5" office:value-type="float" office:value="0.0341171750272906" calcext:value-type="float">
            <text:p>0,034117</text:p>
          </table:table-cell>
          <table:table-cell table:formula="of:=0.5*[.$B$2]*(1+COS(([.$B$3]*[.$A25]-[.$B$4])*PI()/180))" office:value-type="float" office:value="0.0545049676785929" calcext:value-type="float">
            <text:p>0,054505</text:p>
          </table:table-cell>
          <table:table-cell table:formula="of:=0.5*[.$C$2]*(1+COS(([.$C$3]*[.$A25]-[.$C$4])*PI()/180))" office:value-type="float" office:value="0.171817656764226" calcext:value-type="float">
            <text:p>0,171818</text:p>
          </table:table-cell>
          <table:table-cell table:formula="of:=0.5*[.$D$2]*(1+COS(([.$D$3]*[.$A25]-[.$D$4])*PI()/180))" office:value-type="float" office:value="-0.261618069721455" calcext:value-type="float">
            <text:p>-0,261618</text:p>
          </table:table-cell>
          <table:table-cell table:formula="of:=[.E25]+[.F25]+[.G25]" office:value-type="float" office:value="-0.0352954452786353" calcext:value-type="float">
            <text:p>-0,0352954</text:p>
          </table:table-cell>
          <table:table-cell table:formula="of:=([.H25]-[.D25])^2" office:value-type="float" office:value="0.00481811185773464" calcext:value-type="float">
            <text:p>0,0048181</text:p>
          </table:table-cell>
          <table:table-cell/>
          <table:table-cell table:formula="of:=0.5*[.$K$2]*(1+COS(([.$K$3]*[.$A25]-[.$K$4])*PI()/180))" office:value-type="float" office:value="0.0448462078591421" calcext:value-type="float">
            <text:p>0,044846</text:p>
          </table:table-cell>
          <table:table-cell table:formula="of:=0.5*[.$L$2]*(1+COS(([.$L$3]*[.$A25]-[.$L$4])*PI()/180))" office:value-type="float" office:value="-0.449694529734603" calcext:value-type="float">
            <text:p>-0,449695</text:p>
          </table:table-cell>
          <table:table-cell table:formula="of:=0.5*[.$M$2]*(1+COS(([.$M$3]*[.$A25]-[.$M$4])*PI()/180))" office:value-type="float" office:value="-0.0655104174081454" calcext:value-type="float">
            <text:p>-0,065510</text:p>
          </table:table-cell>
          <table:table-cell table:formula="of:=0.5*[.$N$2]*(1+COS(([.$N$3]*[.$A25]-[.$N$4])*PI()/180))" office:value-type="float" office:value="0.0472598361399854" calcext:value-type="float">
            <text:p>0,047260</text:p>
          </table:table-cell>
          <table:table-cell table:formula="of:=0.5*[.$O$2]*(1+COS(([.$O$3]*[.$A25]-[.$O$4])*PI()/180))" office:value-type="float" office:value="0.46348669658106" calcext:value-type="float">
            <text:p>0,463487</text:p>
          </table:table-cell>
          <table:table-cell table:formula="of:=[.K25]+[.L25]+[.M25]+[.N25]+[.O25]" office:value-type="float" office:value="0.0403877934374389" calcext:value-type="float">
            <text:p>0,0403878</text:p>
          </table:table-cell>
          <table:table-cell table:formula="of:=([.D25]-[.P25])^2" office:value-type="float" office:value="0.0000393206552456909" calcext:value-type="float">
            <text:p>0,0000393</text:p>
          </table:table-cell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office:value-type="float" office:value="-1101.23395709" calcext:value-type="float">
            <text:p>-1101,23395709</text:p>
          </table:table-cell>
          <table:table-cell table:formula="of:=[.B26]-MIN([.$B$9:.$B$45])" office:value-type="float" office:value="0" calcext:value-type="float">
            <text:p>0,00000</text:p>
          </table:table-cell>
          <table:table-cell table:formula="of:=[.C26]*627.5" office:value-type="float" office:value="0" calcext:value-type="float">
            <text:p>0,000000</text:p>
          </table:table-cell>
          <table:table-cell table:formula="of:=0.5*[.$B$2]*(1+COS(([.$B$3]*[.$A26]-[.$B$4])*PI()/180))" office:value-type="float" office:value="0.0137304468474838" calcext:value-type="float">
            <text:p>0,013730</text:p>
          </table:table-cell>
          <table:table-cell table:formula="of:=0.5*[.$C$2]*(1+COS(([.$C$3]*[.$A26]-[.$C$4])*PI()/180))" office:value-type="float" office:value="0.0442982589277395" calcext:value-type="float">
            <text:p>0,044298</text:p>
          </table:table-cell>
          <table:table-cell table:formula="of:=0.5*[.$D$2]*(1+COS(([.$D$3]*[.$A26]-[.$D$4])*PI()/180))" office:value-type="float" office:value="-0.0740818585876101" calcext:value-type="float">
            <text:p>-0,074082</text:p>
          </table:table-cell>
          <table:table-cell table:formula="of:=[.E26]+[.F26]+[.G26]" office:value-type="float" office:value="-0.0160531528123868" calcext:value-type="float">
            <text:p>-0,0160532</text:p>
          </table:table-cell>
          <table:table-cell table:formula="of:=([.H26]-[.D26])^2" office:value-type="float" office:value="0.000257703715217842" calcext:value-type="float">
            <text:p>0,0002577</text:p>
          </table:table-cell>
          <table:table-cell/>
          <table:table-cell table:formula="of:=0.5*[.$K$2]*(1+COS(([.$K$3]*[.$A26]-[.$K$4])*PI()/180))" office:value-type="float" office:value="0.00000239416430225069" calcext:value-type="float">
            <text:p>0,000002</text:p>
          </table:table-cell>
          <table:table-cell table:formula="of:=0.5*[.$L$2]*(1+COS(([.$L$3]*[.$A26]-[.$L$4])*PI()/180))" office:value-type="float" office:value="-0.559479182405434" calcext:value-type="float">
            <text:p>-0,559479</text:p>
          </table:table-cell>
          <table:table-cell table:formula="of:=0.5*[.$M$2]*(1+COS(([.$M$3]*[.$A26]-[.$M$4])*PI()/180))" office:value-type="float" office:value="-0.134569676683022" calcext:value-type="float">
            <text:p>-0,134570</text:p>
          </table:table-cell>
          <table:table-cell table:formula="of:=0.5*[.$N$2]*(1+COS(([.$N$3]*[.$A26]-[.$N$4])*PI()/180))" office:value-type="float" office:value="0.0119035029790298" calcext:value-type="float">
            <text:p>0,011904</text:p>
          </table:table-cell>
          <table:table-cell table:formula="of:=0.5*[.$O$2]*(1+COS(([.$O$3]*[.$A26]-[.$O$4])*PI()/180))" office:value-type="float" office:value="0.697453372298268" calcext:value-type="float">
            <text:p>0,697453</text:p>
          </table:table-cell>
          <table:table-cell table:formula="of:=[.K26]+[.L26]+[.M26]+[.N26]+[.O26]" office:value-type="float" office:value="0.0153104103531437" calcext:value-type="float">
            <text:p>0,0153104</text:p>
          </table:table-cell>
          <table:table-cell table:formula="of:=([.D26]-[.P26])^2" office:value-type="float" office:value="0.000234408665181651" calcext:value-type="float">
            <text:p>0,0002344</text:p>
          </table:table-cell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office:value-type="float" office:value="-1101.23395689" calcext:value-type="float">
            <text:p>-1101,23395689</text:p>
          </table:table-cell>
          <table:table-cell table:formula="of:=[.B27]-MIN([.$B$9:.$B$45])" office:value-type="float" office:value="0.000000200000158656621" calcext:value-type="float">
            <text:p>0,00000</text:p>
          </table:table-cell>
          <table:table-cell table:formula="of:=[.C27]*627.5" office:value-type="float" office:value="0.00012550009955703" calcext:value-type="float">
            <text:p>0,000126</text:p>
          </table:table-cell>
          <table:table-cell table:formula="of:=0.5*[.$B$2]*(1+COS(([.$B$3]*[.$A27]-[.$B$4])*PI()/180))" office:value-type="float" office:value="0.000000000000638068951324493" calcext:value-type="float">
            <text:p>0,000000</text:p>
          </table:table-cell>
          <table:table-cell table:formula="of:=0.5*[.$C$2]*(1+COS(([.$C$3]*[.$A27]-[.$C$4])*PI()/180))" office:value-type="float" office:value="0.00000000152306379172121" calcext:value-type="float">
            <text:p>0,000000</text:p>
          </table:table-cell>
          <table:table-cell table:formula="of:=0.5*[.$D$2]*(1+COS(([.$D$3]*[.$A27]-[.$D$4])*PI()/180))" office:value-type="float" office:value="-0.00000000199030365637681" calcext:value-type="float">
            <text:p>0,000000</text:p>
          </table:table-cell>
          <table:table-cell table:formula="of:=[.E27]+[.F27]+[.G27]" office:value-type="float" office:value="-0.000000000466601795704277" calcext:value-type="float">
            <text:p>0,0000000</text:p>
          </table:table-cell>
          <table:table-cell table:formula="of:=([.H27]-[.D27])^2" office:value-type="float" office:value="0.0000000157503921061858" calcext:value-type="float">
            <text:p>0,0000000</text:p>
          </table:table-cell>
          <table:table-cell/>
          <table:table-cell table:formula="of:=0.5*[.$K$2]*(1+COS(([.$K$3]*[.$A27]-[.$K$4])*PI()/180))" office:value-type="float" office:value="0.0435647185357066" calcext:value-type="float">
            <text:p>0,043565</text:p>
          </table:table-cell>
          <table:table-cell table:formula="of:=0.5*[.$L$2]*(1+COS(([.$L$3]*[.$A27]-[.$L$4])*PI()/180))" office:value-type="float" office:value="-0.599695851278639" calcext:value-type="float">
            <text:p>-0,599696</text:p>
          </table:table-cell>
          <table:table-cell table:formula="of:=0.5*[.$M$2]*(1+COS(([.$M$3]*[.$A27]-[.$M$4])*PI()/180))" office:value-type="float" office:value="-0.21769558854736" calcext:value-type="float">
            <text:p>-0,217696</text:p>
          </table:table-cell>
          <table:table-cell table:formula="of:=0.5*[.$N$2]*(1+COS(([.$N$3]*[.$A27]-[.$N$4])*PI()/180))" office:value-type="float" office:value="0.000000000298068026985577" calcext:value-type="float">
            <text:p>0,000000</text:p>
          </table:table-cell>
          <table:table-cell table:formula="of:=0.5*[.$O$2]*(1+COS(([.$O$3]*[.$A27]-[.$O$4])*PI()/180))" office:value-type="float" office:value="0.789867832656897" calcext:value-type="float">
            <text:p>0,789868</text:p>
          </table:table-cell>
          <table:table-cell table:formula="of:=[.K27]+[.L27]+[.M27]+[.N27]+[.O27]" office:value-type="float" office:value="0.0160411116646721" calcext:value-type="float">
            <text:p>0,0160411</text:p>
          </table:table-cell>
          <table:table-cell table:formula="of:=([.D27]-[.P27])^2" office:value-type="float" office:value="0.000253306691491626" calcext:value-type="float">
            <text:p>0,0002533</text:p>
          </table:table-cell>
        </table:table-row>
        <table:table-row table:style-name="ro1">
          <table:table-cell table:formula="of:=[.A27]+10" office:value-type="float" office:value="190" calcext:value-type="float">
            <text:p>190</text:p>
          </table:table-cell>
          <table:table-cell office:value-type="float" office:value="-1101.23395708" calcext:value-type="float">
            <text:p>-1101,23395708</text:p>
          </table:table-cell>
          <table:table-cell table:formula="of:=[.B28]-MIN([.$B$9:.$B$45])" office:value-type="float" office:value="0.0000000100001216196688" calcext:value-type="float">
            <text:p>0,00000</text:p>
          </table:table-cell>
          <table:table-cell table:formula="of:=[.C28]*627.5" office:value-type="float" office:value="0.00000627507631634217" calcext:value-type="float">
            <text:p>0,000006</text:p>
          </table:table-cell>
          <table:table-cell table:formula="of:=0.5*[.$B$2]*(1+COS(([.$B$3]*[.$A28]-[.$B$4])*PI()/180))" office:value-type="float" office:value="0.0137308198175555" calcext:value-type="float">
            <text:p>0,013731</text:p>
          </table:table-cell>
          <table:table-cell table:formula="of:=0.5*[.$C$2]*(1+COS(([.$C$3]*[.$A28]-[.$C$4])*PI()/180))" office:value-type="float" office:value="0.0442659081658535" calcext:value-type="float">
            <text:p>0,044266</text:p>
          </table:table-cell>
          <table:table-cell table:formula="of:=0.5*[.$D$2]*(1+COS(([.$D$3]*[.$A28]-[.$D$4])*PI()/180))" office:value-type="float" office:value="-0.0740362239595411" calcext:value-type="float">
            <text:p>-0,074036</text:p>
          </table:table-cell>
          <table:table-cell table:formula="of:=[.E28]+[.F28]+[.G28]" office:value-type="float" office:value="-0.0160394959761321" calcext:value-type="float">
            <text:p>-0,0160395</text:p>
          </table:table-cell>
          <table:table-cell table:formula="of:=([.H28]-[.D28])^2" office:value-type="float" office:value="0.000257466768667594" calcext:value-type="float">
            <text:p>0,0002575</text:p>
          </table:table-cell>
          <table:table-cell/>
          <table:table-cell table:formula="of:=0.5*[.$K$2]*(1+COS(([.$K$3]*[.$A28]-[.$K$4])*PI()/180))" office:value-type="float" office:value="0.170278921742728" calcext:value-type="float">
            <text:p>0,170279</text:p>
          </table:table-cell>
          <table:table-cell table:formula="of:=0.5*[.$L$2]*(1+COS(([.$L$3]*[.$A28]-[.$L$4])*PI()/180))" office:value-type="float" office:value="-0.559568512407374" calcext:value-type="float">
            <text:p>-0,559569</text:p>
          </table:table-cell>
          <table:table-cell table:formula="of:=0.5*[.$M$2]*(1+COS(([.$M$3]*[.$A28]-[.$M$4])*PI()/180))" office:value-type="float" office:value="-0.304861941222518" calcext:value-type="float">
            <text:p>-0,304862</text:p>
          </table:table-cell>
          <table:table-cell table:formula="of:=0.5*[.$N$2]*(1+COS(([.$N$3]*[.$A28]-[.$N$4])*PI()/180))" office:value-type="float" office:value="0.0119110100025983" calcext:value-type="float">
            <text:p>0,011911</text:p>
          </table:table-cell>
          <table:table-cell table:formula="of:=0.5*[.$O$2]*(1+COS(([.$O$3]*[.$A28]-[.$O$4])*PI()/180))" office:value-type="float" office:value="0.69748832458282" calcext:value-type="float">
            <text:p>0,697488</text:p>
          </table:table-cell>
          <table:table-cell table:formula="of:=[.K28]+[.L28]+[.M28]+[.N28]+[.O28]" office:value-type="float" office:value="0.0152478026982544" calcext:value-type="float">
            <text:p>0,0152478</text:p>
          </table:table-cell>
          <table:table-cell table:formula="of:=([.D28]-[.P28])^2" office:value-type="float" office:value="0.000232304164250302" calcext:value-type="float">
            <text:p>0,0002323</text:p>
          </table:table-cell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office:value-type="float" office:value="-1101.2339028" calcext:value-type="float">
            <text:p>-1101,2339028</text:p>
          </table:table-cell>
          <table:table-cell table:formula="of:=[.B29]-MIN([.$B$9:.$B$45])" office:value-type="float" office:value="0.000054290000207402" calcext:value-type="float">
            <text:p>0,00005</text:p>
          </table:table-cell>
          <table:table-cell table:formula="of:=[.C29]*627.5" office:value-type="float" office:value="0.0340669751301448" calcext:value-type="float">
            <text:p>0,034067</text:p>
          </table:table-cell>
          <table:table-cell table:formula="of:=0.5*[.$B$2]*(1+COS(([.$B$3]*[.$A29]-[.$B$4])*PI()/180))" office:value-type="float" office:value="0.0545057022862291" calcext:value-type="float">
            <text:p>0,054506</text:p>
          </table:table-cell>
          <table:table-cell table:formula="of:=0.5*[.$C$2]*(1+COS(([.$C$3]*[.$A29]-[.$C$4])*PI()/180))" office:value-type="float" office:value="0.171756857219784" calcext:value-type="float">
            <text:p>0,171757</text:p>
          </table:table-cell>
          <table:table-cell table:formula="of:=0.5*[.$D$2]*(1+COS(([.$D$3]*[.$A29]-[.$D$4])*PI()/180))" office:value-type="float" office:value="-0.261548153414963" calcext:value-type="float">
            <text:p>-0,261548</text:p>
          </table:table-cell>
          <table:table-cell table:formula="of:=[.E29]+[.F29]+[.G29]" office:value-type="float" office:value="-0.0352855939089493" calcext:value-type="float">
            <text:p>-0,0352856</text:p>
          </table:table-cell>
          <table:table-cell table:formula="of:=([.H29]-[.D29])^2" office:value-type="float" office:value="0.00480977883232231" calcext:value-type="float">
            <text:p>0,0048098</text:p>
          </table:table-cell>
          <table:table-cell/>
          <table:table-cell table:formula="of:=0.5*[.$K$2]*(1+COS(([.$K$3]*[.$A29]-[.$K$4])*PI()/180))" office:value-type="float" office:value="0.364861400776132" calcext:value-type="float">
            <text:p>0,364861</text:p>
          </table:table-cell>
          <table:table-cell table:formula="of:=0.5*[.$L$2]*(1+COS(([.$L$3]*[.$A29]-[.$L$4])*PI()/180))" office:value-type="float" office:value="-0.449849253836603" calcext:value-type="float">
            <text:p>-0,449849</text:p>
          </table:table-cell>
          <table:table-cell table:formula="of:=0.5*[.$M$2]*(1+COS(([.$M$3]*[.$A29]-[.$M$4])*PI()/180))" office:value-type="float" office:value="-0.385555186137517" calcext:value-type="float">
            <text:p>-0,385555</text:p>
          </table:table-cell>
          <table:table-cell table:formula="of:=0.5*[.$N$2]*(1+COS(([.$N$3]*[.$A29]-[.$N$4])*PI()/180))" office:value-type="float" office:value="0.0472746220900099" calcext:value-type="float">
            <text:p>0,047275</text:p>
          </table:table-cell>
          <table:table-cell table:formula="of:=0.5*[.$O$2]*(1+COS(([.$O$3]*[.$A29]-[.$O$4])*PI()/180))" office:value-type="float" office:value="0.463540246587769" calcext:value-type="float">
            <text:p>0,463540</text:p>
          </table:table-cell>
          <table:table-cell table:formula="of:=[.K29]+[.L29]+[.M29]+[.N29]+[.O29]" office:value-type="float" office:value="0.0402718294797911" calcext:value-type="float">
            <text:p>0,0402718</text:p>
          </table:table-cell>
          <table:table-cell table:formula="of:=([.D29]-[.P29])^2" office:value-type="float" office:value="0.0000385002175003252" calcext:value-type="float">
            <text:p>0,0000385</text:p>
          </table:table-cell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office:value-type="float" office:value="-1101.23368426" calcext:value-type="float">
            <text:p>-1101,23368426</text:p>
          </table:table-cell>
          <table:table-cell table:formula="of:=[.B30]-MIN([.$B$9:.$B$45])" office:value-type="float" office:value="0.000272830000085378" calcext:value-type="float">
            <text:p>0,00027</text:p>
          </table:table-cell>
          <table:table-cell table:formula="of:=[.C30]*627.5" office:value-type="float" office:value="0.171200825053575" calcext:value-type="float">
            <text:p>0,171201</text:p>
          </table:table-cell>
          <table:table-cell table:formula="of:=0.5*[.$B$2]*(1+COS(([.$B$3]*[.$A30]-[.$B$4])*PI()/180))" office:value-type="float" office:value="0.121085723235934" calcext:value-type="float">
            <text:p>0,121086</text:p>
          </table:table-cell>
          <table:table-cell table:formula="of:=0.5*[.$C$2]*(1+COS(([.$C$3]*[.$A30]-[.$C$4])*PI()/180))" office:value-type="float" office:value="0.367095558662936" calcext:value-type="float">
            <text:p>0,367096</text:p>
          </table:table-cell>
          <table:table-cell table:formula="of:=0.5*[.$D$2]*(1+COS(([.$D$3]*[.$A30]-[.$D$4])*PI()/180))" office:value-type="float" office:value="-0.474796874601412" calcext:value-type="float">
            <text:p>-0,474797</text:p>
          </table:table-cell>
          <table:table-cell table:formula="of:=[.E30]+[.F30]+[.G30]" office:value-type="float" office:value="0.0133844072974582" calcext:value-type="float">
            <text:p>0,0133844</text:p>
          </table:table-cell>
          <table:table-cell table:formula="of:=([.H30]-[.D30])^2" office:value-type="float" office:value="0.024906021713373" calcext:value-type="float">
            <text:p>0,0249060</text:p>
          </table:table-cell>
          <table:table-cell/>
          <table:table-cell table:formula="of:=0.5*[.$K$2]*(1+COS(([.$K$3]*[.$A30]-[.$K$4])*PI()/180))" office:value-type="float" office:value="0.603842636932949" calcext:value-type="float">
            <text:p>0,603843</text:p>
          </table:table-cell>
          <table:table-cell table:formula="of:=0.5*[.$L$2]*(1+COS(([.$L$3]*[.$A30]-[.$L$4])*PI()/180))" office:value-type="float" office:value="-0.299937262294507" calcext:value-type="float">
            <text:p>-0,299937</text:p>
          </table:table-cell>
          <table:table-cell table:formula="of:=0.5*[.$M$2]*(1+COS(([.$M$3]*[.$A30]-[.$M$4])*PI()/180))" office:value-type="float" office:value="-0.450042527050147" calcext:value-type="float">
            <text:p>-0,450043</text:p>
          </table:table-cell>
          <table:table-cell table:formula="of:=0.5*[.$N$2]*(1+COS(([.$N$3]*[.$A30]-[.$N$4])*PI()/180))" office:value-type="float" office:value="0.105016331101878" calcext:value-type="float">
            <text:p>0,105016</text:p>
          </table:table-cell>
          <table:table-cell table:formula="of:=0.5*[.$O$2]*(1+COS(([.$O$3]*[.$A30]-[.$O$4])*PI()/180))" office:value-type="float" office:value="0.197490504408897" calcext:value-type="float">
            <text:p>0,197491</text:p>
          </table:table-cell>
          <table:table-cell table:formula="of:=[.K30]+[.L30]+[.M30]+[.N30]+[.O30]" office:value-type="float" office:value="0.15636968309907" calcext:value-type="float">
            <text:p>0,1563697</text:p>
          </table:table-cell>
          <table:table-cell table:formula="of:=([.D30]-[.P30])^2" office:value-type="float" office:value="0.000219962771674652" calcext:value-type="float">
            <text:p>0,0002200</text:p>
          </table:table-cell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office:value-type="float" office:value="-1101.23322971" calcext:value-type="float">
            <text:p>-1101,23322971</text:p>
          </table:table-cell>
          <table:table-cell table:formula="of:=[.B31]-MIN([.$B$9:.$B$45])" office:value-type="float" office:value="0.000727380000171252" calcext:value-type="float">
            <text:p>0,00073</text:p>
          </table:table-cell>
          <table:table-cell table:formula="of:=[.C31]*627.5" office:value-type="float" office:value="0.45643095010746" calcext:value-type="float">
            <text:p>0,456431</text:p>
          </table:table-cell>
          <table:table-cell table:formula="of:=0.5*[.$B$2]*(1+COS(([.$B$3]*[.$A31]-[.$B$4])*PI()/180))" office:value-type="float" office:value="0.211447882421231" calcext:value-type="float">
            <text:p>0,211448</text:p>
          </table:table-cell>
          <table:table-cell table:formula="of:=0.5*[.$C$2]*(1+COS(([.$C$3]*[.$A31]-[.$C$4])*PI()/180))" office:value-type="float" office:value="0.606721282209068" calcext:value-type="float">
            <text:p>0,606721</text:p>
          </table:table-cell>
          <table:table-cell table:formula="of:=0.5*[.$D$2]*(1+COS(([.$D$3]*[.$A31]-[.$D$4])*PI()/180))" office:value-type="float" office:value="-0.614000940880207" calcext:value-type="float">
            <text:p>-0,614001</text:p>
          </table:table-cell>
          <table:table-cell table:formula="of:=[.E31]+[.F31]+[.G31]" office:value-type="float" office:value="0.204168223750092" calcext:value-type="float">
            <text:p>0,2041682</text:p>
          </table:table-cell>
          <table:table-cell table:formula="of:=([.H31]-[.D31])^2" office:value-type="float" office:value="0.0636364831092523" calcext:value-type="float">
            <text:p>0,0636365</text:p>
          </table:table-cell>
          <table:table-cell/>
          <table:table-cell table:formula="of:=0.5*[.$K$2]*(1+COS(([.$K$3]*[.$A31]-[.$K$4])*PI()/180))" office:value-type="float" office:value="0.858397966145253" calcext:value-type="float">
            <text:p>0,858398</text:p>
          </table:table-cell>
          <table:table-cell table:formula="of:=0.5*[.$L$2]*(1+COS(([.$L$3]*[.$A31]-[.$L$4])*PI()/180))" office:value-type="float" office:value="-0.15000133485053" calcext:value-type="float">
            <text:p>-0,150001</text:p>
          </table:table-cell>
          <table:table-cell table:formula="of:=0.5*[.$M$2]*(1+COS(([.$M$3]*[.$A31]-[.$M$4])*PI()/180))" office:value-type="float" office:value="-0.490545838914557" calcext:value-type="float">
            <text:p>-0,490546</text:p>
          </table:table-cell>
          <table:table-cell table:formula="of:=0.5*[.$N$2]*(1+COS(([.$N$3]*[.$A31]-[.$N$4])*PI()/180))" office:value-type="float" office:value="0.183381684428592" calcext:value-type="float">
            <text:p>0,183382</text:p>
          </table:table-cell>
          <table:table-cell table:formula="of:=0.5*[.$O$2]*(1+COS(([.$O$3]*[.$A31]-[.$O$4])*PI()/180))" office:value-type="float" office:value="0.0238267292252265" calcext:value-type="float">
            <text:p>0,023827</text:p>
          </table:table-cell>
          <table:table-cell table:formula="of:=[.K31]+[.L31]+[.M31]+[.N31]+[.O31]" office:value-type="float" office:value="0.425059206033985" calcext:value-type="float">
            <text:p>0,4250592</text:p>
          </table:table-cell>
          <table:table-cell table:formula="of:=([.D31]-[.P31])^2" office:value-type="float" office:value="0.00098418632621163" calcext:value-type="float">
            <text:p>0,0009842</text:p>
          </table:table-cell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office:value-type="float" office:value="-1101.23255105" calcext:value-type="float">
            <text:p>-1101,23255105</text:p>
          </table:table-cell>
          <table:table-cell table:formula="of:=[.B32]-MIN([.$B$9:.$B$45])" office:value-type="float" office:value="0.0014060400001199" calcext:value-type="float">
            <text:p>0,00141</text:p>
          </table:table-cell>
          <table:table-cell table:formula="of:=[.C32]*627.5" office:value-type="float" office:value="0.882290100075238" calcext:value-type="float">
            <text:p>0,882290</text:p>
          </table:table-cell>
          <table:table-cell table:formula="of:=0.5*[.$B$2]*(1+COS(([.$B$3]*[.$A32]-[.$B$4])*PI()/180))" office:value-type="float" office:value="0.322846571360732" calcext:value-type="float">
            <text:p>0,322847</text:p>
          </table:table-cell>
          <table:table-cell table:formula="of:=0.5*[.$C$2]*(1+COS(([.$C$3]*[.$A32]-[.$C$4])*PI()/180))" office:value-type="float" office:value="0.861731629099486" calcext:value-type="float">
            <text:p>0,861732</text:p>
          </table:table-cell>
          <table:table-cell table:formula="of:=0.5*[.$D$2]*(1+COS(([.$D$3]*[.$A32]-[.$D$4])*PI()/180))" office:value-type="float" office:value="-0.61402522255863" calcext:value-type="float">
            <text:p>-0,614025</text:p>
          </table:table-cell>
          <table:table-cell table:formula="of:=[.E32]+[.F32]+[.G32]" office:value-type="float" office:value="0.570552977901588" calcext:value-type="float">
            <text:p>0,5705530</text:p>
          </table:table-cell>
          <table:table-cell table:formula="of:=([.H32]-[.D32])^2" office:value-type="float" office:value="0.0971800333411095" calcext:value-type="float">
            <text:p>0,0971800</text:p>
          </table:table-cell>
          <table:table-cell/>
          <table:table-cell table:formula="of:=0.5*[.$K$2]*(1+COS(([.$K$3]*[.$A32]-[.$K$4])*PI()/180))" office:value-type="float" office:value="1.0978242588735" calcext:value-type="float">
            <text:p>1,097824</text:p>
          </table:table-cell>
          <table:table-cell table:formula="of:=0.5*[.$L$2]*(1+COS(([.$L$3]*[.$A32]-[.$L$4])*PI()/180))" office:value-type="float" office:value="-0.0402166821796993" calcext:value-type="float">
            <text:p>-0,040217</text:p>
          </table:table-cell>
          <table:table-cell table:formula="of:=0.5*[.$M$2]*(1+COS(([.$M$3]*[.$A32]-[.$M$4])*PI()/180))" office:value-type="float" office:value="-0.502179824554679" calcext:value-type="float">
            <text:p>-0,502180</text:p>
          </table:table-cell>
          <table:table-cell table:formula="of:=0.5*[.$N$2]*(1+COS(([.$N$3]*[.$A32]-[.$N$4])*PI()/180))" office:value-type="float" office:value="0.279989590464102" calcext:value-type="float">
            <text:p>0,279990</text:p>
          </table:table-cell>
          <table:table-cell table:formula="of:=0.5*[.$O$2]*(1+COS(([.$O$3]*[.$A32]-[.$O$4])*PI()/180))" office:value-type="float" office:value="0.0238081315030679" calcext:value-type="float">
            <text:p>0,023808</text:p>
          </table:table-cell>
          <table:table-cell table:formula="of:=[.K32]+[.L32]+[.M32]+[.N32]+[.O32]" office:value-type="float" office:value="0.85922547410629" calcext:value-type="float">
            <text:p>0,8592255</text:p>
          </table:table-cell>
          <table:table-cell table:formula="of:=([.D32]-[.P32])^2" office:value-type="float" office:value="0.000531976971087465" calcext:value-type="float">
            <text:p>0,0005320</text:p>
          </table:table-cell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office:value-type="float" office:value="-1101.23173986" calcext:value-type="float">
            <text:p>-1101,23173986</text:p>
          </table:table-cell>
          <table:table-cell table:formula="of:=[.B33]-MIN([.$B$9:.$B$45])" office:value-type="float" office:value="0.00221723000004204" calcext:value-type="float">
            <text:p>0,00222</text:p>
          </table:table-cell>
          <table:table-cell table:formula="of:=[.C33]*627.5" office:value-type="float" office:value="1.39131182502638" calcext:value-type="float">
            <text:p>1,391312</text:p>
          </table:table-cell>
          <table:table-cell table:formula="of:=0.5*[.$B$2]*(1+COS(([.$B$3]*[.$A33]-[.$B$4])*PI()/180))" office:value-type="float" office:value="0.451896997261468" calcext:value-type="float">
            <text:p>0,451897</text:p>
          </table:table-cell>
          <table:table-cell table:formula="of:=0.5*[.$C$2]*(1+COS(([.$C$3]*[.$A33]-[.$C$4])*PI()/180))" office:value-type="float" office:value="1.10136858794731" calcext:value-type="float">
            <text:p>1,101369</text:p>
          </table:table-cell>
          <table:table-cell table:formula="of:=0.5*[.$D$2]*(1+COS(([.$D$3]*[.$A33]-[.$D$4])*PI()/180))" office:value-type="float" office:value="-0.474858357969487" calcext:value-type="float">
            <text:p>-0,474858</text:p>
          </table:table-cell>
          <table:table-cell table:formula="of:=[.E33]+[.F33]+[.G33]" office:value-type="float" office:value="1.07840722723929" calcext:value-type="float">
            <text:p>1,0784072</text:p>
          </table:table-cell>
          <table:table-cell table:formula="of:=([.H33]-[.D33])^2" office:value-type="float" office:value="0.0979092873162966" calcext:value-type="float">
            <text:p>0,0979093</text:p>
          </table:table-cell>
          <table:table-cell/>
          <table:table-cell table:formula="of:=0.5*[.$K$2]*(1+COS(([.$K$3]*[.$A33]-[.$K$4])*PI()/180))" office:value-type="float" office:value="1.29324317065891" calcext:value-type="float">
            <text:p>1,293243</text:p>
          </table:table-cell>
          <table:table-cell table:formula="of:=0.5*[.$L$2]*(1+COS(([.$L$3]*[.$A33]-[.$L$4])*PI()/180))" office:value-type="float" office:value="-0.0000000133064939943686" calcext:value-type="float">
            <text:p>0,000000</text:p>
          </table:table-cell>
          <table:table-cell table:formula="of:=0.5*[.$M$2]*(1+COS(([.$M$3]*[.$A33]-[.$M$4])*PI()/180))" office:value-type="float" office:value="-0.483541253602972" calcext:value-type="float">
            <text:p>-0,483541</text:p>
          </table:table-cell>
          <table:table-cell table:formula="of:=0.5*[.$N$2]*(1+COS(([.$N$3]*[.$A33]-[.$N$4])*PI()/180))" office:value-type="float" office:value="0.391904666869477" calcext:value-type="float">
            <text:p>0,391905</text:p>
          </table:table-cell>
          <table:table-cell table:formula="of:=0.5*[.$O$2]*(1+COS(([.$O$3]*[.$A33]-[.$O$4])*PI()/180))" office:value-type="float" office:value="0.197443413323312" calcext:value-type="float">
            <text:p>0,197443</text:p>
          </table:table-cell>
          <table:table-cell table:formula="of:=[.K33]+[.L33]+[.M33]+[.N33]+[.O33]" office:value-type="float" office:value="1.39904998394223" calcext:value-type="float">
            <text:p>1,3990500</text:p>
          </table:table-cell>
          <table:table-cell table:formula="of:=([.D33]-[.P33])^2" office:value-type="float" office:value="0.000059879103407015" calcext:value-type="float">
            <text:p>0,0000599</text:p>
          </table:table-cell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office:value-type="float" office:value="-1101.23094562" calcext:value-type="float">
            <text:p>-1101,23094562</text:p>
          </table:table-cell>
          <table:table-cell table:formula="of:=[.B34]-MIN([.$B$9:.$B$45])" office:value-type="float" office:value="0.00301147000004676" calcext:value-type="float">
            <text:p>0,00301</text:p>
          </table:table-cell>
          <table:table-cell table:formula="of:=[.C34]*627.5" office:value-type="float" office:value="1.88969742502934" calcext:value-type="float">
            <text:p>1,889697</text:p>
          </table:table-cell>
          <table:table-cell table:formula="of:=0.5*[.$B$2]*(1+COS(([.$B$3]*[.$A34]-[.$B$4])*PI()/180))" office:value-type="float" office:value="0.594678028235111" calcext:value-type="float">
            <text:p>0,594678</text:p>
          </table:table-cell>
          <table:table-cell table:formula="of:=0.5*[.$C$2]*(1+COS(([.$C$3]*[.$A34]-[.$C$4])*PI()/180))" office:value-type="float" office:value="1.29672840485066" calcext:value-type="float">
            <text:p>1,296728</text:p>
          </table:table-cell>
          <table:table-cell table:formula="of:=0.5*[.$D$2]*(1+COS(([.$D$3]*[.$A34]-[.$D$4])*PI()/180))" office:value-type="float" office:value="-0.261618069721455" calcext:value-type="float">
            <text:p>-0,261618</text:p>
          </table:table-cell>
          <table:table-cell table:formula="of:=[.E34]+[.F34]+[.G34]" office:value-type="float" office:value="1.62978836336431" calcext:value-type="float">
            <text:p>1,6297884</text:p>
          </table:table-cell>
          <table:table-cell table:formula="of:=([.H34]-[.D34])^2" office:value-type="float" office:value="0.0675527203355954" calcext:value-type="float">
            <text:p>0,0675527</text:p>
          </table:table-cell>
          <table:table-cell/>
          <table:table-cell table:formula="of:=0.5*[.$K$2]*(1+COS(([.$K$3]*[.$A34]-[.$K$4])*PI()/180))" office:value-type="float" office:value="1.42108429666419" calcext:value-type="float">
            <text:p>1,421084</text:p>
          </table:table-cell>
          <table:table-cell table:formula="of:=0.5*[.$L$2]*(1+COS(([.$L$3]*[.$A34]-[.$L$4])*PI()/180))" office:value-type="float" office:value="-0.0401273521777597" calcext:value-type="float">
            <text:p>-0,040127</text:p>
          </table:table-cell>
          <table:table-cell table:formula="of:=0.5*[.$M$2]*(1+COS(([.$M$3]*[.$A34]-[.$M$4])*PI()/180))" office:value-type="float" office:value="-0.436878212792224" calcext:value-type="float">
            <text:p>-0,436878</text:p>
          </table:table-cell>
          <table:table-cell table:formula="of:=0.5*[.$N$2]*(1+COS(([.$N$3]*[.$A34]-[.$N$4])*PI()/180))" office:value-type="float" office:value="0.515726430679902" calcext:value-type="float">
            <text:p>0,515726</text:p>
          </table:table-cell>
          <table:table-cell table:formula="of:=0.5*[.$O$2]*(1+COS(([.$O$3]*[.$A34]-[.$O$4])*PI()/180))" office:value-type="float" office:value="0.46348669658106" calcext:value-type="float">
            <text:p>0,463487</text:p>
          </table:table-cell>
          <table:table-cell table:formula="of:=[.K34]+[.L34]+[.M34]+[.N34]+[.O34]" office:value-type="float" office:value="1.92329185895517" calcext:value-type="float">
            <text:p>1,9232919</text:p>
          </table:table-cell>
          <table:table-cell table:formula="of:=([.D34]-[.P34])^2" office:value-type="float" office:value="0.00112858599079704" calcext:value-type="float">
            <text:p>0,0011286</text:p>
          </table:table-cell>
        </table:table-row>
        <table:table-row table:style-name="ro1">
          <table:table-cell table:formula="of:=[.A34]+10" office:value-type="float" office:value="260" calcext:value-type="float">
            <text:p>260</text:p>
          </table:table-cell>
          <table:table-cell office:value-type="float" office:value="-1101.23035019" calcext:value-type="float">
            <text:p>-1101,23035019</text:p>
          </table:table-cell>
          <table:table-cell table:formula="of:=[.B35]-MIN([.$B$9:.$B$45])" office:value-type="float" office:value="0.00360690000002251" calcext:value-type="float">
            <text:p>0,00361</text:p>
          </table:table-cell>
          <table:table-cell table:formula="of:=[.C35]*627.5" office:value-type="float" office:value="2.26332975001412" calcext:value-type="float">
            <text:p>2,263330</text:p>
          </table:table-cell>
          <table:table-cell table:formula="of:=0.5*[.$B$2]*(1+COS(([.$B$3]*[.$A35]-[.$B$4])*PI()/180))" office:value-type="float" office:value="0.746851334906214" calcext:value-type="float">
            <text:p>0,746851</text:p>
          </table:table-cell>
          <table:table-cell table:formula="of:=0.5*[.$C$2]*(1+COS(([.$C$3]*[.$A35]-[.$C$4])*PI()/180))" office:value-type="float" office:value="1.42424780268714" calcext:value-type="float">
            <text:p>1,424248</text:p>
          </table:table-cell>
          <table:table-cell table:formula="of:=0.5*[.$D$2]*(1+COS(([.$D$3]*[.$A35]-[.$D$4])*PI()/180))" office:value-type="float" office:value="-0.0740818585876106" calcext:value-type="float">
            <text:p>-0,074082</text:p>
          </table:table-cell>
          <table:table-cell table:formula="of:=[.E35]+[.F35]+[.G35]" office:value-type="float" office:value="2.09701727900575" calcext:value-type="float">
            <text:p>2,0970173</text:p>
          </table:table-cell>
          <table:table-cell table:formula="of:=([.H35]-[.D35])^2" office:value-type="float" office:value="0.0276598380129119" calcext:value-type="float">
            <text:p>0,0276598</text:p>
          </table:table-cell>
          <table:table-cell/>
          <table:table-cell table:formula="of:=0.5*[.$K$2]*(1+COS(([.$K$3]*[.$A35]-[.$K$4])*PI()/180))" office:value-type="float" office:value="1.46592811035903" calcext:value-type="float">
            <text:p>1,465928</text:p>
          </table:table-cell>
          <table:table-cell table:formula="of:=0.5*[.$L$2]*(1+COS(([.$L$3]*[.$A35]-[.$L$4])*PI()/180))" office:value-type="float" office:value="-0.14984661074853" calcext:value-type="float">
            <text:p>-0,149847</text:p>
          </table:table-cell>
          <table:table-cell table:formula="of:=0.5*[.$M$2]*(1+COS(([.$M$3]*[.$A35]-[.$M$4])*PI()/180))" office:value-type="float" office:value="-0.367818953517347" calcext:value-type="float">
            <text:p>-0,367819</text:p>
          </table:table-cell>
          <table:table-cell table:formula="of:=0.5*[.$N$2]*(1+COS(([.$N$3]*[.$A35]-[.$N$4])*PI()/180))" office:value-type="float" office:value="0.647692620258832" calcext:value-type="float">
            <text:p>0,647693</text:p>
          </table:table-cell>
          <table:table-cell table:formula="of:=0.5*[.$O$2]*(1+COS(([.$O$3]*[.$A35]-[.$O$4])*PI()/180))" office:value-type="float" office:value="0.697453372298268" calcext:value-type="float">
            <text:p>0,697453</text:p>
          </table:table-cell>
          <table:table-cell table:formula="of:=[.K35]+[.L35]+[.M35]+[.N35]+[.O35]" office:value-type="float" office:value="2.29340853865025" calcext:value-type="float">
            <text:p>2,2934085</text:p>
          </table:table-cell>
          <table:table-cell table:formula="of:=([.D35]-[.P35])^2" office:value-type="float" office:value="0.00090473352581713" calcext:value-type="float">
            <text:p>0,0009047</text:p>
          </table:table-cell>
        </table:table-row>
        <table:table-row table:style-name="ro1">
          <table:table-cell table:formula="of:=[.A35]+10" office:value-type="float" office:value="270" calcext:value-type="float">
            <text:p>270</text:p>
          </table:table-cell>
          <table:table-cell office:value-type="float" office:value="-1101.23012142" calcext:value-type="float">
            <text:p>-1101,23012142</text:p>
          </table:table-cell>
          <table:table-cell table:formula="of:=[.B36]-MIN([.$B$9:.$B$45])" office:value-type="float" office:value="0.00383567000017138" calcext:value-type="float">
            <text:p>0,00384</text:p>
          </table:table-cell>
          <table:table-cell table:formula="of:=[.C36]*627.5" office:value-type="float" office:value="2.40688292510754" calcext:value-type="float">
            <text:p>2,406883</text:p>
          </table:table-cell>
          <table:table-cell table:formula="of:=0.5*[.$B$2]*(1+COS(([.$B$3]*[.$A36]-[.$B$4])*PI()/180))" office:value-type="float" office:value="0.903793208354985" calcext:value-type="float">
            <text:p>0,903793</text:p>
          </table:table-cell>
          <table:table-cell table:formula="of:=0.5*[.$C$2]*(1+COS(([.$C$3]*[.$A36]-[.$C$4])*PI()/180))" office:value-type="float" office:value="1.46854606009182" calcext:value-type="float">
            <text:p>1,468546</text:p>
          </table:table-cell>
          <table:table-cell table:formula="of:=0.5*[.$D$2]*(1+COS(([.$D$3]*[.$A36]-[.$D$4])*PI()/180))" office:value-type="float" office:value="-0.00000000199030365637681" calcext:value-type="float">
            <text:p>0,000000</text:p>
          </table:table-cell>
          <table:table-cell table:formula="of:=[.E36]+[.F36]+[.G36]" office:value-type="float" office:value="2.3723392664565" calcext:value-type="float">
            <text:p>2,3723393</text:p>
          </table:table-cell>
          <table:table-cell table:formula="of:=([.H36]-[.D36])^2" office:value-type="float" office:value="0.00119326435299943" calcext:value-type="float">
            <text:p>0,0011933</text:p>
          </table:table-cell>
          <table:table-cell/>
          <table:table-cell table:formula="of:=0.5*[.$K$2]*(1+COS(([.$K$3]*[.$A36]-[.$K$4])*PI()/180))" office:value-type="float" office:value="1.42236578598763" calcext:value-type="float">
            <text:p>1,422366</text:p>
          </table:table-cell>
          <table:table-cell table:formula="of:=0.5*[.$L$2]*(1+COS(([.$L$3]*[.$A36]-[.$L$4])*PI()/180))" office:value-type="float" office:value="-0.299758602290627" calcext:value-type="float">
            <text:p>-0,299759</text:p>
          </table:table-cell>
          <table:table-cell table:formula="of:=0.5*[.$M$2]*(1+COS(([.$M$3]*[.$A36]-[.$M$4])*PI()/180))" office:value-type="float" office:value="-0.284693041653009" calcext:value-type="float">
            <text:p>-0,284693</text:p>
          </table:table-cell>
          <table:table-cell table:formula="of:=0.5*[.$N$2]*(1+COS(([.$N$3]*[.$A36]-[.$N$4])*PI()/180))" office:value-type="float" office:value="0.783793509714027" calcext:value-type="float">
            <text:p>0,783794</text:p>
          </table:table-cell>
          <table:table-cell table:formula="of:=0.5*[.$O$2]*(1+COS(([.$O$3]*[.$A36]-[.$O$4])*PI()/180))" office:value-type="float" office:value="0.789867832656897" calcext:value-type="float">
            <text:p>0,789868</text:p>
          </table:table-cell>
          <table:table-cell table:formula="of:=[.K36]+[.L36]+[.M36]+[.N36]+[.O36]" office:value-type="float" office:value="2.41157548441492" calcext:value-type="float">
            <text:p>2,4115755</text:p>
          </table:table-cell>
          <table:table-cell table:formula="of:=([.D36]-[.P36])^2" office:value-type="float" office:value="0.0000220201128532484" calcext:value-type="float">
            <text:p>0,0000220</text:p>
          </table:table-cell>
        </table:table-row>
        <table:table-row table:style-name="ro1">
          <table:table-cell table:formula="of:=[.A36]+10" office:value-type="float" office:value="280" calcext:value-type="float">
            <text:p>280</text:p>
          </table:table-cell>
          <table:table-cell office:value-type="float" office:value="-1101.23031911" calcext:value-type="float">
            <text:p>-1101,23031911</text:p>
          </table:table-cell>
          <table:table-cell table:formula="of:=[.B37]-MIN([.$B$9:.$B$45])" office:value-type="float" office:value="0.00363798000012139" calcext:value-type="float">
            <text:p>0,00364</text:p>
          </table:table-cell>
          <table:table-cell table:formula="of:=[.C37]*627.5" office:value-type="float" office:value="2.28283245007617" calcext:value-type="float">
            <text:p>2,282832</text:p>
          </table:table-cell>
          <table:table-cell table:formula="of:=0.5*[.$B$2]*(1+COS(([.$B$3]*[.$A37]-[.$B$4])*PI()/180))" office:value-type="float" office:value="1.0607350491731" calcext:value-type="float">
            <text:p>1,060735</text:p>
          </table:table-cell>
          <table:table-cell table:formula="of:=0.5*[.$C$2]*(1+COS(([.$C$3]*[.$A37]-[.$C$4])*PI()/180))" office:value-type="float" office:value="1.42428015344903" calcext:value-type="float">
            <text:p>1,424280</text:p>
          </table:table-cell>
          <table:table-cell table:formula="of:=0.5*[.$D$2]*(1+COS(([.$D$3]*[.$A37]-[.$D$4])*PI()/180))" office:value-type="float" office:value="-0.0740362239595411" calcext:value-type="float">
            <text:p>-0,074036</text:p>
          </table:table-cell>
          <table:table-cell table:formula="of:=[.E37]+[.F37]+[.G37]" office:value-type="float" office:value="2.41097897866259" calcext:value-type="float">
            <text:p>2,4109790</text:p>
          </table:table-cell>
          <table:table-cell table:formula="of:=([.H37]-[.D37])^2" office:value-type="float" office:value="0.0164215327887504" calcext:value-type="float">
            <text:p>0,0164215</text:p>
          </table:table-cell>
          <table:table-cell/>
          <table:table-cell table:formula="of:=0.5*[.$K$2]*(1+COS(([.$K$3]*[.$A37]-[.$K$4])*PI()/180))" office:value-type="float" office:value="1.29565158278061" calcext:value-type="float">
            <text:p>1,295652</text:p>
          </table:table-cell>
          <table:table-cell table:formula="of:=0.5*[.$L$2]*(1+COS(([.$L$3]*[.$A37]-[.$L$4])*PI()/180))" office:value-type="float" office:value="-0.449694529734603" calcext:value-type="float">
            <text:p>-0,449695</text:p>
          </table:table-cell>
          <table:table-cell table:formula="of:=0.5*[.$M$2]*(1+COS(([.$M$3]*[.$A37]-[.$M$4])*PI()/180))" office:value-type="float" office:value="-0.197526688977851" calcext:value-type="float">
            <text:p>-0,197527</text:p>
          </table:table-cell>
          <table:table-cell table:formula="of:=0.5*[.$N$2]*(1+COS(([.$N$3]*[.$A37]-[.$N$4])*PI()/180))" office:value-type="float" office:value="0.919893742389763" calcext:value-type="float">
            <text:p>0,919894</text:p>
          </table:table-cell>
          <table:table-cell table:formula="of:=0.5*[.$O$2]*(1+COS(([.$O$3]*[.$A37]-[.$O$4])*PI()/180))" office:value-type="float" office:value="0.69748832458282" calcext:value-type="float">
            <text:p>0,697488</text:p>
          </table:table-cell>
          <table:table-cell table:formula="of:=[.K37]+[.L37]+[.M37]+[.N37]+[.O37]" office:value-type="float" office:value="2.26581243104073" calcext:value-type="float">
            <text:p>2,2658124</text:p>
          </table:table-cell>
          <table:table-cell table:formula="of:=([.D37]-[.P37])^2" office:value-type="float" office:value="0.000289681047966601" calcext:value-type="float">
            <text:p>0,0002897</text:p>
          </table:table-cell>
        </table:table-row>
        <table:table-row table:style-name="ro1">
          <table:table-cell table:formula="of:=[.A37]+10" office:value-type="float" office:value="290" calcext:value-type="float">
            <text:p>290</text:p>
          </table:table-cell>
          <table:table-cell office:value-type="float" office:value="-1101.2308212" calcext:value-type="float">
            <text:p>-1101,2308212</text:p>
          </table:table-cell>
          <table:table-cell table:formula="of:=[.B38]-MIN([.$B$9:.$B$45])" office:value-type="float" office:value="0.00313589000006687" calcext:value-type="float">
            <text:p>0,00314</text:p>
          </table:table-cell>
          <table:table-cell table:formula="of:=[.C38]*627.5" office:value-type="float" office:value="1.96777097504196" calcext:value-type="float">
            <text:p>1,967771</text:p>
          </table:table-cell>
          <table:table-cell table:formula="of:=0.5*[.$B$2]*(1+COS(([.$B$3]*[.$A38]-[.$B$4])*PI()/180))" office:value-type="float" office:value="1.21290825894371" calcext:value-type="float">
            <text:p>1,212908</text:p>
          </table:table-cell>
          <table:table-cell table:formula="of:=0.5*[.$C$2]*(1+COS(([.$C$3]*[.$A38]-[.$C$4])*PI()/180))" office:value-type="float" office:value="1.2967892043951" calcext:value-type="float">
            <text:p>1,296789</text:p>
          </table:table-cell>
          <table:table-cell table:formula="of:=0.5*[.$D$2]*(1+COS(([.$D$3]*[.$A38]-[.$D$4])*PI()/180))" office:value-type="float" office:value="-0.261548153414961" calcext:value-type="float">
            <text:p>-0,261548</text:p>
          </table:table-cell>
          <table:table-cell table:formula="of:=[.E38]+[.F38]+[.G38]" office:value-type="float" office:value="2.24814930992385" calcext:value-type="float">
            <text:p>2,2481493</text:p>
          </table:table-cell>
          <table:table-cell table:formula="of:=([.H38]-[.D38])^2" office:value-type="float" office:value="0.078612010671143" calcext:value-type="float">
            <text:p>0,0786120</text:p>
          </table:table-cell>
          <table:table-cell/>
          <table:table-cell table:formula="of:=0.5*[.$K$2]*(1+COS(([.$K$3]*[.$A38]-[.$K$4])*PI()/180))" office:value-type="float" office:value="1.1010691037472" calcext:value-type="float">
            <text:p>1,101069</text:p>
          </table:table-cell>
          <table:table-cell table:formula="of:=0.5*[.$L$2]*(1+COS(([.$L$3]*[.$A38]-[.$L$4])*PI()/180))" office:value-type="float" office:value="-0.559479182405434" calcext:value-type="float">
            <text:p>-0,559479</text:p>
          </table:table-cell>
          <table:table-cell table:formula="of:=0.5*[.$M$2]*(1+COS(([.$M$3]*[.$A38]-[.$M$4])*PI()/180))" office:value-type="float" office:value="-0.116833444062853" calcext:value-type="float">
            <text:p>-0,116833</text:p>
          </table:table-cell>
          <table:table-cell table:formula="of:=0.5*[.$N$2]*(1+COS(([.$N$3]*[.$A38]-[.$N$4])*PI()/180))" office:value-type="float" office:value="1.05185798158623" calcext:value-type="float">
            <text:p>1,051858</text:p>
          </table:table-cell>
          <table:table-cell table:formula="of:=0.5*[.$O$2]*(1+COS(([.$O$3]*[.$A38]-[.$O$4])*PI()/180))" office:value-type="float" office:value="0.46354024658777" calcext:value-type="float">
            <text:p>0,463540</text:p>
          </table:table-cell>
          <table:table-cell table:formula="of:=[.K38]+[.L38]+[.M38]+[.N38]+[.O38]" office:value-type="float" office:value="1.94015470545291" calcext:value-type="float">
            <text:p>1,9401547</text:p>
          </table:table-cell>
          <table:table-cell table:formula="of:=([.D38]-[.P38])^2" office:value-type="float" office:value="0.000762658346014797" calcext:value-type="float">
            <text:p>0,0007627</text:p>
          </table:table-cell>
        </table:table-row>
        <table:table-row table:style-name="ro1">
          <table:table-cell table:formula="of:=[.A38]+10" office:value-type="float" office:value="300" calcext:value-type="float">
            <text:p>300</text:p>
          </table:table-cell>
          <table:table-cell office:value-type="float" office:value="-1101.23138807" calcext:value-type="float">
            <text:p>-1101,23138807</text:p>
          </table:table-cell>
          <table:table-cell table:formula="of:=[.B39]-MIN([.$B$9:.$B$45])" office:value-type="float" office:value="0.00256902000000991" calcext:value-type="float">
            <text:p>0,00257</text:p>
          </table:table-cell>
          <table:table-cell table:formula="of:=[.C39]*627.5" office:value-type="float" office:value="1.61206005000622" calcext:value-type="float">
            <text:p>1,612060</text:p>
          </table:table-cell>
          <table:table-cell table:formula="of:=0.5*[.$B$2]*(1+COS(([.$B$3]*[.$A39]-[.$B$4])*PI()/180))" office:value-type="float" office:value="1.3556891316913" calcext:value-type="float">
            <text:p>1,355689</text:p>
          </table:table-cell>
          <table:table-cell table:formula="of:=0.5*[.$C$2]*(1+COS(([.$C$3]*[.$A39]-[.$C$4])*PI()/180))" office:value-type="float" office:value="1.10145050295195" calcext:value-type="float">
            <text:p>1,101451</text:p>
          </table:table-cell>
          <table:table-cell table:formula="of:=0.5*[.$D$2]*(1+COS(([.$D$3]*[.$A39]-[.$D$4])*PI()/180))" office:value-type="float" office:value="-0.474796874601412" calcext:value-type="float">
            <text:p>-0,474797</text:p>
          </table:table-cell>
          <table:table-cell table:formula="of:=[.E39]+[.F39]+[.G39]" office:value-type="float" office:value="1.98234276004183" calcext:value-type="float">
            <text:p>1,9823428</text:p>
          </table:table-cell>
          <table:table-cell table:formula="of:=([.H39]-[.D39])^2" office:value-type="float" office:value="0.137109285351316" calcext:value-type="float">
            <text:p>0,1371093</text:p>
          </table:table-cell>
          <table:table-cell/>
          <table:table-cell table:formula="of:=0.5*[.$K$2]*(1+COS(([.$K$3]*[.$A39]-[.$K$4])*PI()/180))" office:value-type="float" office:value="0.862087867590386" calcext:value-type="float">
            <text:p>0,862088</text:p>
          </table:table-cell>
          <table:table-cell table:formula="of:=0.5*[.$L$2]*(1+COS(([.$L$3]*[.$A39]-[.$L$4])*PI()/180))" office:value-type="float" office:value="-0.599695851278639" calcext:value-type="float">
            <text:p>-0,599696</text:p>
          </table:table-cell>
          <table:table-cell table:formula="of:=0.5*[.$M$2]*(1+COS(([.$M$3]*[.$A39]-[.$M$4])*PI()/180))" office:value-type="float" office:value="-0.052346103150222" calcext:value-type="float">
            <text:p>-0,052346</text:p>
          </table:table-cell>
          <table:table-cell table:formula="of:=0.5*[.$N$2]*(1+COS(([.$N$3]*[.$A39]-[.$N$4])*PI()/180))" office:value-type="float" office:value="1.17567656067256" calcext:value-type="float">
            <text:p>1,175677</text:p>
          </table:table-cell>
          <table:table-cell table:formula="of:=0.5*[.$O$2]*(1+COS(([.$O$3]*[.$A39]-[.$O$4])*PI()/180))" office:value-type="float" office:value="0.197490504408899" calcext:value-type="float">
            <text:p>0,197491</text:p>
          </table:table-cell>
          <table:table-cell table:formula="of:=[.K39]+[.L39]+[.M39]+[.N39]+[.O39]" office:value-type="float" office:value="1.58321297824299" calcext:value-type="float">
            <text:p>1,5832130</text:p>
          </table:table-cell>
          <table:table-cell table:formula="of:=([.D39]-[.P39])^2" office:value-type="float" office:value="0.000832153549313139" calcext:value-type="float">
            <text:p>0,0008322</text:p>
          </table:table-cell>
        </table:table-row>
        <table:table-row table:style-name="ro1">
          <table:table-cell table:formula="of:=[.A39]+10" office:value-type="float" office:value="310" calcext:value-type="float">
            <text:p>310</text:p>
          </table:table-cell>
          <table:table-cell office:value-type="float" office:value="-1101.23179045" calcext:value-type="float">
            <text:p>-1101,23179045</text:p>
          </table:table-cell>
          <table:table-cell table:formula="of:=[.B40]-MIN([.$B$9:.$B$45])" office:value-type="float" office:value="0.0021666400000413" calcext:value-type="float">
            <text:p>0,00217</text:p>
          </table:table-cell>
          <table:table-cell table:formula="of:=[.C40]*627.5" office:value-type="float" office:value="1.35956660002591" calcext:value-type="float">
            <text:p>1,359567</text:p>
          </table:table-cell>
          <table:table-cell table:formula="of:=0.5*[.$B$2]*(1+COS(([.$B$3]*[.$A40]-[.$B$4])*PI()/180))" office:value-type="float" office:value="1.48473934284802" calcext:value-type="float">
            <text:p>1,484739</text:p>
          </table:table-cell>
          <table:table-cell table:formula="of:=0.5*[.$C$2]*(1+COS(([.$C$3]*[.$A40]-[.$C$4])*PI()/180))" office:value-type="float" office:value="0.861824779405815" calcext:value-type="float">
            <text:p>0,861825</text:p>
          </table:table-cell>
          <table:table-cell table:formula="of:=0.5*[.$D$2]*(1+COS(([.$D$3]*[.$A40]-[.$D$4])*PI()/180))" office:value-type="float" office:value="-0.614000940880207" calcext:value-type="float">
            <text:p>-0,614001</text:p>
          </table:table-cell>
          <table:table-cell table:formula="of:=[.E40]+[.F40]+[.G40]" office:value-type="float" office:value="1.73256318137363" calcext:value-type="float">
            <text:p>1,7325632</text:p>
          </table:table-cell>
          <table:table-cell table:formula="of:=([.H40]-[.D40])^2" office:value-type="float" office:value="0.139126449697083" calcext:value-type="float">
            <text:p>0,1391264</text:p>
          </table:table-cell>
          <table:table-cell/>
          <table:table-cell table:formula="of:=0.5*[.$K$2]*(1+COS(([.$K$3]*[.$A40]-[.$K$4])*PI()/180))" office:value-type="float" office:value="0.607532538378081" calcext:value-type="float">
            <text:p>0,607533</text:p>
          </table:table-cell>
          <table:table-cell table:formula="of:=0.5*[.$L$2]*(1+COS(([.$L$3]*[.$A40]-[.$L$4])*PI()/180))" office:value-type="float" office:value="-0.559568512407374" calcext:value-type="float">
            <text:p>-0,559569</text:p>
          </table:table-cell>
          <table:table-cell table:formula="of:=0.5*[.$M$2]*(1+COS(([.$M$3]*[.$A40]-[.$M$4])*PI()/180))" office:value-type="float" office:value="-0.0118427912858123" calcext:value-type="float">
            <text:p>-0,011843</text:p>
          </table:table-cell>
          <table:table-cell table:formula="of:=0.5*[.$N$2]*(1+COS(([.$N$3]*[.$A40]-[.$N$4])*PI()/180))" office:value-type="float" office:value="1.28758731477846" calcext:value-type="float">
            <text:p>1,287587</text:p>
          </table:table-cell>
          <table:table-cell table:formula="of:=0.5*[.$O$2]*(1+COS(([.$O$3]*[.$A40]-[.$O$4])*PI()/180))" office:value-type="float" office:value="0.0238267292252265" calcext:value-type="float">
            <text:p>0,023827</text:p>
          </table:table-cell>
          <table:table-cell table:formula="of:=[.K40]+[.L40]+[.M40]+[.N40]+[.O40]" office:value-type="float" office:value="1.34753527868858" calcext:value-type="float">
            <text:p>1,3475353</text:p>
          </table:table-cell>
          <table:table-cell table:formula="of:=([.D40]-[.P40])^2" office:value-type="float" office:value="0.000144752693122183" calcext:value-type="float">
            <text:p>0,0001448</text:p>
          </table:table-cell>
        </table:table-row>
        <table:table-row table:style-name="ro1">
          <table:table-cell table:formula="of:=[.A40]+10" office:value-type="float" office:value="320" calcext:value-type="float">
            <text:p>320</text:p>
          </table:table-cell>
          <table:table-cell office:value-type="float" office:value="-1101.23188399" calcext:value-type="float">
            <text:p>-1101,23188399</text:p>
          </table:table-cell>
          <table:table-cell table:formula="of:=[.B41]-MIN([.$B$9:.$B$45])" office:value-type="float" office:value="0.00207310000018879" calcext:value-type="float">
            <text:p>0,00207</text:p>
          </table:table-cell>
          <table:table-cell table:formula="of:=[.C41]*627.5" office:value-type="float" office:value="1.30087025011846" calcext:value-type="float">
            <text:p>1,300870</text:p>
          </table:table-cell>
          <table:table-cell table:formula="of:=0.5*[.$B$2]*(1+COS(([.$B$3]*[.$A41]-[.$B$4])*PI()/180))" office:value-type="float" office:value="1.59613776705045" calcext:value-type="float">
            <text:p>1,596138</text:p>
          </table:table-cell>
          <table:table-cell table:formula="of:=0.5*[.$C$2]*(1+COS(([.$C$3]*[.$A41]-[.$C$4])*PI()/180))" office:value-type="float" office:value="0.606814432515397" calcext:value-type="float">
            <text:p>0,606814</text:p>
          </table:table-cell>
          <table:table-cell table:formula="of:=0.5*[.$D$2]*(1+COS(([.$D$3]*[.$A41]-[.$D$4])*PI()/180))" office:value-type="float" office:value="-0.61402522255863" calcext:value-type="float">
            <text:p>-0,614025</text:p>
          </table:table-cell>
          <table:table-cell table:formula="of:=[.E41]+[.F41]+[.G41]" office:value-type="float" office:value="1.58892697700722" calcext:value-type="float">
            <text:p>1,5889270</text:p>
          </table:table-cell>
          <table:table-cell table:formula="of:=([.H41]-[.D41])^2" office:value-type="float" office:value="0.0829766779058623" calcext:value-type="float">
            <text:p>0,0829767</text:p>
          </table:table-cell>
          <table:table-cell/>
          <table:table-cell table:formula="of:=0.5*[.$K$2]*(1+COS(([.$K$3]*[.$A41]-[.$K$4])*PI()/180))" office:value-type="float" office:value="0.368106245649836" calcext:value-type="float">
            <text:p>0,368106</text:p>
          </table:table-cell>
          <table:table-cell table:formula="of:=0.5*[.$L$2]*(1+COS(([.$L$3]*[.$A41]-[.$L$4])*PI()/180))" office:value-type="float" office:value="-0.449849253836603" calcext:value-type="float">
            <text:p>-0,449849</text:p>
          </table:table-cell>
          <table:table-cell table:formula="of:=0.5*[.$M$2]*(1+COS(([.$M$3]*[.$A41]-[.$M$4])*PI()/180))" office:value-type="float" office:value="-0.00020880564569061" calcext:value-type="float">
            <text:p>-0,000209</text:p>
          </table:table-cell>
          <table:table-cell table:formula="of:=0.5*[.$N$2]*(1+COS(([.$N$3]*[.$A41]-[.$N$4])*PI()/180))" office:value-type="float" office:value="1.38418989226998" calcext:value-type="float">
            <text:p>1,384190</text:p>
          </table:table-cell>
          <table:table-cell table:formula="of:=0.5*[.$O$2]*(1+COS(([.$O$3]*[.$A41]-[.$O$4])*PI()/180))" office:value-type="float" office:value="0.0238081315030679" calcext:value-type="float">
            <text:p>0,023808</text:p>
          </table:table-cell>
          <table:table-cell table:formula="of:=[.K41]+[.L41]+[.M41]+[.N41]+[.O41]" office:value-type="float" office:value="1.32604620994059" calcext:value-type="float">
            <text:p>1,3260462</text:p>
          </table:table-cell>
          <table:table-cell table:formula="of:=([.D41]-[.P41])^2" office:value-type="float" office:value="0.000633828952965255" calcext:value-type="float">
            <text:p>0,0006338</text:p>
          </table:table-cell>
        </table:table-row>
        <table:table-row table:style-name="ro1">
          <table:table-cell table:formula="of:=[.A41]+10" office:value-type="float" office:value="330" calcext:value-type="float">
            <text:p>330</text:p>
          </table:table-cell>
          <table:table-cell office:value-type="float" office:value="-1101.23163484" calcext:value-type="float">
            <text:p>-1101,23163484</text:p>
          </table:table-cell>
          <table:table-cell table:formula="of:=[.B42]-MIN([.$B$9:.$B$45])" office:value-type="float" office:value="0.00232225000013386" calcext:value-type="float">
            <text:p>0,00232</text:p>
          </table:table-cell>
          <table:table-cell table:formula="of:=[.C42]*627.5" office:value-type="float" office:value="1.457211875084" calcext:value-type="float">
            <text:p>1,457212</text:p>
          </table:table-cell>
          <table:table-cell table:formula="of:=0.5*[.$B$2]*(1+COS(([.$B$3]*[.$A42]-[.$B$4])*PI()/180))" office:value-type="float" office:value="1.68649961954952" calcext:value-type="float">
            <text:p>1,686500</text:p>
          </table:table-cell>
          <table:table-cell table:formula="of:=0.5*[.$C$2]*(1+COS(([.$C$3]*[.$A42]-[.$C$4])*PI()/180))" office:value-type="float" office:value="0.367177473667569" calcext:value-type="float">
            <text:p>0,367177</text:p>
          </table:table-cell>
          <table:table-cell table:formula="of:=0.5*[.$D$2]*(1+COS(([.$D$3]*[.$A42]-[.$D$4])*PI()/180))" office:value-type="float" office:value="-0.474858357969488" calcext:value-type="float">
            <text:p>-0,474858</text:p>
          </table:table-cell>
          <table:table-cell table:formula="of:=[.E42]+[.F42]+[.G42]" office:value-type="float" office:value="1.5788187352476" calcext:value-type="float">
            <text:p>1,5788187</text:p>
          </table:table-cell>
          <table:table-cell table:formula="of:=([.H42]-[.D42])^2" office:value-type="float" office:value="0.0147882284388493" calcext:value-type="float">
            <text:p>0,0147882</text:p>
          </table:table-cell>
          <table:table-cell/>
          <table:table-cell table:formula="of:=0.5*[.$K$2]*(1+COS(([.$K$3]*[.$A42]-[.$K$4])*PI()/180))" office:value-type="float" office:value="0.172687333864426" calcext:value-type="float">
            <text:p>0,172687</text:p>
          </table:table-cell>
          <table:table-cell table:formula="of:=0.5*[.$L$2]*(1+COS(([.$L$3]*[.$A42]-[.$L$4])*PI()/180))" office:value-type="float" office:value="-0.299937262294506" calcext:value-type="float">
            <text:p>-0,299937</text:p>
          </table:table-cell>
          <table:table-cell table:formula="of:=0.5*[.$M$2]*(1+COS(([.$M$3]*[.$A42]-[.$M$4])*PI()/180))" office:value-type="float" office:value="-0.0188473765973971" calcext:value-type="float">
            <text:p>-0,018847</text:p>
          </table:table-cell>
          <table:table-cell table:formula="of:=0.5*[.$N$2]*(1+COS(([.$N$3]*[.$A42]-[.$N$4])*PI()/180))" office:value-type="float" office:value="1.46254907271331" calcext:value-type="float">
            <text:p>1,462549</text:p>
          </table:table-cell>
          <table:table-cell table:formula="of:=0.5*[.$O$2]*(1+COS(([.$O$3]*[.$A42]-[.$O$4])*PI()/180))" office:value-type="float" office:value="0.19744341332331" calcext:value-type="float">
            <text:p>0,197443</text:p>
          </table:table-cell>
          <table:table-cell table:formula="of:=[.K42]+[.L42]+[.M42]+[.N42]+[.O42]" office:value-type="float" office:value="1.51389518100914" calcext:value-type="float">
            <text:p>1,5138952</text:p>
          </table:table-cell>
          <table:table-cell table:formula="of:=([.D42]-[.P42])^2" office:value-type="float" office:value="0.00321299717060283" calcext:value-type="float">
            <text:p>0,0032130</text:p>
          </table:table-cell>
        </table:table-row>
        <table:table-row table:style-name="ro1">
          <table:table-cell table:formula="of:=[.A42]+10" office:value-type="float" office:value="340" calcext:value-type="float">
            <text:p>340</text:p>
          </table:table-cell>
          <table:table-cell office:value-type="float" office:value="-1101.23113562" calcext:value-type="float">
            <text:p>-1101,23113562</text:p>
          </table:table-cell>
          <table:table-cell table:formula="of:=[.B43]-MIN([.$B$9:.$B$45])" office:value-type="float" office:value="0.00282147000007171" calcext:value-type="float">
            <text:p>0,00282</text:p>
          </table:table-cell>
          <table:table-cell table:formula="of:=[.C43]*627.5" office:value-type="float" office:value="1.770472425045" calcext:value-type="float">
            <text:p>1,770472</text:p>
          </table:table-cell>
          <table:table-cell table:formula="of:=0.5*[.$B$2]*(1+COS(([.$B$3]*[.$A43]-[.$B$4])*PI()/180))" office:value-type="float" office:value="1.75307930118234" calcext:value-type="float">
            <text:p>1,753079</text:p>
          </table:table-cell>
          <table:table-cell table:formula="of:=0.5*[.$C$2]*(1+COS(([.$C$3]*[.$A43]-[.$C$4])*PI()/180))" office:value-type="float" office:value="0.171817656764227" calcext:value-type="float">
            <text:p>0,171818</text:p>
          </table:table-cell>
          <table:table-cell table:formula="of:=0.5*[.$D$2]*(1+COS(([.$D$3]*[.$A43]-[.$D$4])*PI()/180))" office:value-type="float" office:value="-0.261618069721455" calcext:value-type="float">
            <text:p>-0,261618</text:p>
          </table:table-cell>
          <table:table-cell table:formula="of:=[.E43]+[.F43]+[.G43]" office:value-type="float" office:value="1.66327888822511" calcext:value-type="float">
            <text:p>1,6632789</text:p>
          </table:table-cell>
          <table:table-cell table:formula="of:=([.H43]-[.D43])^2" office:value-type="float" office:value="0.0114904543359568" calcext:value-type="float">
            <text:p>0,0114905</text:p>
          </table:table-cell>
          <table:table-cell/>
          <table:table-cell table:formula="of:=0.5*[.$K$2]*(1+COS(([.$K$3]*[.$A43]-[.$K$4])*PI()/180))" office:value-type="float" office:value="0.0448462078591421" calcext:value-type="float">
            <text:p>0,044846</text:p>
          </table:table-cell>
          <table:table-cell table:formula="of:=0.5*[.$L$2]*(1+COS(([.$L$3]*[.$A43]-[.$L$4])*PI()/180))" office:value-type="float" office:value="-0.150001334850531" calcext:value-type="float">
            <text:p>-0,150001</text:p>
          </table:table-cell>
          <table:table-cell table:formula="of:=0.5*[.$M$2]*(1+COS(([.$M$3]*[.$A43]-[.$M$4])*PI()/180))" office:value-type="float" office:value="-0.0655104174081455" calcext:value-type="float">
            <text:p>-0,065510</text:p>
          </table:table-cell>
          <table:table-cell table:formula="of:=0.5*[.$N$2]*(1+COS(([.$N$3]*[.$A43]-[.$N$4])*PI()/180))" office:value-type="float" office:value="1.52028395206233" calcext:value-type="float">
            <text:p>1,520284</text:p>
          </table:table-cell>
          <table:table-cell table:formula="of:=0.5*[.$O$2]*(1+COS(([.$O$3]*[.$A43]-[.$O$4])*PI()/180))" office:value-type="float" office:value="0.463486696581058" calcext:value-type="float">
            <text:p>0,463487</text:p>
          </table:table-cell>
          <table:table-cell table:formula="of:=[.K43]+[.L43]+[.M43]+[.N43]+[.O43]" office:value-type="float" office:value="1.81310510424385" calcext:value-type="float">
            <text:p>1,8131051</text:p>
          </table:table-cell>
          <table:table-cell table:formula="of:=([.D43]-[.P43])^2" office:value-type="float" office:value="0.00181754533567212" calcext:value-type="float">
            <text:p>0,0018175</text:p>
          </table:table-cell>
        </table:table-row>
        <table:table-row table:style-name="ro1">
          <table:table-cell table:formula="of:=[.A43]+10" office:value-type="float" office:value="350" calcext:value-type="float">
            <text:p>350</text:p>
          </table:table-cell>
          <table:table-cell office:value-type="float" office:value="-1101.23061549" calcext:value-type="float">
            <text:p>-1101,23061549</text:p>
          </table:table-cell>
          <table:table-cell table:formula="of:=[.B44]-MIN([.$B$9:.$B$45])" office:value-type="float" office:value="0.00334160000011252" calcext:value-type="float">
            <text:p>0,00334</text:p>
          </table:table-cell>
          <table:table-cell table:formula="of:=[.C44]*627.5" office:value-type="float" office:value="2.09685400007061" calcext:value-type="float">
            <text:p>2,096854</text:p>
          </table:table-cell>
          <table:table-cell table:formula="of:=0.5*[.$B$2]*(1+COS(([.$B$3]*[.$A44]-[.$B$4])*PI()/180))" office:value-type="float" office:value="1.79385382201345" calcext:value-type="float">
            <text:p>1,793854</text:p>
          </table:table-cell>
          <table:table-cell table:formula="of:=0.5*[.$C$2]*(1+COS(([.$C$3]*[.$A44]-[.$C$4])*PI()/180))" office:value-type="float" office:value="0.0442982589277399" calcext:value-type="float">
            <text:p>0,044298</text:p>
          </table:table-cell>
          <table:table-cell table:formula="of:=0.5*[.$D$2]*(1+COS(([.$D$3]*[.$A44]-[.$D$4])*PI()/180))" office:value-type="float" office:value="-0.0740818585876106" calcext:value-type="float">
            <text:p>-0,074082</text:p>
          </table:table-cell>
          <table:table-cell table:formula="of:=[.E44]+[.F44]+[.G44]" office:value-type="float" office:value="1.76407022235358" calcext:value-type="float">
            <text:p>1,7640702</text:p>
          </table:table-cell>
          <table:table-cell table:formula="of:=([.H44]-[.D44])^2" office:value-type="float" office:value="0.110745042711617" calcext:value-type="float">
            <text:p>0,1107450</text:p>
          </table:table-cell>
          <table:table-cell/>
          <table:table-cell table:formula="of:=0.5*[.$K$2]*(1+COS(([.$K$3]*[.$A44]-[.$K$4])*PI()/180))" office:value-type="float" office:value="0.00000239416430225069" calcext:value-type="float">
            <text:p>0,000002</text:p>
          </table:table-cell>
          <table:table-cell table:formula="of:=0.5*[.$L$2]*(1+COS(([.$L$3]*[.$A44]-[.$L$4])*PI()/180))" office:value-type="float" office:value="-0.0402166821796996" calcext:value-type="float">
            <text:p>-0,040217</text:p>
          </table:table-cell>
          <table:table-cell table:formula="of:=0.5*[.$M$2]*(1+COS(([.$M$3]*[.$A44]-[.$M$4])*PI()/180))" office:value-type="float" office:value="-0.134569676683022" calcext:value-type="float">
            <text:p>-0,134570</text:p>
          </table:table-cell>
          <table:table-cell table:formula="of:=0.5*[.$N$2]*(1+COS(([.$N$3]*[.$A44]-[.$N$4])*PI()/180))" office:value-type="float" office:value="1.55564028522328" calcext:value-type="float">
            <text:p>1,555640</text:p>
          </table:table-cell>
          <table:table-cell table:formula="of:=0.5*[.$O$2]*(1+COS(([.$O$3]*[.$A44]-[.$O$4])*PI()/180))" office:value-type="float" office:value="0.697453372298268" calcext:value-type="float">
            <text:p>0,697453</text:p>
          </table:table-cell>
          <table:table-cell table:formula="of:=[.K44]+[.L44]+[.M44]+[.N44]+[.O44]" office:value-type="float" office:value="2.07830969282313" calcext:value-type="float">
            <text:p>2,0783097</text:p>
          </table:table-cell>
          <table:table-cell table:formula="of:=([.D44]-[.P44])^2" office:value-type="float" office:value="0.0003438913312888" calcext:value-type="float">
            <text:p>0,0003439</text:p>
          </table:table-cell>
        </table:table-row>
        <table:table-row table:style-name="ro1">
          <table:table-cell table:formula="of:=[.A44]+10" office:value-type="float" office:value="360" calcext:value-type="float">
            <text:p>360</text:p>
          </table:table-cell>
          <table:table-cell office:value-type="float" office:value="-1101.23038643" calcext:value-type="float">
            <text:p>-1101,23038643</text:p>
          </table:table-cell>
          <table:table-cell table:formula="of:=[.B45]-MIN([.$B$9:.$B$45])" office:value-type="float" office:value="0.00357066000015038" calcext:value-type="float">
            <text:p>0,00357</text:p>
          </table:table-cell>
          <table:table-cell table:formula="of:=[.C45]*627.5" office:value-type="float" office:value="2.24058915009437" calcext:value-type="float">
            <text:p>2,240589</text:p>
          </table:table-cell>
          <table:table-cell table:formula="of:=0.5*[.$B$2]*(1+COS(([.$B$3]*[.$A45]-[.$B$4])*PI()/180))" office:value-type="float" office:value="1.80758426886029" calcext:value-type="float">
            <text:p>1,807584</text:p>
          </table:table-cell>
          <table:table-cell table:formula="of:=0.5*[.$C$2]*(1+COS(([.$C$3]*[.$A45]-[.$C$4])*PI()/180))" office:value-type="float" office:value="0.00000000152306379172121" calcext:value-type="float">
            <text:p>0,000000</text:p>
          </table:table-cell>
          <table:table-cell table:formula="of:=0.5*[.$D$2]*(1+COS(([.$D$3]*[.$A45]-[.$D$4])*PI()/180))" office:value-type="float" office:value="-0.00000000199030365637681" calcext:value-type="float">
            <text:p>0,000000</text:p>
          </table:table-cell>
          <table:table-cell table:formula="of:=[.E45]+[.F45]+[.G45]" office:value-type="float" office:value="1.80758426839305" calcext:value-type="float">
            <text:p>1,8075843</text:p>
          </table:table-cell>
          <table:table-cell table:formula="of:=([.H45]-[.D45])^2" office:value-type="float" office:value="0.187493227577166" calcext:value-type="float">
            <text:p>0,1874932</text:p>
          </table:table-cell>
          <table:table-cell/>
          <table:table-cell table:formula="of:=0.5*[.$K$2]*(1+COS(([.$K$3]*[.$A45]-[.$K$4])*PI()/180))" office:value-type="float" office:value="0.043564718535707" calcext:value-type="float">
            <text:p>0,043565</text:p>
          </table:table-cell>
          <table:table-cell table:formula="of:=0.5*[.$L$2]*(1+COS(([.$L$3]*[.$A45]-[.$L$4])*PI()/180))" office:value-type="float" office:value="-0.0000000133064939943686" calcext:value-type="float">
            <text:p>0,000000</text:p>
          </table:table-cell>
          <table:table-cell table:formula="of:=0.5*[.$M$2]*(1+COS(([.$M$3]*[.$A45]-[.$M$4])*PI()/180))" office:value-type="float" office:value="-0.21769558854736" calcext:value-type="float">
            <text:p>-0,217696</text:p>
          </table:table-cell>
          <table:table-cell table:formula="of:=0.5*[.$N$2]*(1+COS(([.$N$3]*[.$A45]-[.$N$4])*PI()/180))" office:value-type="float" office:value="1.56754378790424" calcext:value-type="float">
            <text:p>1,567544</text:p>
          </table:table-cell>
          <table:table-cell table:formula="of:=0.5*[.$O$2]*(1+COS(([.$O$3]*[.$A45]-[.$O$4])*PI()/180))" office:value-type="float" office:value="0.789867832656897" calcext:value-type="float">
            <text:p>0,789868</text:p>
          </table:table-cell>
          <table:table-cell table:formula="of:=[.K45]+[.L45]+[.M45]+[.N45]+[.O45]" office:value-type="float" office:value="2.18328073724299" calcext:value-type="float">
            <text:p>2,1832807</text:p>
          </table:table-cell>
          <table:table-cell table:formula="of:=([.D45]-[.P45])^2" office:value-type="float" office:value="0.00328425418354326" calcext:value-type="float">
            <text:p>0,0032843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table:formula="of:=SUM([.I9:.I45])" office:value-type="float" office:value="2.32705789684784" calcext:value-type="float">
            <text:p>2,32705789684784</text:p>
          </table:table-cell>
          <table:table-cell/>
          <table:table-cell table:style-name="Default" table:number-columns-repeated="6"/>
          <table:table-cell table:style-name="Default" table:formula="of:=SUM([.Q9:.Q45])" office:value-type="float" office:value="0.0311757166416436" calcext:value-type="float">
            <text:p>0,031175716641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SungtiL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5" loext:min-decimal-places="5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0:01:10.882169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8:25:16.142883328</meta:creation-date>
    <dc:date>2021-11-12T00:57:25.245101086</dc:date>
    <meta:editing-duration>PT2H16M53S</meta:editing-duration>
    <meta:editing-cycles>20</meta:editing-cycles>
    <meta:generator>LibreOffice/6.4.7.2$Linux_X86_64 LibreOffice_project/40$Build-2</meta:generator>
    <meta:document-statistic meta:table-count="2" meta:cell-count="12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minimum="0" chart:maximum="3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x" chart:symbol-width="0.25cm" chart:symbol-height="0.2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ff00" draw:fill-color="#ffff00"/>
      <style:text-properties fo:font-size="10pt" style:font-size-asian="10pt" style:font-size-complex="10pt"/>
    </style:style>
    <style:style style:name="ch11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5cm" svg:height="11.393cm" xlink:href=".." xlink:type="simple" chart:class="chart:scatter" chart:style-name="ch1">
        <chart:legend chart:legend-position="bottom" svg:x="2.334cm" svg:y="10.794cm" style:legend-expansion="wide" chart:style-name="ch2"/>
        <chart:plot-area chart:style-name="ch3" table:cell-range-address="Hoja3.B54:Hoja3.B66 Hoja3.A9:Hoja3.A45 Hoja3.B8:Hoja3.B8 Hoja3.D9:Hoja3.D45 Hoja3.H8:Hoja3.H45 Hoja3.P8:Hoja3.P45" chart:data-source-has-labels="both" svg:x="1.306cm" svg:y="0.227cm" svg:width="13.164cm" svg:height="9.175cm">
          <chartooo:coordinate-region svg:x="2.033cm" svg:y="0.426cm" svg:width="12.157cm" svg:height="8.329cm"/>
          <chart:axis chart:dimension="x" chart:name="primary-x" chart:style-name="ch4" chartooo:axis-type="auto">
            <chart:title svg:x="7.407cm" svg:y="9.629cm" chart:style-name="ch5">
              <text:p>Angle</text:p>
            </chart:title>
            <chart:categories table:cell-range-address="Hoja3.B54:Hoja3.B66"/>
          </chart:axis>
          <chart:axis chart:dimension="y" chart:name="primary-y" chart:style-name="ch6">
            <chart:title svg:x="0.451cm" svg:y="5.718cm" chart:style-name="ch7">
              <text:p>E (kcal/mol)</text:p>
            </chart:title>
            <chart:grid chart:style-name="ch8" chart:class="major"/>
          </chart:axis>
          <chart:series chart:style-name="ch9" chart:values-cell-range-address="Hoja3.D9:Hoja3.D45" chart:label-cell-address="Hoja3.B8:Hoja3.B8" chart:class="chart:scatter">
            <chart:domain table:cell-range-address="Hoja3.A9:Hoja3.A45"/>
            <chart:data-point chart:repeated="37"/>
          </chart:series>
          <chart:series chart:style-name="ch10" chart:values-cell-range-address="Hoja3.H9:Hoja3.H45" chart:label-cell-address="Hoja3.H8:Hoja3.H8" chart:class="chart:scatter">
            <chart:data-point chart:repeated="37"/>
          </chart:series>
          <chart:series chart:style-name="ch11" chart:values-cell-range-address="Hoja3.P9:Hoja3.P45" chart:label-cell-address="Hoja3.P8:Hoja3.P8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HF</text:p>
                <draw:g>
                  <svg:desc>Hoja3.B8:Hoja3.B8</svg:desc>
                </draw:g>
              </table:table-cell>
              <table:table-cell office:value-type="string">
                <text:p>MM En. 3 terms</text:p>
                <draw:g>
                  <svg:desc>Hoja3.H8:Hoja3.H8</svg:desc>
                </draw:g>
              </table:table-cell>
              <table:table-cell office:value-type="string">
                <text:p>MM En. 5 terms</text:p>
                <draw:g>
                  <svg:desc>Hoja3.P8:Hoja3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3.B54:Hoja3.B66</svg:desc>
                </draw:g>
              </table:table-cell>
              <table:table-cell office:value-type="float" office:value="0">
                <text:p>0</text:p>
                <draw:g>
                  <svg:desc>Hoja3.A9:Hoja3.A45</svg:desc>
                </draw:g>
              </table:table-cell>
              <table:table-cell office:value-type="float" office:value="2.24062052504792">
                <text:p>2.24062052504792</text:p>
                <draw:g>
                  <svg:desc>Hoja3.D9:Hoja3.D45</svg:desc>
                </draw:g>
              </table:table-cell>
              <table:table-cell office:value-type="float" office:value="1.80758426839305">
                <text:p>1.80758426839305</text:p>
                <draw:g>
                  <svg:desc>Hoja3.H9:Hoja3.H45</svg:desc>
                </draw:g>
              </table:table-cell>
              <table:table-cell office:value-type="float" office:value="2.18328073724299">
                <text:p>2.18328073724299</text:p>
                <draw:g>
                  <svg:desc>Hoja3.P9:Hoja3.P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0968289000507">
                <text:p>2.0968289000507</text:p>
              </table:table-cell>
              <table:table-cell office:value-type="float" office:value="1.76408313324969">
                <text:p>1.76408313324969</text:p>
              </table:table-cell>
              <table:table-cell office:value-type="float" office:value="2.07841073112498">
                <text:p>2.0784107311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77049752506491">
                <text:p>1.77049752506491</text:p>
              </table:table-cell>
              <table:table-cell office:value-type="float" office:value="1.66328727037953">
                <text:p>1.66328727037953</text:p>
              </table:table-cell>
              <table:table-cell office:value-type="float" office:value="1.81326901659016">
                <text:p>1.8132690165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79722968652">
                <text:p>1.57879722968652</text:p>
              </table:table-cell>
              <table:table-cell office:value-type="float" office:value="1.51405946910151">
                <text:p>1.5140594691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.3008953499957">
                <text:p>1.3008953499957</text:p>
              </table:table-cell>
              <table:table-cell office:value-type="float" office:value="1.58885672776856">
                <text:p>1.58885672776856</text:p>
              </table:table-cell>
              <table:table-cell office:value-type="float" office:value="1.32614643049504">
                <text:p>1.3261464304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5964817501929">
                <text:p>1.35964817501929</text:p>
              </table:table-cell>
              <table:table-cell office:value-type="float" office:value="1.73244410404106">
                <text:p>1.73244410404106</text:p>
              </table:table-cell>
              <table:table-cell office:value-type="float" office:value="1.34752758115466">
                <text:p>1.3475275811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.61216672501951">
                <text:p>1.61216672501951</text:p>
              </table:table-cell>
              <table:table-cell office:value-type="float" office:value="1.98219750157729">
                <text:p>1.98219750157729</text:p>
              </table:table-cell>
              <table:table-cell office:value-type="float" office:value="1.58308860043344">
                <text:p>1.5830886004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96767685003863">
                <text:p>1.96767685003863</text:p>
              </table:table-cell>
              <table:table-cell office:value-type="float" office:value="2.24801657575502">
                <text:p>2.24801657575502</text:p>
              </table:table-cell>
              <table:table-cell office:value-type="float" office:value="1.93994162556806">
                <text:p>1.9399416255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.28275715001644">
                <text:p>2.28275715001644</text:p>
              </table:table-cell>
              <table:table-cell office:value-type="float" office:value="2.41089887805425">
                <text:p>2.41089887805425</text:p>
              </table:table-cell>
              <table:table-cell office:value-type="float" office:value="2.26556444324683">
                <text:p>2.2655644432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.40685155001131">
                <text:p>2.40685155001131</text:p>
              </table:table-cell>
              <table:table-cell office:value-type="float" office:value="2.37233711860746">
                <text:p>2.37233711860746</text:p>
              </table:table-cell>
              <table:table-cell office:value-type="float" office:value="2.41135359318529">
                <text:p>2.4113535931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6330464999421">
                <text:p>2.26330464999421</text:p>
              </table:table-cell>
              <table:table-cell office:value-type="float" office:value="2.09709314917732">
                <text:p>2.09709314917732</text:p>
              </table:table-cell>
              <table:table-cell office:value-type="float" office:value="2.29326192934759">
                <text:p>2.2932619293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.88968487501938">
                <text:p>1.88968487501938</text:p>
              </table:table-cell>
              <table:table-cell office:value-type="float" office:value="1.62991706089735">
                <text:p>1.62991706089735</text:p>
              </table:table-cell>
              <table:table-cell office:value-type="float" office:value="1.9232450307085">
                <text:p>1.9232450307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.39134947505625">
                <text:p>1.39134947505625</text:p>
              </table:table-cell>
              <table:table-cell office:value-type="float" office:value="1.07854876552017">
                <text:p>1.07854876552017</text:p>
              </table:table-cell>
              <table:table-cell office:value-type="float" office:value="1.39909948307231">
                <text:p>1.39909948307231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882302650085194">
                <text:p>0.882302650085194</text:p>
              </table:table-cell>
              <table:table-cell office:value-type="float" office:value="0.570668764538519">
                <text:p>0.570668764538519</text:p>
              </table:table-cell>
              <table:table-cell office:value-type="float" office:value="0.859345597563588">
                <text:p>0.859345597563588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235711767248">
                <text:p>0.204235711767248</text:p>
              </table:table-cell>
              <table:table-cell office:value-type="float" office:value="0.425212856691016">
                <text:p>0.42521285669101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17121964999717">
                <text:p>0.17121964999717</text:p>
              </table:table-cell>
              <table:table-cell office:value-type="float" office:value="0.013403765009497">
                <text:p>0.013403765009497</text:p>
              </table:table-cell>
              <table:table-cell office:value-type="float" office:value="0.156519483788719">
                <text:p>0.15651948378871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341171750272906">
                <text:p>0.0341171750272906</text:p>
              </table:table-cell>
              <table:table-cell office:value-type="float" office:value="-0.0352954452786353">
                <text:p>-0.0352954452786353</text:p>
              </table:table-cell>
              <table:table-cell office:value-type="float" office:value="0.0403877934374389">
                <text:p>0.040387793437438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0160531528123868">
                <text:p>-0.0160531528123868</text:p>
              </table:table-cell>
              <table:table-cell office:value-type="float" office:value="0.0153104103531437">
                <text:p>0.015310410353143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12550009955703">
                <text:p>0.00012550009955703</text:p>
              </table:table-cell>
              <table:table-cell office:value-type="float" office:value="-0.000000000466601795704277">
                <text:p>-0.000000000466601795704277</text:p>
              </table:table-cell>
              <table:table-cell office:value-type="float" office:value="0.0160411116646721">
                <text:p>0.016041111664672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00627507631634217">
                <text:p>0.00000627507631634217</text:p>
              </table:table-cell>
              <table:table-cell office:value-type="float" office:value="-0.0160394959761321">
                <text:p>-0.0160394959761321</text:p>
              </table:table-cell>
              <table:table-cell office:value-type="float" office:value="0.0152478026982544">
                <text:p>0.015247802698254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340669751301448">
                <text:p>0.0340669751301448</text:p>
              </table:table-cell>
              <table:table-cell office:value-type="float" office:value="-0.0352855939089493">
                <text:p>-0.0352855939089493</text:p>
              </table:table-cell>
              <table:table-cell office:value-type="float" office:value="0.0402718294797911">
                <text:p>0.040271829479791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171200825053575">
                <text:p>0.171200825053575</text:p>
              </table:table-cell>
              <table:table-cell office:value-type="float" office:value="0.0133844072974582">
                <text:p>0.0133844072974582</text:p>
              </table:table-cell>
              <table:table-cell office:value-type="float" office:value="0.15636968309907">
                <text:p>0.15636968309907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168223750092">
                <text:p>0.204168223750092</text:p>
              </table:table-cell>
              <table:table-cell office:value-type="float" office:value="0.425059206033985">
                <text:p>0.425059206033985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882290100075238">
                <text:p>0.882290100075238</text:p>
              </table:table-cell>
              <table:table-cell office:value-type="float" office:value="0.570552977901588">
                <text:p>0.570552977901588</text:p>
              </table:table-cell>
              <table:table-cell office:value-type="float" office:value="0.85922547410629">
                <text:p>0.8592254741062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39131182502638">
                <text:p>1.39131182502638</text:p>
              </table:table-cell>
              <table:table-cell office:value-type="float" office:value="1.07840722723929">
                <text:p>1.07840722723929</text:p>
              </table:table-cell>
              <table:table-cell office:value-type="float" office:value="1.39904998394223">
                <text:p>1.3990499839422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.88969742502934">
                <text:p>1.88969742502934</text:p>
              </table:table-cell>
              <table:table-cell office:value-type="float" office:value="1.62978836336431">
                <text:p>1.62978836336431</text:p>
              </table:table-cell>
              <table:table-cell office:value-type="float" office:value="1.92329185895517">
                <text:p>1.92329185895517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2.26332975001412">
                <text:p>2.26332975001412</text:p>
              </table:table-cell>
              <table:table-cell office:value-type="float" office:value="2.09701727900575">
                <text:p>2.09701727900575</text:p>
              </table:table-cell>
              <table:table-cell office:value-type="float" office:value="2.29340853865025">
                <text:p>2.29340853865025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2.40688292510754">
                <text:p>2.40688292510754</text:p>
              </table:table-cell>
              <table:table-cell office:value-type="float" office:value="2.3723392664565">
                <text:p>2.3723392664565</text:p>
              </table:table-cell>
              <table:table-cell office:value-type="float" office:value="2.41157548441492">
                <text:p>2.41157548441492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2.28283245007617">
                <text:p>2.28283245007617</text:p>
              </table:table-cell>
              <table:table-cell office:value-type="float" office:value="2.41097897866259">
                <text:p>2.41097897866259</text:p>
              </table:table-cell>
              <table:table-cell office:value-type="float" office:value="2.26581243104073">
                <text:p>2.26581243104073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.96777097504196">
                <text:p>1.96777097504196</text:p>
              </table:table-cell>
              <table:table-cell office:value-type="float" office:value="2.24814930992385">
                <text:p>2.24814930992385</text:p>
              </table:table-cell>
              <table:table-cell office:value-type="float" office:value="1.94015470545291">
                <text:p>1.94015470545291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1.61206005000622">
                <text:p>1.61206005000622</text:p>
              </table:table-cell>
              <table:table-cell office:value-type="float" office:value="1.98234276004183">
                <text:p>1.98234276004183</text:p>
              </table:table-cell>
              <table:table-cell office:value-type="float" office:value="1.58321297824299">
                <text:p>1.58321297824299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35956660002591">
                <text:p>1.35956660002591</text:p>
              </table:table-cell>
              <table:table-cell office:value-type="float" office:value="1.73256318137363">
                <text:p>1.73256318137363</text:p>
              </table:table-cell>
              <table:table-cell office:value-type="float" office:value="1.34753527868858">
                <text:p>1.34753527868858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0087025011846">
                <text:p>1.30087025011846</text:p>
              </table:table-cell>
              <table:table-cell office:value-type="float" office:value="1.58892697700722">
                <text:p>1.58892697700722</text:p>
              </table:table-cell>
              <table:table-cell office:value-type="float" office:value="1.32604620994059">
                <text:p>1.32604620994059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8187352476">
                <text:p>1.5788187352476</text:p>
              </table:table-cell>
              <table:table-cell office:value-type="float" office:value="1.51389518100914">
                <text:p>1.513895181009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770472425045">
                <text:p>1.770472425045</text:p>
              </table:table-cell>
              <table:table-cell office:value-type="float" office:value="1.66327888822511">
                <text:p>1.66327888822511</text:p>
              </table:table-cell>
              <table:table-cell office:value-type="float" office:value="1.81310510424385">
                <text:p>1.81310510424385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2.09685400007061">
                <text:p>2.09685400007061</text:p>
              </table:table-cell>
              <table:table-cell office:value-type="float" office:value="1.76407022235358">
                <text:p>1.76407022235358</text:p>
              </table:table-cell>
              <table:table-cell office:value-type="float" office:value="2.07830969282313">
                <text:p>2.07830969282313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2.24058915009437">
                <text:p>2.24058915009437</text:p>
              </table:table-cell>
              <table:table-cell office:value-type="float" office:value="1.80758426839305">
                <text:p>1.80758426839305</text:p>
              </table:table-cell>
              <table:table-cell office:value-type="float" office:value="2.18328073724299">
                <text:p>2.18328073724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5" number:title="Definido por el usuario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minimum="0" chart:maximum="3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5">
      <style:chart-properties chart:symbol-type="named-symbol" chart:symbol-name="x" chart:symbol-width="0.25cm" chart:symbol-height="0.25cm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9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ff00" draw:fill-color="#ffff00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65cm" svg:height="11.477cm" xlink:href=".." xlink:type="simple" chart:class="chart:scatter" chart:style-name="ch1">
        <chart:legend chart:legend-position="bottom" svg:x="2.334cm" svg:y="10.477cm" style:legend-expansion="wide" chart:style-name="ch2"/>
        <chart:plot-area chart:style-name="ch3" table:cell-range-address="Hoja3.B54:Hoja3.B66 Hoja3.A9:Hoja3.A45 Hoja3.B8:Hoja3.B8 Hoja3.D9:Hoja3.D45 Hoja3.H8:Hoja3.H45 Hoja3.P8:Hoja3.P45" chart:data-source-has-labels="both" svg:x="1.306cm" svg:y="0.229cm" svg:width="13.164cm" svg:height="9.255cm">
          <chartooo:coordinate-region svg:x="2.033cm" svg:y="0.428cm" svg:width="12.437cm" svg:height="8.409cm"/>
          <chart:axis chart:dimension="x" chart:name="primary-x" chart:style-name="ch4" chartooo:axis-type="auto">
            <chart:title svg:x="7.407cm" svg:y="9.713cm" chart:style-name="ch5">
              <text:p>Angle</text:p>
            </chart:title>
            <chart:categories table:cell-range-address="Hoja3.B54:Hoja3.B66"/>
          </chart:axis>
          <chart:axis chart:dimension="y" chart:name="primary-y" chart:style-name="ch6">
            <chart:title svg:x="0.451cm" svg:y="5.76cm" chart:style-name="ch7">
              <text:p>E (kcal/mol)</text:p>
            </chart:title>
          </chart:axis>
          <chart:series chart:style-name="ch8" chart:values-cell-range-address="Hoja3.D9:Hoja3.D45" chart:label-cell-address="Hoja3.B8:Hoja3.B8" chart:class="chart:scatter">
            <chart:domain table:cell-range-address="Hoja3.A9:Hoja3.A45"/>
            <chart:data-point chart:repeated="37"/>
          </chart:series>
          <chart:series chart:style-name="ch9" chart:values-cell-range-address="Hoja3.H9:Hoja3.H45" chart:label-cell-address="Hoja3.H8:Hoja3.H8" chart:class="chart:scatter">
            <chart:data-point chart:repeated="37"/>
          </chart:series>
          <chart:series chart:style-name="ch10" chart:values-cell-range-address="Hoja3.P9:Hoja3.P45" chart:label-cell-address="Hoja3.P8:Hoja3.P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HF</text:p>
                <draw:g>
                  <svg:desc>Hoja3.B8:Hoja3.B8</svg:desc>
                </draw:g>
              </table:table-cell>
              <table:table-cell office:value-type="string">
                <text:p>MM En. 3 terms</text:p>
                <draw:g>
                  <svg:desc>Hoja3.H8:Hoja3.H8</svg:desc>
                </draw:g>
              </table:table-cell>
              <table:table-cell office:value-type="string">
                <text:p>MM En. 5 terms</text:p>
                <draw:g>
                  <svg:desc>Hoja3.P8:Hoja3.P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3.B54:Hoja3.B66</svg:desc>
                </draw:g>
              </table:table-cell>
              <table:table-cell office:value-type="float" office:value="0">
                <text:p>0</text:p>
                <draw:g>
                  <svg:desc>Hoja3.A9:Hoja3.A45</svg:desc>
                </draw:g>
              </table:table-cell>
              <table:table-cell office:value-type="float" office:value="2.24062052504792">
                <text:p>2.24062052504792</text:p>
                <draw:g>
                  <svg:desc>Hoja3.D9:Hoja3.D45</svg:desc>
                </draw:g>
              </table:table-cell>
              <table:table-cell office:value-type="float" office:value="1.80758426839305">
                <text:p>1.80758426839305</text:p>
                <draw:g>
                  <svg:desc>Hoja3.H9:Hoja3.H45</svg:desc>
                </draw:g>
              </table:table-cell>
              <table:table-cell office:value-type="float" office:value="2.18328073724299">
                <text:p>2.18328073724299</text:p>
                <draw:g>
                  <svg:desc>Hoja3.P9:Hoja3.P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0968289000507">
                <text:p>2.0968289000507</text:p>
              </table:table-cell>
              <table:table-cell office:value-type="float" office:value="1.76408313324969">
                <text:p>1.76408313324969</text:p>
              </table:table-cell>
              <table:table-cell office:value-type="float" office:value="2.07841073112498">
                <text:p>2.0784107311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77049752506491">
                <text:p>1.77049752506491</text:p>
              </table:table-cell>
              <table:table-cell office:value-type="float" office:value="1.66328727037953">
                <text:p>1.66328727037953</text:p>
              </table:table-cell>
              <table:table-cell office:value-type="float" office:value="1.81326901659016">
                <text:p>1.8132690165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79722968652">
                <text:p>1.57879722968652</text:p>
              </table:table-cell>
              <table:table-cell office:value-type="float" office:value="1.51405946910151">
                <text:p>1.5140594691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.3008953499957">
                <text:p>1.3008953499957</text:p>
              </table:table-cell>
              <table:table-cell office:value-type="float" office:value="1.58885672776856">
                <text:p>1.58885672776856</text:p>
              </table:table-cell>
              <table:table-cell office:value-type="float" office:value="1.32614643049504">
                <text:p>1.3261464304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5964817501929">
                <text:p>1.35964817501929</text:p>
              </table:table-cell>
              <table:table-cell office:value-type="float" office:value="1.73244410404106">
                <text:p>1.73244410404106</text:p>
              </table:table-cell>
              <table:table-cell office:value-type="float" office:value="1.34752758115466">
                <text:p>1.34752758115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.61216672501951">
                <text:p>1.61216672501951</text:p>
              </table:table-cell>
              <table:table-cell office:value-type="float" office:value="1.98219750157729">
                <text:p>1.98219750157729</text:p>
              </table:table-cell>
              <table:table-cell office:value-type="float" office:value="1.58308860043344">
                <text:p>1.5830886004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96767685003863">
                <text:p>1.96767685003863</text:p>
              </table:table-cell>
              <table:table-cell office:value-type="float" office:value="2.24801657575502">
                <text:p>2.24801657575502</text:p>
              </table:table-cell>
              <table:table-cell office:value-type="float" office:value="1.93994162556806">
                <text:p>1.93994162556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.28275715001644">
                <text:p>2.28275715001644</text:p>
              </table:table-cell>
              <table:table-cell office:value-type="float" office:value="2.41089887805425">
                <text:p>2.41089887805425</text:p>
              </table:table-cell>
              <table:table-cell office:value-type="float" office:value="2.26556444324683">
                <text:p>2.2655644432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.40685155001131">
                <text:p>2.40685155001131</text:p>
              </table:table-cell>
              <table:table-cell office:value-type="float" office:value="2.37233711860746">
                <text:p>2.37233711860746</text:p>
              </table:table-cell>
              <table:table-cell office:value-type="float" office:value="2.41135359318529">
                <text:p>2.4113535931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6330464999421">
                <text:p>2.26330464999421</text:p>
              </table:table-cell>
              <table:table-cell office:value-type="float" office:value="2.09709314917732">
                <text:p>2.09709314917732</text:p>
              </table:table-cell>
              <table:table-cell office:value-type="float" office:value="2.29326192934759">
                <text:p>2.29326192934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1.88968487501938">
                <text:p>1.88968487501938</text:p>
              </table:table-cell>
              <table:table-cell office:value-type="float" office:value="1.62991706089735">
                <text:p>1.62991706089735</text:p>
              </table:table-cell>
              <table:table-cell office:value-type="float" office:value="1.9232450307085">
                <text:p>1.9232450307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.39134947505625">
                <text:p>1.39134947505625</text:p>
              </table:table-cell>
              <table:table-cell office:value-type="float" office:value="1.07854876552017">
                <text:p>1.07854876552017</text:p>
              </table:table-cell>
              <table:table-cell office:value-type="float" office:value="1.39909948307231">
                <text:p>1.39909948307231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882302650085194">
                <text:p>0.882302650085194</text:p>
              </table:table-cell>
              <table:table-cell office:value-type="float" office:value="0.570668764538519">
                <text:p>0.570668764538519</text:p>
              </table:table-cell>
              <table:table-cell office:value-type="float" office:value="0.859345597563588">
                <text:p>0.859345597563588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235711767248">
                <text:p>0.204235711767248</text:p>
              </table:table-cell>
              <table:table-cell office:value-type="float" office:value="0.425212856691016">
                <text:p>0.42521285669101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17121964999717">
                <text:p>0.17121964999717</text:p>
              </table:table-cell>
              <table:table-cell office:value-type="float" office:value="0.013403765009497">
                <text:p>0.013403765009497</text:p>
              </table:table-cell>
              <table:table-cell office:value-type="float" office:value="0.156519483788719">
                <text:p>0.156519483788719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341171750272906">
                <text:p>0.0341171750272906</text:p>
              </table:table-cell>
              <table:table-cell office:value-type="float" office:value="-0.0352954452786353">
                <text:p>-0.0352954452786353</text:p>
              </table:table-cell>
              <table:table-cell office:value-type="float" office:value="0.0403877934374389">
                <text:p>0.040387793437438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-0.0160531528123868">
                <text:p>-0.0160531528123868</text:p>
              </table:table-cell>
              <table:table-cell office:value-type="float" office:value="0.0153104103531437">
                <text:p>0.0153104103531437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12550009955703">
                <text:p>0.00012550009955703</text:p>
              </table:table-cell>
              <table:table-cell office:value-type="float" office:value="-0.000000000466601795704277">
                <text:p>-0.000000000466601795704277</text:p>
              </table:table-cell>
              <table:table-cell office:value-type="float" office:value="0.0160411116646721">
                <text:p>0.016041111664672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00627507631634217">
                <text:p>0.00000627507631634217</text:p>
              </table:table-cell>
              <table:table-cell office:value-type="float" office:value="-0.0160394959761321">
                <text:p>-0.0160394959761321</text:p>
              </table:table-cell>
              <table:table-cell office:value-type="float" office:value="0.0152478026982544">
                <text:p>0.0152478026982544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340669751301448">
                <text:p>0.0340669751301448</text:p>
              </table:table-cell>
              <table:table-cell office:value-type="float" office:value="-0.0352855939089493">
                <text:p>-0.0352855939089493</text:p>
              </table:table-cell>
              <table:table-cell office:value-type="float" office:value="0.0402718294797911">
                <text:p>0.040271829479791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171200825053575">
                <text:p>0.171200825053575</text:p>
              </table:table-cell>
              <table:table-cell office:value-type="float" office:value="0.0133844072974582">
                <text:p>0.0133844072974582</text:p>
              </table:table-cell>
              <table:table-cell office:value-type="float" office:value="0.15636968309907">
                <text:p>0.15636968309907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45643095010746">
                <text:p>0.45643095010746</text:p>
              </table:table-cell>
              <table:table-cell office:value-type="float" office:value="0.204168223750092">
                <text:p>0.204168223750092</text:p>
              </table:table-cell>
              <table:table-cell office:value-type="float" office:value="0.425059206033985">
                <text:p>0.425059206033985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882290100075238">
                <text:p>0.882290100075238</text:p>
              </table:table-cell>
              <table:table-cell office:value-type="float" office:value="0.570552977901588">
                <text:p>0.570552977901588</text:p>
              </table:table-cell>
              <table:table-cell office:value-type="float" office:value="0.85922547410629">
                <text:p>0.8592254741062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39131182502638">
                <text:p>1.39131182502638</text:p>
              </table:table-cell>
              <table:table-cell office:value-type="float" office:value="1.07840722723929">
                <text:p>1.07840722723929</text:p>
              </table:table-cell>
              <table:table-cell office:value-type="float" office:value="1.39904998394223">
                <text:p>1.3990499839422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.88969742502934">
                <text:p>1.88969742502934</text:p>
              </table:table-cell>
              <table:table-cell office:value-type="float" office:value="1.62978836336431">
                <text:p>1.62978836336431</text:p>
              </table:table-cell>
              <table:table-cell office:value-type="float" office:value="1.92329185895517">
                <text:p>1.92329185895517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2.26332975001412">
                <text:p>2.26332975001412</text:p>
              </table:table-cell>
              <table:table-cell office:value-type="float" office:value="2.09701727900575">
                <text:p>2.09701727900575</text:p>
              </table:table-cell>
              <table:table-cell office:value-type="float" office:value="2.29340853865025">
                <text:p>2.29340853865025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2.40688292510754">
                <text:p>2.40688292510754</text:p>
              </table:table-cell>
              <table:table-cell office:value-type="float" office:value="2.3723392664565">
                <text:p>2.3723392664565</text:p>
              </table:table-cell>
              <table:table-cell office:value-type="float" office:value="2.41157548441492">
                <text:p>2.41157548441492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2.28283245007617">
                <text:p>2.28283245007617</text:p>
              </table:table-cell>
              <table:table-cell office:value-type="float" office:value="2.41097897866259">
                <text:p>2.41097897866259</text:p>
              </table:table-cell>
              <table:table-cell office:value-type="float" office:value="2.26581243104073">
                <text:p>2.26581243104073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.96777097504196">
                <text:p>1.96777097504196</text:p>
              </table:table-cell>
              <table:table-cell office:value-type="float" office:value="2.24814930992385">
                <text:p>2.24814930992385</text:p>
              </table:table-cell>
              <table:table-cell office:value-type="float" office:value="1.94015470545291">
                <text:p>1.94015470545291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1.61206005000622">
                <text:p>1.61206005000622</text:p>
              </table:table-cell>
              <table:table-cell office:value-type="float" office:value="1.98234276004183">
                <text:p>1.98234276004183</text:p>
              </table:table-cell>
              <table:table-cell office:value-type="float" office:value="1.58321297824299">
                <text:p>1.58321297824299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35956660002591">
                <text:p>1.35956660002591</text:p>
              </table:table-cell>
              <table:table-cell office:value-type="float" office:value="1.73256318137363">
                <text:p>1.73256318137363</text:p>
              </table:table-cell>
              <table:table-cell office:value-type="float" office:value="1.34753527868858">
                <text:p>1.34753527868858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0087025011846">
                <text:p>1.30087025011846</text:p>
              </table:table-cell>
              <table:table-cell office:value-type="float" office:value="1.58892697700722">
                <text:p>1.58892697700722</text:p>
              </table:table-cell>
              <table:table-cell office:value-type="float" office:value="1.32604620994059">
                <text:p>1.32604620994059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457211875084">
                <text:p>1.457211875084</text:p>
              </table:table-cell>
              <table:table-cell office:value-type="float" office:value="1.5788187352476">
                <text:p>1.5788187352476</text:p>
              </table:table-cell>
              <table:table-cell office:value-type="float" office:value="1.51389518100914">
                <text:p>1.513895181009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770472425045">
                <text:p>1.770472425045</text:p>
              </table:table-cell>
              <table:table-cell office:value-type="float" office:value="1.66327888822511">
                <text:p>1.66327888822511</text:p>
              </table:table-cell>
              <table:table-cell office:value-type="float" office:value="1.81310510424385">
                <text:p>1.81310510424385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2.09685400007061">
                <text:p>2.09685400007061</text:p>
              </table:table-cell>
              <table:table-cell office:value-type="float" office:value="1.76407022235358">
                <text:p>1.76407022235358</text:p>
              </table:table-cell>
              <table:table-cell office:value-type="float" office:value="2.07830969282313">
                <text:p>2.07830969282313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2.24058915009437">
                <text:p>2.24058915009437</text:p>
              </table:table-cell>
              <table:table-cell office:value-type="float" office:value="1.80758426839305">
                <text:p>1.80758426839305</text:p>
              </table:table-cell>
              <table:table-cell office:value-type="float" office:value="2.18328073724299">
                <text:p>2.18328073724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Definido por el usuario">
      <number:number number:decimal-places="7" loext:min-decimal-places="7" number:min-integer-digits="1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4">
      <style:chart-properties chart:symbol-type="named-symbol" chart:symbol-name="x" chart:symbol-width="0.25cm" chart:symbol-height="0.25cm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9" style:family="chart" style:data-style-name="N114">
      <style:chart-properties chart:symbol-type="named-symbol" chart:symbol-name="asterisk" chart:symbol-width="0.25cm" chart:symbol-height="0.25cm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0" style:family="chart" style:data-style-name="N114">
      <style:chart-properties chart:symbol-type="named-symbol" chart:symbol-name="plus" chart:symbol-width="0.25cm" chart:symbol-height="0.25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27cm" svg:height="11.673cm" xlink:href=".." xlink:type="simple" chart:class="chart:scatter" chart:style-name="ch1">
        <chart:legend chart:legend-position="bottom" svg:x="2.909cm" svg:y="10.674cm" style:legend-expansion="wide" chart:style-name="ch2"/>
        <chart:plot-area chart:style-name="ch3" table:cell-range-address="Hoja2.D8:Hoja2.D45 Hoja2.A9:Hoja2.A45 Hoja2.B8:Hoja2.B8 Hoja2.I8:Hoja2.I45 Hoja2.Q8:Hoja2.Q45" chart:data-source-has-labels="both" svg:x="1.333cm" svg:y="0.233cm" svg:width="14.472cm" svg:height="9.443cm">
          <chartooo:coordinate-region svg:x="2.06cm" svg:y="0.432cm" svg:width="13.745cm" svg:height="8.597cm"/>
          <chart:axis chart:dimension="x" chart:name="primary-x" chart:style-name="ch4" chartooo:axis-type="auto">
            <chart:title svg:x="8.088cm" svg:y="9.909cm" chart:style-name="ch5">
              <text:p>Angle</text:p>
            </chart:title>
            <chart:categories table:cell-range-address="Hoja2.D8:Hoja2.D8"/>
          </chart:axis>
          <chart:axis chart:dimension="y" chart:name="primary-y" chart:style-name="ch6">
            <chart:title svg:x="0.451cm" svg:y="5.858cm" chart:style-name="ch7">
              <text:p>E (kcal/mol)</text:p>
            </chart:title>
          </chart:axis>
          <chart:series chart:style-name="ch8" chart:values-cell-range-address="Hoja2.D9:Hoja2.D45" chart:label-cell-address="Hoja2.B8:Hoja2.B8" chart:class="chart:scatter">
            <chart:domain table:cell-range-address="Hoja2.A9:Hoja2.A45"/>
            <chart:data-point chart:repeated="37"/>
          </chart:series>
          <chart:series chart:style-name="ch9" chart:values-cell-range-address="Hoja2.I9:Hoja2.I45" chart:label-cell-address="Hoja2.I8:Hoja2.I8" chart:class="chart:scatter">
            <chart:data-point chart:repeated="37"/>
          </chart:series>
          <chart:series chart:style-name="ch10" chart:values-cell-range-address="Hoja2.Q9:Hoja2.Q45" chart:label-cell-address="Hoja2.Q8:Hoja2.Q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nergia DFT</text:p>
                <draw:g>
                  <svg:desc>Hoja2.B8:Hoja2.B8</svg:desc>
                </draw:g>
              </table:table-cell>
              <table:table-cell office:value-type="string">
                <text:p>MM En. 3 terms</text:p>
                <draw:g>
                  <svg:desc>Hoja2.I8:Hoja2.I8</svg:desc>
                </draw:g>
              </table:table-cell>
              <table:table-cell office:value-type="string">
                <text:p>MM En. 5 terms</text:p>
                <draw:g>
                  <svg:desc>Hoja2.Q8:Hoja2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 (Kcal/mol)</text:p>
                <draw:g>
                  <svg:desc>Hoja2.D8:Hoja2.D8</svg:desc>
                </draw:g>
              </table:table-cell>
              <table:table-cell office:value-type="float" office:value="0">
                <text:p>0</text:p>
                <draw:g>
                  <svg:desc>Hoja2.A9:Hoja2.A45</svg:desc>
                </draw:g>
              </table:table-cell>
              <table:table-cell office:value-type="float" office:value="1.57321152507791">
                <text:p>1.57321152507791</text:p>
                <draw:g>
                  <svg:desc>Hoja2.D9:Hoja2.D45</svg:desc>
                </draw:g>
              </table:table-cell>
              <table:table-cell office:value-type="float" office:value="1.2941177290547">
                <text:p>1.2941177290547</text:p>
                <draw:g>
                  <svg:desc>Hoja2.I9:Hoja2.I45</svg:desc>
                </draw:g>
              </table:table-cell>
              <table:table-cell office:value-type="float" office:value="1.539232880614">
                <text:p>1.539232880614</text:p>
                <draw:g>
                  <svg:desc>Hoja2.Q9:Hoja2.Q45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.48149612508689">
                <text:p>1.48149612508689</text:p>
              </table:table-cell>
              <table:table-cell office:value-type="float" office:value="1.28009088186866">
                <text:p>1.28009088186866</text:p>
              </table:table-cell>
              <table:table-cell office:value-type="float" office:value="1.48500347764666">
                <text:p>1.4850034776466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1.34764410012735">
                <text:p>1.34764410012735</text:p>
              </table:table-cell>
              <table:table-cell office:value-type="float" office:value="1.26729509615994">
                <text:p>1.26729509615994</text:p>
              </table:table-cell>
              <table:table-cell office:value-type="float" office:value="1.3646437190087">
                <text:p>1.364643719008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.27777197498631">
                <text:p>1.27777197498631</text:p>
              </table:table-cell>
              <table:table-cell office:value-type="float" office:value="1.32672845819199">
                <text:p>1.32672845819199</text:p>
              </table:table-cell>
              <table:table-cell office:value-type="float" office:value="1.28377988359443">
                <text:p>1.2837798835944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.3631119750562">
                <text:p>1.3631119750562</text:p>
              </table:table-cell>
              <table:table-cell office:value-type="float" office:value="1.52889623083883">
                <text:p>1.52889623083883</text:p>
              </table:table-cell>
              <table:table-cell office:value-type="float" office:value="1.35699599460685">
                <text:p>1.3569959946068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.64573170003678">
                <text:p>1.64573170003678</text:p>
              </table:table-cell>
              <table:table-cell office:value-type="float" office:value="1.89708091370196">
                <text:p>1.89708091370196</text:p>
              </table:table-cell>
              <table:table-cell office:value-type="float" office:value="1.6461479450965">
                <text:p>1.646147945096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.10727050005858">
                <text:p>2.10727050005858</text:p>
              </table:table-cell>
              <table:table-cell office:value-type="float" office:value="2.37967641839758">
                <text:p>2.37967641839758</text:p>
              </table:table-cell>
              <table:table-cell office:value-type="float" office:value="2.12042548428185">
                <text:p>2.1204254842818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.65136947501389">
                <text:p>2.65136947501389</text:p>
              </table:table-cell>
              <table:table-cell office:value-type="float" office:value="2.85663201237197">
                <text:p>2.85663201237197</text:p>
              </table:table-cell>
              <table:table-cell office:value-type="float" office:value="2.65748422468899">
                <text:p>2.6574842246889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3.10887972512148">
                <text:p>3.10887972512148</text:p>
              </table:table-cell>
              <table:table-cell office:value-type="float" office:value="3.17922175641155">
                <text:p>3.17922175641155</text:p>
              </table:table-cell>
              <table:table-cell office:value-type="float" office:value="3.08624805396182">
                <text:p>3.0862480539618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3.28227052498619">
                <text:p>3.28227052498619</text:p>
              </table:table-cell>
              <table:table-cell office:value-type="float" office:value="3.22662021548342">
                <text:p>3.22662021548342</text:p>
              </table:table-cell>
              <table:table-cell office:value-type="float" office:value="3.25298976564754">
                <text:p>3.2529897656475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.07413505002444">
                <text:p>3.07413505002444</text:p>
              </table:table-cell>
              <table:table-cell office:value-type="float" office:value="2.95450443115724">
                <text:p>2.95450443115724</text:p>
              </table:table-cell>
              <table:table-cell office:value-type="float" office:value="3.08176540972355">
                <text:p>3.08176540972355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.56806257498738">
                <text:p>2.56806257498738</text:p>
              </table:table-cell>
              <table:table-cell office:value-type="float" office:value="2.41402834233767">
                <text:p>2.41402834233767</text:p>
              </table:table-cell>
              <table:table-cell office:value-type="float" office:value="2.60298124400471">
                <text:p>2.60298124400471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.9162971500856">
                <text:p>1.9162971500856</text:p>
              </table:table-cell>
              <table:table-cell office:value-type="float" office:value="1.73263894932809">
                <text:p>1.73263894932809</text:p>
              </table:table-cell>
              <table:table-cell office:value-type="float" office:value="1.93844423690743">
                <text:p>1.93844423690743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1.25932347504715">
                <text:p>1.25932347504715</text:p>
              </table:table-cell>
              <table:table-cell office:value-type="float" office:value="1.06527221083805">
                <text:p>1.06527221083805</text:p>
              </table:table-cell>
              <table:table-cell office:value-type="float" office:value="1.2508556413521">
                <text:p>1.2508556413521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707041900021181">
                <text:p>0.707041900021181</text:p>
              </table:table-cell>
              <table:table-cell office:value-type="float" office:value="0.537589113013585">
                <text:p>0.537589113013585</text:p>
              </table:table-cell>
              <table:table-cell office:value-type="float" office:value="0.681267989433831">
                <text:p>0.681267989433831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323319375021924">
                <text:p>0.323319375021924</text:p>
              </table:table-cell>
              <table:table-cell office:value-type="float" office:value="0.20603745587045">
                <text:p>0.20603745587045</text:p>
              </table:table-cell>
              <table:table-cell office:value-type="float" office:value="0.302442326446644">
                <text:p>0.302442326446644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109963100056234">
                <text:p>0.109963100056234</text:p>
              </table:table-cell>
              <table:table-cell office:value-type="float" office:value="0.0512629334692908">
                <text:p>0.0512629334692908</text:p>
              </table:table-cell>
              <table:table-cell office:value-type="float" office:value="0.107489341323241">
                <text:p>0.107489341323241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210526250788234">
                <text:p>0.0210526250788234</text:p>
              </table:table-cell>
              <table:table-cell office:value-type="float" office:value="0.00565718778688061">
                <text:p>0.00565718778688061</text:p>
              </table:table-cell>
              <table:table-cell office:value-type="float" office:value="0.0359010023695779">
                <text:p>0.0359010023695779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159492613713352">
                <text:p>0.00000000159492613713352</text:p>
              </table:table-cell>
              <table:table-cell office:value-type="float" office:value="0.021349888786291">
                <text:p>0.02134988878629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211404750058364">
                <text:p>0.0211404750058364</text:p>
              </table:table-cell>
              <table:table-cell office:value-type="float" office:value="0.00561829117920309">
                <text:p>0.00561829117920309</text:p>
              </table:table-cell>
              <table:table-cell office:value-type="float" office:value="0.0358306546652513">
                <text:p>0.035830654665251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10997565006619">
                <text:p>0.10997565006619</text:p>
              </table:table-cell>
              <table:table-cell office:value-type="float" office:value="0.0511918469946607">
                <text:p>0.0511918469946607</text:p>
              </table:table-cell>
              <table:table-cell office:value-type="float" office:value="0.107383213628901">
                <text:p>0.107383213628901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323275450058418">
                <text:p>0.323275450058418</text:p>
              </table:table-cell>
              <table:table-cell office:value-type="float" office:value="0.205945232398836">
                <text:p>0.205945232398836</text:p>
              </table:table-cell>
              <table:table-cell office:value-type="float" office:value="0.302354312346535">
                <text:p>0.302354312346535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707048175097498">
                <text:p>0.707048175097498</text:p>
              </table:table-cell>
              <table:table-cell office:value-type="float" office:value="0.537487459589845">
                <text:p>0.537487459589845</text:p>
              </table:table-cell>
              <table:table-cell office:value-type="float" office:value="0.681247485421813">
                <text:p>0.681247485421813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1.25927955008365">
                <text:p>1.25927955008365</text:p>
              </table:table-cell>
              <table:table-cell office:value-type="float" office:value="1.06517005083451">
                <text:p>1.06517005083451</text:p>
              </table:table-cell>
              <table:table-cell office:value-type="float" office:value="1.25092550217">
                <text:p>1.25092550217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.91634735012542">
                <text:p>1.91634735012542</text:p>
              </table:table-cell>
              <table:table-cell office:value-type="float" office:value="1.73254065451267">
                <text:p>1.73254065451267</text:p>
              </table:table-cell>
              <table:table-cell office:value-type="float" office:value="1.93858998427803">
                <text:p>1.9385899842780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.56797472506037">
                <text:p>2.56797472506037</text:p>
              </table:table-cell>
              <table:table-cell office:value-type="float" office:value="2.41393424018875">
                <text:p>2.41393424018875</text:p>
              </table:table-cell>
              <table:table-cell office:value-type="float" office:value="2.60315598267276">
                <text:p>2.60315598267276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3.07406602504102">
                <text:p>3.07406602504102</text:p>
              </table:table-cell>
              <table:table-cell office:value-type="float" office:value="2.95441312372194">
                <text:p>2.95441312372194</text:p>
              </table:table-cell>
              <table:table-cell office:value-type="float" office:value="3.08190804022956">
                <text:p>3.08190804022956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3.28220150000277">
                <text:p>3.28220150000277</text:p>
              </table:table-cell>
              <table:table-cell office:value-type="float" office:value="3.22653141883302">
                <text:p>3.22653141883302</text:p>
              </table:table-cell>
              <table:table-cell office:value-type="float" office:value="3.25304845704153">
                <text:p>3.25304845704153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3.10885462510157">
                <text:p>3.10885462510157</text:p>
              </table:table-cell>
              <table:table-cell office:value-type="float" office:value="3.17913816858734">
                <text:p>3.17913816858734</text:p>
              </table:table-cell>
              <table:table-cell office:value-type="float" office:value="3.08619901436158">
                <text:p>3.08619901436158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2.65139457503381">
                <text:p>2.65139457503381</text:p>
              </table:table-cell>
              <table:table-cell office:value-type="float" office:value="2.85655923140662">
                <text:p>2.85655923140662</text:p>
              </table:table-cell>
              <table:table-cell office:value-type="float" office:value="2.65733832136404">
                <text:p>2.65733832136404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2.10725167511498">
                <text:p>2.10725167511498</text:p>
              </table:table-cell>
              <table:table-cell office:value-type="float" office:value="2.37962091290295">
                <text:p>2.37962091290295</text:p>
              </table:table-cell>
              <table:table-cell office:value-type="float" office:value="2.12022093197048">
                <text:p>2.12022093197048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1.6457819000766">
                <text:p>1.6457819000766</text:p>
              </table:table-cell>
              <table:table-cell office:value-type="float" office:value="1.89704702934429">
                <text:p>1.89704702934429</text:p>
              </table:table-cell>
              <table:table-cell office:value-type="float" office:value="1.64593342581232">
                <text:p>1.64593342581232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1.36308060010265">
                <text:p>1.36308060010265</text:p>
              </table:table-cell>
              <table:table-cell office:value-type="float" office:value="1.52888372948925">
                <text:p>1.52888372948925</text:p>
              </table:table-cell>
              <table:table-cell office:value-type="float" office:value="1.35681239057526">
                <text:p>1.35681239057526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1.27775942511903">
                <text:p>1.27775942511903</text:p>
              </table:table-cell>
              <table:table-cell office:value-type="float" office:value="1.3267318850132">
                <text:p>1.3267318850132</text:p>
              </table:table-cell>
              <table:table-cell office:value-type="float" office:value="1.2836486617614">
                <text:p>1.2836486617614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1.34765037506099">
                <text:p>1.34765037506099</text:p>
              </table:table-cell>
              <table:table-cell office:value-type="float" office:value="1.26730544214838">
                <text:p>1.26730544214838</text:p>
              </table:table-cell>
              <table:table-cell office:value-type="float" office:value="1.36456616140104">
                <text:p>1.36456616140104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1.48152750004044">
                <text:p>1.48152750004044</text:p>
              </table:table-cell>
              <table:table-cell office:value-type="float" office:value="1.28009893972328">
                <text:p>1.28009893972328</text:p>
              </table:table-cell>
              <table:table-cell office:value-type="float" office:value="1.48496939183325">
                <text:p>1.48496939183325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1.54632942501166">
                <text:p>1.54632942501166</text:p>
              </table:table-cell>
              <table:table-cell office:value-type="float" office:value="1.2941177290547">
                <text:p>1.2941177290547</text:p>
              </table:table-cell>
              <table:table-cell office:value-type="float" office:value="1.539232880614">
                <text:p>1.539232880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